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5.494cm" table:align="margins"/>
    </style:style>
    <style:style style:name="Tabela2.A" style:family="table-column">
      <style:table-column-properties style:column-width="5.165cm" style:rel-column-width="21845*"/>
    </style:style>
    <style:style style:name="Tabela2.B" style:family="table-column">
      <style:table-column-properties style:column-width="10.329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="1pt solid #000001" style:writing-mode="lr-tb"/>
    </style:style>
    <style:style style:name="Tabela3.C5" style:family="table-cell">
      <style:table-cell-properties fo:padding="0.176cm" fo:border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="1pt solid #000001" style:writing-mode="lr-tb"/>
    </style:style>
    <style:style style:name="Tabela3.C11" style:family="table-cell">
      <style:table-cell-properties fo:padding="0.176cm" fo:border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="1pt solid #000001" style:writing-mode="lr-tb"/>
    </style:style>
    <style:style style:name="Tabela4.C9" style:family="table-cell">
      <style:table-cell-properties fo:padding="0.176cm" fo:border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B11" style:family="table-cell">
      <style:table-cell-properties fo:padding="0.176cm" fo:border="1pt solid #000001" style:writing-mode="lr-tb"/>
    </style:style>
    <style:style style:name="Tabela4.C11" style:family="table-cell">
      <style:table-cell-properties fo:padding="0.176cm" fo:border="1pt solid #000001" style:writing-mode="lr-tb"/>
    </style:style>
    <style:style style:name="Tabela4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3" style:family="table-cell">
      <style:table-cell-properties fo:padding="0.176cm" fo:border="1pt solid #000001" style:writing-mode="lr-tb"/>
    </style:style>
    <style:style style:name="Tabela4.C13" style:family="table-cell">
      <style:table-cell-properties fo:padding="0.176cm" fo:border="1pt solid #000001" style:writing-mode="lr-tb"/>
    </style:style>
    <style:style style:name="Tabela4.14" style:family="table-row">
      <style:table-row-properties fo:keep-together="auto"/>
    </style:style>
    <style:style style:name="Tabela4.B14" style:family="table-cell">
      <style:table-cell-properties fo:padding="0.176cm" fo:border="1pt solid #000001" style:writing-mode="lr-tb"/>
    </style:style>
    <style:style style:name="Tabela4.C14" style:family="table-cell">
      <style:table-cell-properties fo:padding="0.176cm" fo:border="1pt solid #000001" style:writing-mode="lr-tb"/>
    </style:style>
    <style:style style:name="Tabela4.B15" style:family="table-cell">
      <style:table-cell-properties fo:padding="0.176cm" fo:border="1pt solid #000001" style:writing-mode="lr-tb"/>
    </style:style>
    <style:style style:name="Tabela5" style:family="table">
      <style:table-properties style:width="16.828cm" fo:margin-left="-0.206cm" fo:margin-top="0cm" fo:margin-bottom="0cm" table:align="left" style:writing-mode="lr-tb"/>
    </style:style>
    <style:style style:name="Tabela5.A" style:family="table-column">
      <style:table-column-properties style:column-width="4.154cm"/>
    </style:style>
    <style:style style:name="Tabela5.B" style:family="table-column">
      <style:table-column-properties style:column-width="1.402cm"/>
    </style:style>
    <style:style style:name="Tabela5.C" style:family="table-column">
      <style:table-column-properties style:column-width="11.271cm"/>
    </style:style>
    <style:style style:name="Tabela5.1" style:family="table-row">
      <style:table-row-properties style:min-row-height="0.741cm" fo:keep-together="auto"/>
    </style:style>
    <style:style style:name="Tabela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5.B2" style:family="table-cell">
      <style:table-cell-properties fo:padding="0.176cm" fo:border="1pt solid #000001" style:writing-mode="lr-tb"/>
    </style:style>
    <style:style style:name="Tabela5.C2" style:family="table-cell">
      <style:table-cell-properties fo:padding="0.176cm" fo:border="1pt solid #000001" style:writing-mode="lr-tb"/>
    </style:style>
    <style:style style:name="Tabela5.3" style:family="table-row">
      <style:table-row-properties fo:keep-together="auto"/>
    </style:style>
    <style:style style:name="Tabela5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4" style:family="table-row">
      <style:table-row-properties style:min-row-height="0.953cm" fo:keep-together="auto"/>
    </style:style>
    <style:style style:name="Tabela5.B4" style:family="table-cell">
      <style:table-cell-properties fo:padding="0.176cm" fo:border="1pt solid #000001" style:writing-mode="lr-tb"/>
    </style:style>
    <style:style style:name="Tabela5.B5" style:family="table-cell">
      <style:table-cell-properties fo:padding="0.176cm" fo:border="1pt solid #000001" style:writing-mode="lr-tb"/>
    </style:style>
    <style:style style:name="Tabela5.C5" style:family="table-cell">
      <style:table-cell-properties fo:padding="0.176cm" fo:border="1pt solid #000001" style:writing-mode="lr-tb"/>
    </style:style>
    <style:style style:name="Tabela5.B6" style:family="table-cell">
      <style:table-cell-properties fo:padding="0.176cm" fo:border="1pt solid #000001" style:writing-mode="lr-tb"/>
    </style:style>
    <style:style style:name="Tabela5.C6" style:family="table-cell">
      <style:table-cell-properties fo:padding="0.176cm" fo:border="1pt solid #000001" style:writing-mode="lr-tb"/>
    </style:style>
    <style:style style:name="Tabela5.B7" style:family="table-cell">
      <style:table-cell-properties fo:padding="0.176cm" fo:border="1pt solid #000001" style:writing-mode="lr-tb"/>
    </style:style>
    <style:style style:name="Tabela5.C7" style:family="table-cell">
      <style:table-cell-properties fo:padding="0.176cm" fo:border="1pt solid #000001" style:writing-mode="lr-tb"/>
    </style:style>
    <style:style style:name="Tabela5.B8" style:family="table-cell">
      <style:table-cell-properties fo:padding="0.176cm" fo:border="1pt solid #000001" style:writing-mode="lr-tb"/>
    </style:style>
    <style:style style:name="Tabela5.C8" style:family="table-cell">
      <style:table-cell-properties fo:padding="0.176cm" fo:border="1pt solid #000001" style:writing-mode="lr-tb"/>
    </style:style>
    <style:style style:name="Tabela5.B9" style:family="table-cell">
      <style:table-cell-properties fo:padding="0.176cm" fo:border="1pt solid #000001" style:writing-mode="lr-tb"/>
    </style:style>
    <style:style style:name="Tabela5.C9" style:family="table-cell">
      <style:table-cell-properties fo:padding="0.176cm" fo:border="1pt solid #000001" style:writing-mode="lr-tb"/>
    </style:style>
    <style:style style:name="Tabela5.B10" style:family="table-cell">
      <style:table-cell-properties fo:padding="0.176cm" fo:border="1pt solid #000001" style:writing-mode="lr-tb"/>
    </style:style>
    <style:style style:name="Tabela5.C10" style:family="table-cell">
      <style:table-cell-properties fo:padding="0.176cm" fo:border="1pt solid #000001" style:writing-mode="lr-tb"/>
    </style:style>
    <style:style style:name="Tabela5.B11" style:family="table-cell">
      <style:table-cell-properties fo:padding="0.176cm" fo:border="1pt solid #000001" style:writing-mode="lr-tb"/>
    </style:style>
    <style:style style:name="Tabela5.C11" style:family="table-cell">
      <style:table-cell-properties fo:padding="0.176cm" fo:border="1pt solid #000001" style:writing-mode="lr-tb"/>
    </style:style>
    <style:style style:name="Tabela5.12" style:family="table-row">
      <style:table-row-properties fo:keep-together="auto"/>
    </style:style>
    <style:style style:name="Tabela5.B12" style:family="table-cell">
      <style:table-cell-properties fo:padding="0.176cm" fo:border="1pt solid #000001" style:writing-mode="lr-tb"/>
    </style:style>
    <style:style style:name="Tabela5.C12" style:family="table-cell">
      <style:table-cell-properties fo:padding="0.176cm" fo:border="1pt solid #000001" style:writing-mode="lr-tb"/>
    </style:style>
    <style:style style:name="Tabela5.B13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1" style:family="table-cell">
      <style:table-cell-properties fo:padding="0.176cm" fo:border="1pt solid #000001" style:writing-mode="lr-tb"/>
    </style:style>
    <style:style style:name="Tabela6.C11" style:family="table-cell">
      <style:table-cell-properties fo:padding="0.176cm" fo:border="1pt solid #000001" style:writing-mode="lr-tb"/>
    </style:style>
    <style:style style:name="Tabela6.12" style:family="table-row">
      <style:table-row-properties fo:keep-together="auto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="1pt solid #000001" style:writing-mode="lr-tb"/>
    </style:style>
    <style:style style:name="Tabela7.C11" style:family="table-cell">
      <style:table-cell-properties fo:padding="0.176cm" fo:border="1pt solid #000001" style:writing-mode="lr-tb"/>
    </style:style>
    <style:style style:name="Tabela7.B12" style:family="table-cell">
      <style:table-cell-properties fo:padding="0.176cm" fo:border="1pt solid #000001" style:writing-mode="lr-tb"/>
    </style:style>
    <style:style style:name="Tabela7.C12" style:family="table-cell">
      <style:table-cell-properties fo:padding="0.176cm" fo:border="1pt solid #000001" style:writing-mode="lr-tb"/>
    </style:style>
    <style:style style:name="Tabela7.13" style:family="table-row">
      <style:table-row-properties fo:keep-together="auto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B14" style:family="table-cell">
      <style:table-cell-properties fo:padding="0.176cm" fo:border="1pt solid #000001" style:writing-mode="lr-tb"/>
    </style:style>
    <style:style style:name="Tabela8" style:family="table">
      <style:table-properties style:width="16.828cm" fo:margin-left="-0.206cm" fo:margin-top="0cm" fo:margin-bottom="0cm" table:align="left" style:writing-mode="lr-tb"/>
    </style:style>
    <style:style style:name="Tabela8.A" style:family="table-column">
      <style:table-column-properties style:column-width="4.154cm"/>
    </style:style>
    <style:style style:name="Tabela8.B" style:family="table-column">
      <style:table-column-properties style:column-width="1.402cm"/>
    </style:style>
    <style:style style:name="Tabela8.C" style:family="table-column">
      <style:table-column-properties style:column-width="11.271cm"/>
    </style:style>
    <style:style style:name="Tabela8.1" style:family="table-row">
      <style:table-row-properties style:min-row-height="0.741cm" fo:keep-together="auto"/>
    </style:style>
    <style:style style:name="Tabela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8.B2" style:family="table-cell">
      <style:table-cell-properties fo:padding="0.176cm" fo:border="1pt solid #000001" style:writing-mode="lr-tb"/>
    </style:style>
    <style:style style:name="Tabela8.C2" style:family="table-cell">
      <style:table-cell-properties fo:padding="0.176cm" fo:border="1pt solid #000001" style:writing-mode="lr-tb"/>
    </style:style>
    <style:style style:name="Tabela8.3" style:family="table-row">
      <style:table-row-properties fo:keep-together="auto"/>
    </style:style>
    <style:style style:name="Tabela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4" style:family="table-row">
      <style:table-row-properties style:min-row-height="0.953cm" fo:keep-together="auto"/>
    </style:style>
    <style:style style:name="Tabela8.B4" style:family="table-cell">
      <style:table-cell-properties fo:padding="0.176cm" fo:border="1pt solid #000001" style:writing-mode="lr-tb"/>
    </style:style>
    <style:style style:name="Tabela8.B5" style:family="table-cell">
      <style:table-cell-properties fo:padding="0.176cm" fo:border="1pt solid #000001" style:writing-mode="lr-tb"/>
    </style:style>
    <style:style style:name="Tabela8.C5" style:family="table-cell">
      <style:table-cell-properties fo:padding="0.176cm" fo:border="1pt solid #000001" style:writing-mode="lr-tb"/>
    </style:style>
    <style:style style:name="Tabela8.A6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8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B7" style:family="table-cell">
      <style:table-cell-properties fo:padding="0.176cm" fo:border="1pt solid #000001" style:writing-mode="lr-tb"/>
    </style:style>
    <style:style style:name="Tabela8.C7" style:family="table-cell">
      <style:table-cell-properties fo:padding="0.176cm" fo:border="1pt solid #000001" style:writing-mode="lr-tb"/>
    </style:style>
    <style:style style:name="Tabela8.B8" style:family="table-cell">
      <style:table-cell-properties fo:padding="0.176cm" fo:border="1pt solid #000001" style:writing-mode="lr-tb"/>
    </style:style>
    <style:style style:name="Tabela8.C8" style:family="table-cell">
      <style:table-cell-properties fo:padding="0.176cm" fo:border="1pt solid #000001" style:writing-mode="lr-tb"/>
    </style:style>
    <style:style style:name="Tabela8.B9" style:family="table-cell">
      <style:table-cell-properties fo:padding="0.176cm" fo:border="1pt solid #000001" style:writing-mode="lr-tb"/>
    </style:style>
    <style:style style:name="Tabela8.C9" style:family="table-cell">
      <style:table-cell-properties fo:padding="0.176cm" fo:border="1pt solid #000001" style:writing-mode="lr-tb"/>
    </style:style>
    <style:style style:name="Tabela8.B10" style:family="table-cell">
      <style:table-cell-properties fo:padding="0.176cm" fo:border="1pt solid #000001" style:writing-mode="lr-tb"/>
    </style:style>
    <style:style style:name="Tabela8.C10" style:family="table-cell">
      <style:table-cell-properties fo:padding="0.176cm" fo:border="1pt solid #000001" style:writing-mode="lr-tb"/>
    </style:style>
    <style:style style:name="Tabela8.B11" style:family="table-cell">
      <style:table-cell-properties fo:padding="0.176cm" fo:border="1pt solid #000001" style:writing-mode="lr-tb"/>
    </style:style>
    <style:style style:name="Tabela8.C11" style:family="table-cell">
      <style:table-cell-properties fo:padding="0.176cm" fo:border="1pt solid #000001" style:writing-mode="lr-tb"/>
    </style:style>
    <style:style style:name="Tabela8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B13" style:family="table-cell">
      <style:table-cell-properties fo:padding="0.176cm" fo:border="1pt solid #000001" style:writing-mode="lr-tb"/>
    </style:style>
    <style:style style:name="Tabela8.C13" style:family="table-cell">
      <style:table-cell-properties fo:padding="0.176cm" fo:border="1pt solid #000001" style:writing-mode="lr-tb"/>
    </style:style>
    <style:style style:name="Tabela8.14" style:family="table-row">
      <style:table-row-properties fo:keep-together="auto"/>
    </style:style>
    <style:style style:name="Tabela8.B14" style:family="table-cell">
      <style:table-cell-properties fo:padding="0.176cm" fo:border="1pt solid #000001" style:writing-mode="lr-tb"/>
    </style:style>
    <style:style style:name="Tabela8.C14" style:family="table-cell">
      <style:table-cell-properties fo:padding="0.176cm" fo:border="1pt solid #000001" style:writing-mode="lr-tb"/>
    </style:style>
    <style:style style:name="Tabela8.B15" style:family="table-cell">
      <style:table-cell-properties fo:padding="0.176cm" fo:border="1pt solid #000001" style:writing-mode="lr-tb"/>
    </style:style>
    <style:style style:name="Tabela9" style:family="table">
      <style:table-properties style:width="16.828cm" fo:margin-left="-0.206cm" fo:margin-top="0cm" fo:margin-bottom="0cm" table:align="left" style:writing-mode="lr-tb"/>
    </style:style>
    <style:style style:name="Tabela9.A" style:family="table-column">
      <style:table-column-properties style:column-width="4.154cm"/>
    </style:style>
    <style:style style:name="Tabela9.B" style:family="table-column">
      <style:table-column-properties style:column-width="1.402cm"/>
    </style:style>
    <style:style style:name="Tabela9.C" style:family="table-column">
      <style:table-column-properties style:column-width="11.271cm"/>
    </style:style>
    <style:style style:name="Tabela9.1" style:family="table-row">
      <style:table-row-properties style:min-row-height="0.741cm" fo:keep-together="auto"/>
    </style:style>
    <style:style style:name="Tabela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9.B2" style:family="table-cell">
      <style:table-cell-properties fo:padding="0.176cm" fo:border="1pt solid #000001" style:writing-mode="lr-tb"/>
    </style:style>
    <style:style style:name="Tabela9.C2" style:family="table-cell">
      <style:table-cell-properties fo:padding="0.176cm" fo:border="1pt solid #000001" style:writing-mode="lr-tb"/>
    </style:style>
    <style:style style:name="Tabela9.3" style:family="table-row">
      <style:table-row-properties fo:keep-together="auto"/>
    </style:style>
    <style:style style:name="Tabela9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9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9.4" style:family="table-row">
      <style:table-row-properties style:min-row-height="0.953cm" fo:keep-together="auto"/>
    </style:style>
    <style:style style:name="Tabela9.B4" style:family="table-cell">
      <style:table-cell-properties fo:padding="0.176cm" fo:border="1pt solid #000001" style:writing-mode="lr-tb"/>
    </style:style>
    <style:style style:name="Tabela9.B5" style:family="table-cell">
      <style:table-cell-properties fo:padding="0.176cm" fo:border="1pt solid #000001" style:writing-mode="lr-tb"/>
    </style:style>
    <style:style style:name="Tabela9.C5" style:family="table-cell">
      <style:table-cell-properties fo:padding="0.176cm" fo:border="1pt solid #000001" style:writing-mode="lr-tb"/>
    </style:style>
    <style:style style:name="Tabela9.B6" style:family="table-cell">
      <style:table-cell-properties fo:padding="0.176cm" fo:border="1pt solid #000001" style:writing-mode="lr-tb"/>
    </style:style>
    <style:style style:name="Tabela9.C6" style:family="table-cell">
      <style:table-cell-properties fo:padding="0.176cm" fo:border="1pt solid #000001" style:writing-mode="lr-tb"/>
    </style:style>
    <style:style style:name="Tabela9.B7" style:family="table-cell">
      <style:table-cell-properties fo:padding="0.176cm" fo:border="1pt solid #000001" style:writing-mode="lr-tb"/>
    </style:style>
    <style:style style:name="Tabela9.C7" style:family="table-cell">
      <style:table-cell-properties fo:padding="0.176cm" fo:border="1pt solid #000001" style:writing-mode="lr-tb"/>
    </style:style>
    <style:style style:name="Tabela9.B8" style:family="table-cell">
      <style:table-cell-properties fo:padding="0.176cm" fo:border="1pt solid #000001" style:writing-mode="lr-tb"/>
    </style:style>
    <style:style style:name="Tabela9.C8" style:family="table-cell">
      <style:table-cell-properties fo:padding="0.176cm" fo:border="1pt solid #000001" style:writing-mode="lr-tb"/>
    </style:style>
    <style:style style:name="Tabela9.B9" style:family="table-cell">
      <style:table-cell-properties fo:padding="0.176cm" fo:border="1pt solid #000001" style:writing-mode="lr-tb"/>
    </style:style>
    <style:style style:name="Tabela9.C9" style:family="table-cell">
      <style:table-cell-properties fo:padding="0.176cm" fo:border="1pt solid #000001" style:writing-mode="lr-tb"/>
    </style:style>
    <style:style style:name="Tabela9.B10" style:family="table-cell">
      <style:table-cell-properties fo:padding="0.176cm" fo:border="1pt solid #000001" style:writing-mode="lr-tb"/>
    </style:style>
    <style:style style:name="Tabela9.C10" style:family="table-cell">
      <style:table-cell-properties fo:padding="0.176cm" fo:border="1pt solid #000001" style:writing-mode="lr-tb"/>
    </style:style>
    <style:style style:name="Tabela9.B11" style:family="table-cell">
      <style:table-cell-properties fo:padding="0.176cm" fo:border="1pt solid #000001" style:writing-mode="lr-tb"/>
    </style:style>
    <style:style style:name="Tabela9.C11" style:family="table-cell">
      <style:table-cell-properties fo:padding="0.176cm" fo:border="1pt solid #000001" style:writing-mode="lr-tb"/>
    </style:style>
    <style:style style:name="Tabela9.12" style:family="table-row">
      <style:table-row-properties fo:keep-together="auto"/>
    </style:style>
    <style:style style:name="Tabela9.B12" style:family="table-cell">
      <style:table-cell-properties fo:padding="0.176cm" fo:border="1pt solid #000001" style:writing-mode="lr-tb"/>
    </style:style>
    <style:style style:name="Tabela9.C12" style:family="table-cell">
      <style:table-cell-properties fo:padding="0.176cm" fo:border="1pt solid #000001" style:writing-mode="lr-tb"/>
    </style:style>
    <style:style style:name="Tabela9.B13" style:family="table-cell">
      <style:table-cell-properties fo:padding="0.176cm" fo:border="1pt solid #000001" style:writing-mode="lr-tb"/>
    </style:style>
    <style:style style:name="Tabela10" style:family="table">
      <style:table-properties style:width="16.828cm" fo:margin-left="-0.206cm" fo:margin-top="0cm" fo:margin-bottom="0cm" table:align="left" style:writing-mode="lr-tb"/>
    </style:style>
    <style:style style:name="Tabela10.A" style:family="table-column">
      <style:table-column-properties style:column-width="4.154cm"/>
    </style:style>
    <style:style style:name="Tabela10.B" style:family="table-column">
      <style:table-column-properties style:column-width="1.402cm"/>
    </style:style>
    <style:style style:name="Tabela10.C" style:family="table-column">
      <style:table-column-properties style:column-width="11.271cm"/>
    </style:style>
    <style:style style:name="Tabela10.1" style:family="table-row">
      <style:table-row-properties style:min-row-height="0.741cm" fo:keep-together="auto"/>
    </style:style>
    <style:style style:name="Tabela1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0.B2" style:family="table-cell">
      <style:table-cell-properties fo:padding="0.176cm" fo:border="1pt solid #000001" style:writing-mode="lr-tb"/>
    </style:style>
    <style:style style:name="Tabela10.C2" style:family="table-cell">
      <style:table-cell-properties fo:padding="0.176cm" fo:border="1pt solid #000001" style:writing-mode="lr-tb"/>
    </style:style>
    <style:style style:name="Tabela10.3" style:family="table-row">
      <style:table-row-properties fo:keep-together="auto"/>
    </style:style>
    <style:style style:name="Tabela1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4" style:family="table-row">
      <style:table-row-properties style:min-row-height="0.953cm" fo:keep-together="auto"/>
    </style:style>
    <style:style style:name="Tabela10.B4" style:family="table-cell">
      <style:table-cell-properties fo:padding="0.176cm" fo:border="1pt solid #000001" style:writing-mode="lr-tb"/>
    </style:style>
    <style:style style:name="Tabela10.B5" style:family="table-cell">
      <style:table-cell-properties fo:padding="0.176cm" fo:border="1pt solid #000001" style:writing-mode="lr-tb"/>
    </style:style>
    <style:style style:name="Tabela10.C5" style:family="table-cell">
      <style:table-cell-properties fo:padding="0.176cm" fo:border="1pt solid #000001" style:writing-mode="lr-tb"/>
    </style:style>
    <style:style style:name="Tabela10.B6" style:family="table-cell">
      <style:table-cell-properties fo:padding="0.176cm" fo:border="1pt solid #000001" style:writing-mode="lr-tb"/>
    </style:style>
    <style:style style:name="Tabela10.C6" style:family="table-cell">
      <style:table-cell-properties fo:padding="0.176cm" fo:border="1pt solid #000001" style:writing-mode="lr-tb"/>
    </style:style>
    <style:style style:name="Tabela10.B7" style:family="table-cell">
      <style:table-cell-properties fo:padding="0.176cm" fo:border="1pt solid #000001" style:writing-mode="lr-tb"/>
    </style:style>
    <style:style style:name="Tabela10.C7" style:family="table-cell">
      <style:table-cell-properties fo:padding="0.176cm" fo:border="1pt solid #000001" style:writing-mode="lr-tb"/>
    </style:style>
    <style:style style:name="Tabela10.B8" style:family="table-cell">
      <style:table-cell-properties fo:padding="0.176cm" fo:border="1pt solid #000001" style:writing-mode="lr-tb"/>
    </style:style>
    <style:style style:name="Tabela10.C8" style:family="table-cell">
      <style:table-cell-properties fo:padding="0.176cm" fo:border="1pt solid #000001" style:writing-mode="lr-tb"/>
    </style:style>
    <style:style style:name="Tabela10.B9" style:family="table-cell">
      <style:table-cell-properties fo:padding="0.176cm" fo:border="1pt solid #000001" style:writing-mode="lr-tb"/>
    </style:style>
    <style:style style:name="Tabela10.C9" style:family="table-cell">
      <style:table-cell-properties fo:padding="0.176cm" fo:border="1pt solid #000001" style:writing-mode="lr-tb"/>
    </style:style>
    <style:style style:name="Tabela10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B11" style:family="table-cell">
      <style:table-cell-properties fo:padding="0.176cm" fo:border="1pt solid #000001" style:writing-mode="lr-tb"/>
    </style:style>
    <style:style style:name="Tabela10.C11" style:family="table-cell">
      <style:table-cell-properties fo:padding="0.176cm" fo:border="1pt solid #000001" style:writing-mode="lr-tb"/>
    </style:style>
    <style:style style:name="Tabela10.12" style:family="table-row">
      <style:table-row-properties fo:keep-together="auto"/>
    </style:style>
    <style:style style:name="Tabela10.B12" style:family="table-cell">
      <style:table-cell-properties fo:padding="0.176cm" fo:border="1pt solid #000001" style:writing-mode="lr-tb"/>
    </style:style>
    <style:style style:name="Tabela10.C12" style:family="table-cell">
      <style:table-cell-properties fo:padding="0.176cm" fo:border="1pt solid #000001" style:writing-mode="lr-tb"/>
    </style:style>
    <style:style style:name="Tabela10.B13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="1pt solid #000001" style:writing-mode="lr-tb"/>
    </style:style>
    <style:style style:name="Table4.C10" style:family="table-cell">
      <style:table-cell-properties fo:padding="0.176cm" fo:border="1pt solid #000001" style:writing-mode="lr-tb"/>
    </style:style>
    <style:style style:name="Table4.B11" style:family="table-cell">
      <style:table-cell-properties fo:padding="0.176cm" fo:border="1pt solid #000001" style:writing-mode="lr-tb"/>
    </style:style>
    <style:style style:name="Table4.C11" style:family="table-cell">
      <style:table-cell-properties fo:padding="0.176cm" fo:border="1pt solid #000001" style:writing-mode="lr-tb"/>
    </style:style>
    <style:style style:name="Table4.12" style:family="table-row">
      <style:table-row-properties fo:keep-together="auto"/>
    </style:style>
    <style:style style:name="Table4.B12" style:family="table-cell">
      <style:table-cell-properties fo:padding="0.176cm" fo:border="1pt solid #000001" style:writing-mode="lr-tb"/>
    </style:style>
    <style:style style:name="Table4.C12" style:family="table-cell">
      <style:table-cell-properties fo:padding="0.176cm" fo:border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ela11" style:family="table">
      <style:table-properties style:width="16.828cm" fo:margin-left="-0.206cm" fo:margin-top="0cm" fo:margin-bottom="0cm" table:align="left" style:writing-mode="lr-tb"/>
    </style:style>
    <style:style style:name="Tabela11.A" style:family="table-column">
      <style:table-column-properties style:column-width="4.154cm"/>
    </style:style>
    <style:style style:name="Tabela11.B" style:family="table-column">
      <style:table-column-properties style:column-width="1.402cm"/>
    </style:style>
    <style:style style:name="Tabela11.C" style:family="table-column">
      <style:table-column-properties style:column-width="11.271cm"/>
    </style:style>
    <style:style style:name="Tabela11.1" style:family="table-row">
      <style:table-row-properties style:min-row-height="0.741cm" fo:keep-together="auto"/>
    </style:style>
    <style:style style:name="Tabela1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1.B2" style:family="table-cell">
      <style:table-cell-properties fo:padding="0.176cm" fo:border="1pt solid #000001" style:writing-mode="lr-tb"/>
    </style:style>
    <style:style style:name="Tabela11.C2" style:family="table-cell">
      <style:table-cell-properties fo:padding="0.176cm" fo:border="1pt solid #000001" style:writing-mode="lr-tb"/>
    </style:style>
    <style:style style:name="Tabela11.3" style:family="table-row">
      <style:table-row-properties fo:keep-together="auto"/>
    </style:style>
    <style:style style:name="Tabela11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4" style:family="table-row">
      <style:table-row-properties style:min-row-height="0.953cm" fo:keep-together="auto"/>
    </style:style>
    <style:style style:name="Tabela11.B4" style:family="table-cell">
      <style:table-cell-properties fo:padding="0.176cm" fo:border="1pt solid #000001" style:writing-mode="lr-tb"/>
    </style:style>
    <style:style style:name="Tabela11.B5" style:family="table-cell">
      <style:table-cell-properties fo:padding="0.176cm" fo:border="1pt solid #000001" style:writing-mode="lr-tb"/>
    </style:style>
    <style:style style:name="Tabela11.C5" style:family="table-cell">
      <style:table-cell-properties fo:padding="0.176cm" fo:border="1pt solid #000001" style:writing-mode="lr-tb"/>
    </style:style>
    <style:style style:name="Tabela11.B6" style:family="table-cell">
      <style:table-cell-properties fo:padding="0.176cm" fo:border="1pt solid #000001" style:writing-mode="lr-tb"/>
    </style:style>
    <style:style style:name="Tabela11.C6" style:family="table-cell">
      <style:table-cell-properties fo:padding="0.176cm" fo:border="1pt solid #000001" style:writing-mode="lr-tb"/>
    </style:style>
    <style:style style:name="Tabela11.B7" style:family="table-cell">
      <style:table-cell-properties fo:padding="0.176cm" fo:border="1pt solid #000001" style:writing-mode="lr-tb"/>
    </style:style>
    <style:style style:name="Tabela11.C7" style:family="table-cell">
      <style:table-cell-properties fo:padding="0.176cm" fo:border="1pt solid #000001" style:writing-mode="lr-tb"/>
    </style:style>
    <style:style style:name="Tabela11.B8" style:family="table-cell">
      <style:table-cell-properties fo:padding="0.176cm" fo:border="1pt solid #000001" style:writing-mode="lr-tb"/>
    </style:style>
    <style:style style:name="Tabela11.C8" style:family="table-cell">
      <style:table-cell-properties fo:padding="0.176cm" fo:border="1pt solid #000001" style:writing-mode="lr-tb"/>
    </style:style>
    <style:style style:name="Tabela11.B9" style:family="table-cell">
      <style:table-cell-properties fo:padding="0.176cm" fo:border="1pt solid #000001" style:writing-mode="lr-tb"/>
    </style:style>
    <style:style style:name="Tabela11.C9" style:family="table-cell">
      <style:table-cell-properties fo:padding="0.176cm" fo:border="1pt solid #000001" style:writing-mode="lr-tb"/>
    </style:style>
    <style:style style:name="Tabela11.B10" style:family="table-cell">
      <style:table-cell-properties fo:padding="0.176cm" fo:border="1pt solid #000001" style:writing-mode="lr-tb"/>
    </style:style>
    <style:style style:name="Tabela11.C10" style:family="table-cell">
      <style:table-cell-properties fo:padding="0.176cm" fo:border="1pt solid #000001" style:writing-mode="lr-tb"/>
    </style:style>
    <style:style style:name="Tabela11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B12" style:family="table-cell">
      <style:table-cell-properties fo:padding="0.176cm" fo:border="1pt solid #000001" style:writing-mode="lr-tb"/>
    </style:style>
    <style:style style:name="Tabela11.C12" style:family="table-cell">
      <style:table-cell-properties fo:padding="0.176cm" fo:border="1pt solid #000001" style:writing-mode="lr-tb"/>
    </style:style>
    <style:style style:name="Tabela11.13" style:family="table-row">
      <style:table-row-properties fo:keep-together="auto"/>
    </style:style>
    <style:style style:name="Tabela11.B13" style:family="table-cell">
      <style:table-cell-properties fo:padding="0.176cm" fo:border="1pt solid #000001" style:writing-mode="lr-tb"/>
    </style:style>
    <style:style style:name="Tabela11.C13" style:family="table-cell">
      <style:table-cell-properties fo:padding="0.176cm" fo:border="1pt solid #000001" style:writing-mode="lr-tb"/>
    </style:style>
    <style:style style:name="Tabela11.B14" style:family="table-cell">
      <style:table-cell-properties fo:padding="0.176cm" fo:border="1pt solid #000001" style:writing-mode="lr-tb"/>
    </style:style>
    <style:style style:name="Tabela12" style:family="table">
      <style:table-properties style:width="16.828cm" fo:margin-left="-0.206cm" fo:margin-top="0cm" fo:margin-bottom="0cm" table:align="left" style:writing-mode="lr-tb"/>
    </style:style>
    <style:style style:name="Tabela12.A" style:family="table-column">
      <style:table-column-properties style:column-width="4.154cm"/>
    </style:style>
    <style:style style:name="Tabela12.B" style:family="table-column">
      <style:table-column-properties style:column-width="1.402cm"/>
    </style:style>
    <style:style style:name="Tabela12.C" style:family="table-column">
      <style:table-column-properties style:column-width="11.271cm"/>
    </style:style>
    <style:style style:name="Tabela12.1" style:family="table-row">
      <style:table-row-properties style:min-row-height="0.741cm" fo:keep-together="auto"/>
    </style:style>
    <style:style style:name="Tabela1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2.B2" style:family="table-cell">
      <style:table-cell-properties fo:padding="0.176cm" fo:border="1pt solid #000001" style:writing-mode="lr-tb"/>
    </style:style>
    <style:style style:name="Tabela12.C2" style:family="table-cell">
      <style:table-cell-properties fo:padding="0.176cm" fo:border="1pt solid #000001" style:writing-mode="lr-tb"/>
    </style:style>
    <style:style style:name="Tabela12.3" style:family="table-row">
      <style:table-row-properties fo:keep-together="auto"/>
    </style:style>
    <style:style style:name="Tabela1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2.4" style:family="table-row">
      <style:table-row-properties style:min-row-height="0.953cm" fo:keep-together="auto"/>
    </style:style>
    <style:style style:name="Tabela12.B4" style:family="table-cell">
      <style:table-cell-properties fo:padding="0.176cm" fo:border="1pt solid #000001" style:writing-mode="lr-tb"/>
    </style:style>
    <style:style style:name="Tabela12.B5" style:family="table-cell">
      <style:table-cell-properties fo:padding="0.176cm" fo:border="1pt solid #000001" style:writing-mode="lr-tb"/>
    </style:style>
    <style:style style:name="Tabela12.C5" style:family="table-cell">
      <style:table-cell-properties fo:padding="0.176cm" fo:border="1pt solid #000001" style:writing-mode="lr-tb"/>
    </style:style>
    <style:style style:name="Tabela12.B6" style:family="table-cell">
      <style:table-cell-properties fo:padding="0.176cm" fo:border="1pt solid #000001" style:writing-mode="lr-tb"/>
    </style:style>
    <style:style style:name="Tabela12.C6" style:family="table-cell">
      <style:table-cell-properties fo:padding="0.176cm" fo:border="1pt solid #000001" style:writing-mode="lr-tb"/>
    </style:style>
    <style:style style:name="Tabela12.B7" style:family="table-cell">
      <style:table-cell-properties fo:padding="0.176cm" fo:border="1pt solid #000001" style:writing-mode="lr-tb"/>
    </style:style>
    <style:style style:name="Tabela12.C7" style:family="table-cell">
      <style:table-cell-properties fo:padding="0.176cm" fo:border="1pt solid #000001" style:writing-mode="lr-tb"/>
    </style:style>
    <style:style style:name="Tabela12.B8" style:family="table-cell">
      <style:table-cell-properties fo:padding="0.176cm" fo:border="1pt solid #000001" style:writing-mode="lr-tb"/>
    </style:style>
    <style:style style:name="Tabela12.C8" style:family="table-cell">
      <style:table-cell-properties fo:padding="0.176cm" fo:border="1pt solid #000001" style:writing-mode="lr-tb"/>
    </style:style>
    <style:style style:name="Tabela12.B9" style:family="table-cell">
      <style:table-cell-properties fo:padding="0.176cm" fo:border="1pt solid #000001" style:writing-mode="lr-tb"/>
    </style:style>
    <style:style style:name="Tabela12.C9" style:family="table-cell">
      <style:table-cell-properties fo:padding="0.176cm" fo:border="1pt solid #000001" style:writing-mode="lr-tb"/>
    </style:style>
    <style:style style:name="Tabela12.B10" style:family="table-cell">
      <style:table-cell-properties fo:padding="0.176cm" fo:border="1pt solid #000001" style:writing-mode="lr-tb"/>
    </style:style>
    <style:style style:name="Tabela12.C10" style:family="table-cell">
      <style:table-cell-properties fo:padding="0.176cm" fo:border="1pt solid #000001" style:writing-mode="lr-tb"/>
    </style:style>
    <style:style style:name="Tabela12.B11" style:family="table-cell">
      <style:table-cell-properties fo:padding="0.176cm" fo:border="1pt solid #000001" style:writing-mode="lr-tb"/>
    </style:style>
    <style:style style:name="Tabela12.C11" style:family="table-cell">
      <style:table-cell-properties fo:padding="0.176cm" fo:border="1pt solid #000001" style:writing-mode="lr-tb"/>
    </style:style>
    <style:style style:name="Tabela12.12" style:family="table-row">
      <style:table-row-properties fo:keep-together="auto"/>
    </style:style>
    <style:style style:name="Tabela12.B12" style:family="table-cell">
      <style:table-cell-properties fo:padding="0.176cm" fo:border="1pt solid #000001" style:writing-mode="lr-tb"/>
    </style:style>
    <style:style style:name="Tabela12.C12" style:family="table-cell">
      <style:table-cell-properties fo:padding="0.176cm" fo:border="1pt solid #000001" style:writing-mode="lr-tb"/>
    </style:style>
    <style:style style:name="Tabela12.B13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10" style:family="table-row">
      <style:table-row-properties fo:keep-together="auto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3" style:family="table-row">
      <style:table-row-properties style:min-row-height="0.953cm" fo:keep-together="auto"/>
    </style:style>
    <style:style style:name="Tabela14.B3" style:family="table-cell">
      <style:table-cell-properties fo:padding="0.176cm" fo:border="1pt solid #000001" style:writing-mode="lr-tb"/>
    </style:style>
    <style:style style:name="Tabela14.B4" style:family="table-cell">
      <style:table-cell-properties fo:padding="0.176cm" fo:border="1pt solid #000001" style:writing-mode="lr-tb"/>
    </style:style>
    <style:style style:name="Tabela14.C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A7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9" style:family="table-cell">
      <style:table-cell-properties fo:padding="0.176cm" fo:border="1pt solid #000001" style:writing-mode="lr-tb"/>
    </style:style>
    <style:style style:name="Tabela14.C9" style:family="table-cell">
      <style:table-cell-properties fo:padding="0.176cm" fo:border="1pt solid #000001" style:writing-mode="lr-tb"/>
    </style:style>
    <style:style style:name="Tabela14.10" style:family="table-row">
      <style:table-row-properties fo:keep-together="auto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B11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4" style:family="table-cell">
      <style:table-cell-properties fo:padding="0.176cm" fo:border="1pt solid #000001" style:writing-mode="lr-tb"/>
    </style:style>
    <style:style style:name="Tabela15.C14" style:family="table-cell">
      <style:table-cell-properties fo:padding="0.176cm" fo:border="1pt solid #000001" style:writing-mode="lr-tb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16" style:family="table-row">
      <style:table-row-properties fo:keep-together="auto"/>
    </style:style>
    <style:style style:name="Tabela15.B16" style:family="table-cell">
      <style:table-cell-properties fo:padding="0.176cm" fo:border="1pt solid #000001" style:writing-mode="lr-tb"/>
    </style:style>
    <style:style style:name="Tabela15.C16" style:family="table-cell">
      <style:table-cell-properties fo:padding="0.176cm" fo:border="1pt solid #000001" style:writing-mode="lr-tb"/>
    </style:style>
    <style:style style:name="Tabela15.B17" style:family="table-cell">
      <style:table-cell-properties fo:padding="0.176cm" fo:border="1pt solid #000001" style:writing-mode="lr-tb"/>
    </style:style>
    <style:style style:name="Tabela16" style:family="table">
      <style:table-properties style:width="16.828cm" fo:margin-left="-0.206cm" fo:margin-top="0cm" fo:margin-bottom="0cm" table:align="left" style:writing-mode="lr-tb"/>
    </style:style>
    <style:style style:name="Tabela16.A" style:family="table-column">
      <style:table-column-properties style:column-width="4.154cm"/>
    </style:style>
    <style:style style:name="Tabela16.B" style:family="table-column">
      <style:table-column-properties style:column-width="1.402cm"/>
    </style:style>
    <style:style style:name="Tabela16.C" style:family="table-column">
      <style:table-column-properties style:column-width="11.271cm"/>
    </style:style>
    <style:style style:name="Tabela16.1" style:family="table-row">
      <style:table-row-properties style:min-row-height="0.741cm" fo:keep-together="auto"/>
    </style:style>
    <style:style style:name="Tabela1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6.B2" style:family="table-cell">
      <style:table-cell-properties fo:padding="0.176cm" fo:border="1pt solid #000001" style:writing-mode="lr-tb"/>
    </style:style>
    <style:style style:name="Tabela16.C2" style:family="table-cell">
      <style:table-cell-properties fo:padding="0.176cm" fo:border="1pt solid #000001" style:writing-mode="lr-tb"/>
    </style:style>
    <style:style style:name="Tabela16.3" style:family="table-row">
      <style:table-row-properties fo:keep-together="auto"/>
    </style:style>
    <style:style style:name="Tabela1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4" style:family="table-row">
      <style:table-row-properties style:min-row-height="0.953cm" fo:keep-together="auto"/>
    </style:style>
    <style:style style:name="Tabela16.B4" style:family="table-cell">
      <style:table-cell-properties fo:padding="0.176cm" fo:border="1pt solid #000001" style:writing-mode="lr-tb"/>
    </style:style>
    <style:style style:name="Tabela16.B5" style:family="table-cell">
      <style:table-cell-properties fo:padding="0.176cm" fo:border="1pt solid #000001" style:writing-mode="lr-tb"/>
    </style:style>
    <style:style style:name="Tabela16.C5" style:family="table-cell">
      <style:table-cell-properties fo:padding="0.176cm" fo:border="1pt solid #000001" style:writing-mode="lr-tb"/>
    </style:style>
    <style:style style:name="Tabela16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B7" style:family="table-cell">
      <style:table-cell-properties fo:padding="0.176cm" fo:border="1pt solid #000001" style:writing-mode="lr-tb"/>
    </style:style>
    <style:style style:name="Tabela16.C7" style:family="table-cell">
      <style:table-cell-properties fo:padding="0.176cm" fo:border="1pt solid #000001" style:writing-mode="lr-tb"/>
    </style:style>
    <style:style style:name="Tabela16.B8" style:family="table-cell">
      <style:table-cell-properties fo:padding="0.176cm" fo:border="1pt solid #000001" style:writing-mode="lr-tb"/>
    </style:style>
    <style:style style:name="Tabela16.C8" style:family="table-cell">
      <style:table-cell-properties fo:padding="0.176cm" fo:border="1pt solid #000001" style:writing-mode="lr-tb"/>
    </style:style>
    <style:style style:name="Tabela16.B9" style:family="table-cell">
      <style:table-cell-properties fo:padding="0.176cm" fo:border="1pt solid #000001" style:writing-mode="lr-tb"/>
    </style:style>
    <style:style style:name="Tabela16.C9" style:family="table-cell">
      <style:table-cell-properties fo:padding="0.176cm" fo:border="1pt solid #000001" style:writing-mode="lr-tb"/>
    </style:style>
    <style:style style:name="Tabela16.B10" style:family="table-cell">
      <style:table-cell-properties fo:padding="0.176cm" fo:border="1pt solid #000001" style:writing-mode="lr-tb"/>
    </style:style>
    <style:style style:name="Tabela16.C10" style:family="table-cell">
      <style:table-cell-properties fo:padding="0.176cm" fo:border="1pt solid #000001" style:writing-mode="lr-tb"/>
    </style:style>
    <style:style style:name="Tabela16.B11" style:family="table-cell">
      <style:table-cell-properties fo:padding="0.176cm" fo:border="1pt solid #000001" style:writing-mode="lr-tb"/>
    </style:style>
    <style:style style:name="Tabela16.C11" style:family="table-cell">
      <style:table-cell-properties fo:padding="0.176cm" fo:border="1pt solid #000001" style:writing-mode="lr-tb"/>
    </style:style>
    <style:style style:name="Tabela16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B14" style:family="table-cell">
      <style:table-cell-properties fo:padding="0.176cm" fo:border="1pt solid #000001" style:writing-mode="lr-tb"/>
    </style:style>
    <style:style style:name="Tabela16.C14" style:family="table-cell">
      <style:table-cell-properties fo:padding="0.176cm" fo:border="1pt solid #000001" style:writing-mode="lr-tb"/>
    </style:style>
    <style:style style:name="Tabela16.15" style:family="table-row">
      <style:table-row-properties fo:keep-together="auto"/>
    </style:style>
    <style:style style:name="Tabela16.B15" style:family="table-cell">
      <style:table-cell-properties fo:padding="0.176cm" fo:border="1pt solid #000001" style:writing-mode="lr-tb"/>
    </style:style>
    <style:style style:name="Tabela16.C15" style:family="table-cell">
      <style:table-cell-properties fo:padding="0.176cm" fo:border="1pt solid #000001" style:writing-mode="lr-tb"/>
    </style:style>
    <style:style style:name="Tabela16.B16" style:family="table-cell">
      <style:table-cell-properties fo:padding="0.176cm" fo:border="1pt solid #000001" style:writing-mode="lr-tb"/>
    </style:style>
    <style:style style:name="Tabela17" style:family="table">
      <style:table-properties style:width="16.828cm" fo:margin-left="-0.206cm" fo:margin-top="0cm" fo:margin-bottom="0cm" table:align="left" style:writing-mode="lr-tb"/>
    </style:style>
    <style:style style:name="Tabela17.A" style:family="table-column">
      <style:table-column-properties style:column-width="4.154cm"/>
    </style:style>
    <style:style style:name="Tabela17.B" style:family="table-column">
      <style:table-column-properties style:column-width="1.402cm"/>
    </style:style>
    <style:style style:name="Tabela17.C" style:family="table-column">
      <style:table-column-properties style:column-width="11.271cm"/>
    </style:style>
    <style:style style:name="Tabela17.1" style:family="table-row">
      <style:table-row-properties style:min-row-height="0.741cm" fo:keep-together="auto"/>
    </style:style>
    <style:style style:name="Tabela1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7.B2" style:family="table-cell">
      <style:table-cell-properties fo:padding="0.176cm" fo:border="1pt solid #000001" style:writing-mode="lr-tb"/>
    </style:style>
    <style:style style:name="Tabela17.C2" style:family="table-cell">
      <style:table-cell-properties fo:padding="0.176cm" fo:border="1pt solid #000001" style:writing-mode="lr-tb"/>
    </style:style>
    <style:style style:name="Tabela17.3" style:family="table-row">
      <style:table-row-properties fo:keep-together="auto"/>
    </style:style>
    <style:style style:name="Tabela1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7.4" style:family="table-row">
      <style:table-row-properties style:min-row-height="0.953cm" fo:keep-together="auto"/>
    </style:style>
    <style:style style:name="Tabela17.B4" style:family="table-cell">
      <style:table-cell-properties fo:padding="0.176cm" fo:border="1pt solid #000001" style:writing-mode="lr-tb"/>
    </style:style>
    <style:style style:name="Tabela17.B5" style:family="table-cell">
      <style:table-cell-properties fo:padding="0.176cm" fo:border="1pt solid #000001" style:writing-mode="lr-tb"/>
    </style:style>
    <style:style style:name="Tabela17.C5" style:family="table-cell">
      <style:table-cell-properties fo:padding="0.176cm" fo:border="1pt solid #000001" style:writing-mode="lr-tb"/>
    </style:style>
    <style:style style:name="Tabela17.B6" style:family="table-cell">
      <style:table-cell-properties fo:padding="0.176cm" fo:border="1pt solid #000001" style:writing-mode="lr-tb"/>
    </style:style>
    <style:style style:name="Tabela17.C6" style:family="table-cell">
      <style:table-cell-properties fo:padding="0.176cm" fo:border="1pt solid #000001" style:writing-mode="lr-tb"/>
    </style:style>
    <style:style style:name="Tabela17.B7" style:family="table-cell">
      <style:table-cell-properties fo:padding="0.176cm" fo:border="1pt solid #000001" style:writing-mode="lr-tb"/>
    </style:style>
    <style:style style:name="Tabela17.C7" style:family="table-cell">
      <style:table-cell-properties fo:padding="0.176cm" fo:border="1pt solid #000001" style:writing-mode="lr-tb"/>
    </style:style>
    <style:style style:name="Tabela17.B8" style:family="table-cell">
      <style:table-cell-properties fo:padding="0.176cm" fo:border="1pt solid #000001" style:writing-mode="lr-tb"/>
    </style:style>
    <style:style style:name="Tabela17.C8" style:family="table-cell">
      <style:table-cell-properties fo:padding="0.176cm" fo:border="1pt solid #000001" style:writing-mode="lr-tb"/>
    </style:style>
    <style:style style:name="Tabela17.B9" style:family="table-cell">
      <style:table-cell-properties fo:padding="0.176cm" fo:border="1pt solid #000001" style:writing-mode="lr-tb"/>
    </style:style>
    <style:style style:name="Tabela17.C9" style:family="table-cell">
      <style:table-cell-properties fo:padding="0.176cm" fo:border="1pt solid #000001" style:writing-mode="lr-tb"/>
    </style:style>
    <style:style style:name="Tabela17.B10" style:family="table-cell">
      <style:table-cell-properties fo:padding="0.176cm" fo:border="1pt solid #000001" style:writing-mode="lr-tb"/>
    </style:style>
    <style:style style:name="Tabela17.C10" style:family="table-cell">
      <style:table-cell-properties fo:padding="0.176cm" fo:border="1pt solid #000001" style:writing-mode="lr-tb"/>
    </style:style>
    <style:style style:name="Tabela1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7.B12" style:family="table-cell">
      <style:table-cell-properties fo:padding="0.176cm" fo:border="1pt solid #000001" style:writing-mode="lr-tb"/>
    </style:style>
    <style:style style:name="Tabela17.C12" style:family="table-cell">
      <style:table-cell-properties fo:padding="0.176cm" fo:border="1pt solid #000001" style:writing-mode="lr-tb"/>
    </style:style>
    <style:style style:name="Tabela17.13" style:family="table-row">
      <style:table-row-properties fo:keep-together="auto"/>
    </style:style>
    <style:style style:name="Tabela17.B13" style:family="table-cell">
      <style:table-cell-properties fo:padding="0.176cm" fo:border="1pt solid #000001" style:writing-mode="lr-tb"/>
    </style:style>
    <style:style style:name="Tabela17.C13" style:family="table-cell">
      <style:table-cell-properties fo:padding="0.176cm" fo:border="1pt solid #000001" style:writing-mode="lr-tb"/>
    </style:style>
    <style:style style:name="Tabela17.B14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10" style:family="table-row">
      <style:table-row-properties style:min-row-height="0.931cm" fo:keep-together="auto"/>
    </style:style>
    <style:style style:name="Tabela1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13" style:family="table-row">
      <style:table-row-properties fo:keep-together="auto"/>
    </style:style>
    <style:style style:name="Tabela18.A13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A14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" style:family="table">
      <style:table-properties style:width="16.789cm" fo:margin-left="-0.157cm" fo:margin-top="0cm" fo:margin-bottom="0cm" table:align="left" style:writing-mode="lr-tb"/>
    </style:style>
    <style:style style:name="Tabela19.A" style:family="table-column">
      <style:table-column-properties style:column-width="4.113cm"/>
    </style:style>
    <style:style style:name="Tabela19.B" style:family="table-column">
      <style:table-column-properties style:column-width="1.395cm"/>
    </style:style>
    <style:style style:name="Tabela19.C" style:family="table-column">
      <style:table-column-properties style:column-width="11.28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9.B2" style:family="table-cell">
      <style:table-cell-properties fo:padding="0.176cm" fo:border="1pt solid #000001" style:writing-mode="lr-tb"/>
    </style:style>
    <style:style style:name="Tabela19.C2" style:family="table-cell">
      <style:table-cell-properties fo:padding="0.176cm" fo:border="1pt solid #000001" style:writing-mode="lr-tb"/>
    </style:style>
    <style:style style:name="Tabela19.3" style:family="table-row">
      <style:table-row-properties style:min-row-height="0.953cm" fo:keep-together="auto"/>
    </style:style>
    <style:style style:name="Tabela19.B3" style:family="table-cell">
      <style:table-cell-properties fo:padding="0.176cm" fo:border="1pt solid #000001" style:writing-mode="lr-tb"/>
    </style:style>
    <style:style style:name="Tabela19.B4" style:family="table-cell">
      <style:table-cell-properties fo:padding="0.176cm" fo:border="1pt solid #000001" style:writing-mode="lr-tb"/>
    </style:style>
    <style:style style:name="Tabela19.C4" style:family="table-cell">
      <style:table-cell-properties fo:padding="0.176cm" fo:border="1pt solid #000001" style:writing-mode="lr-tb"/>
    </style:style>
    <style:style style:name="Tabela19.B5" style:family="table-cell">
      <style:table-cell-properties fo:padding="0.176cm" fo:border="1pt solid #000001" style:writing-mode="lr-tb"/>
    </style:style>
    <style:style style:name="Tabela19.C5" style:family="table-cell">
      <style:table-cell-properties fo:padding="0.176cm" fo:border="1pt solid #000001" style:writing-mode="lr-tb"/>
    </style:style>
    <style:style style:name="Tabela19.B6" style:family="table-cell">
      <style:table-cell-properties fo:padding="0.176cm" fo:border="1pt solid #000001" style:writing-mode="lr-tb"/>
    </style:style>
    <style:style style:name="Tabela19.C6" style:family="table-cell">
      <style:table-cell-properties fo:padding="0.176cm" fo:border="1pt solid #000001" style:writing-mode="lr-tb"/>
    </style:style>
    <style:style style:name="Tabela19.B7" style:family="table-cell">
      <style:table-cell-properties fo:padding="0.176cm" fo:border="1pt solid #000001" style:writing-mode="lr-tb"/>
    </style:style>
    <style:style style:name="Tabela19.C7" style:family="table-cell">
      <style:table-cell-properties fo:padding="0.176cm" fo:border="1pt solid #000001" style:writing-mode="lr-tb"/>
    </style:style>
    <style:style style:name="Tabela19.B8" style:family="table-cell">
      <style:table-cell-properties fo:padding="0.176cm" fo:border="1pt solid #000001" style:writing-mode="lr-tb"/>
    </style:style>
    <style:style style:name="Tabela19.C8" style:family="table-cell">
      <style:table-cell-properties fo:padding="0.176cm" fo:border="1pt solid #000001" style:writing-mode="lr-tb"/>
    </style:style>
    <style:style style:name="Tabela19.B9" style:family="table-cell">
      <style:table-cell-properties fo:padding="0.176cm" fo:border="1pt solid #000001" style:writing-mode="lr-tb"/>
    </style:style>
    <style:style style:name="Tabela19.C9" style:family="table-cell">
      <style:table-cell-properties fo:padding="0.176cm" fo:border="1pt solid #000001" style:writing-mode="lr-tb"/>
    </style:style>
    <style:style style:name="Tabela19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1" style:family="table-cell">
      <style:table-cell-properties fo:padding="0.176cm" fo:border="1pt solid #000001" style:writing-mode="lr-tb"/>
    </style:style>
    <style:style style:name="Tabela19.C11" style:family="table-cell">
      <style:table-cell-properties fo:padding="0.176cm" fo:border="1pt solid #000001" style:writing-mode="lr-tb"/>
    </style:style>
    <style:style style:name="Tabela19.12" style:family="table-row">
      <style:table-row-properties fo:keep-together="auto"/>
    </style:style>
    <style:style style:name="Tabela19.B12" style:family="table-cell">
      <style:table-cell-properties fo:padding="0.176cm" fo:border="1pt solid #000001" style:writing-mode="lr-tb"/>
    </style:style>
    <style:style style:name="Tabela19.C12" style:family="table-cell">
      <style:table-cell-properties fo:padding="0.176cm" fo:border="1pt solid #000001" style:writing-mode="lr-tb"/>
    </style:style>
    <style:style style:name="Tabela19.B13" style:family="table-cell">
      <style:table-cell-properties fo:padding="0.176cm" fo:border="1pt solid #000001" style:writing-mode="lr-tb"/>
    </style:style>
    <style:style style:name="Tabela20" style:family="table">
      <style:table-properties style:width="16.828cm" fo:margin-left="-0.206cm" fo:margin-top="0cm" fo:margin-bottom="0cm" table:align="left" style:writing-mode="lr-tb"/>
    </style:style>
    <style:style style:name="Tabela20.A" style:family="table-column">
      <style:table-column-properties style:column-width="4.154cm"/>
    </style:style>
    <style:style style:name="Tabela20.B" style:family="table-column">
      <style:table-column-properties style:column-width="1.402cm"/>
    </style:style>
    <style:style style:name="Tabela20.C" style:family="table-column">
      <style:table-column-properties style:column-width="11.271cm"/>
    </style:style>
    <style:style style:name="Tabela20.1" style:family="table-row">
      <style:table-row-properties style:min-row-height="0.741cm" fo:keep-together="auto"/>
    </style:style>
    <style:style style:name="Tabela2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0.B2" style:family="table-cell">
      <style:table-cell-properties fo:padding="0.176cm" fo:border="1pt solid #000001" style:writing-mode="lr-tb"/>
    </style:style>
    <style:style style:name="Tabela20.C2" style:family="table-cell">
      <style:table-cell-properties fo:padding="0.176cm" fo:border="1pt solid #000001" style:writing-mode="lr-tb"/>
    </style:style>
    <style:style style:name="Tabela20.3" style:family="table-row">
      <style:table-row-properties fo:keep-together="auto"/>
    </style:style>
    <style:style style:name="Tabela2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0.4" style:family="table-row">
      <style:table-row-properties style:min-row-height="0.953cm" fo:keep-together="auto"/>
    </style:style>
    <style:style style:name="Tabela20.B4" style:family="table-cell">
      <style:table-cell-properties fo:padding="0.176cm" fo:border="1pt solid #000001" style:writing-mode="lr-tb"/>
    </style:style>
    <style:style style:name="Tabela20.B5" style:family="table-cell">
      <style:table-cell-properties fo:padding="0.176cm" fo:border="1pt solid #000001" style:writing-mode="lr-tb"/>
    </style:style>
    <style:style style:name="Tabela20.C5" style:family="table-cell">
      <style:table-cell-properties fo:padding="0.176cm" fo:border="1pt solid #000001" style:writing-mode="lr-tb"/>
    </style:style>
    <style:style style:name="Tabela20.B6" style:family="table-cell">
      <style:table-cell-properties fo:padding="0.176cm" fo:border="1pt solid #000001" style:writing-mode="lr-tb"/>
    </style:style>
    <style:style style:name="Tabela20.C6" style:family="table-cell">
      <style:table-cell-properties fo:padding="0.176cm" fo:border="1pt solid #000001" style:writing-mode="lr-tb"/>
    </style:style>
    <style:style style:name="Tabela20.B7" style:family="table-cell">
      <style:table-cell-properties fo:padding="0.176cm" fo:border="1pt solid #000001" style:writing-mode="lr-tb"/>
    </style:style>
    <style:style style:name="Tabela20.C7" style:family="table-cell">
      <style:table-cell-properties fo:padding="0.176cm" fo:border="1pt solid #000001" style:writing-mode="lr-tb"/>
    </style:style>
    <style:style style:name="Tabela20.B8" style:family="table-cell">
      <style:table-cell-properties fo:padding="0.176cm" fo:border="1pt solid #000001" style:writing-mode="lr-tb"/>
    </style:style>
    <style:style style:name="Tabela20.C8" style:family="table-cell">
      <style:table-cell-properties fo:padding="0.176cm" fo:border="1pt solid #000001" style:writing-mode="lr-tb"/>
    </style:style>
    <style:style style:name="Tabela20.B9" style:family="table-cell">
      <style:table-cell-properties fo:padding="0.176cm" fo:border="1pt solid #000001" style:writing-mode="lr-tb"/>
    </style:style>
    <style:style style:name="Tabela20.C9" style:family="table-cell">
      <style:table-cell-properties fo:padding="0.176cm" fo:border="1pt solid #000001" style:writing-mode="lr-tb"/>
    </style:style>
    <style:style style:name="Tabela20.B10" style:family="table-cell">
      <style:table-cell-properties fo:padding="0.176cm" fo:border="1pt solid #000001" style:writing-mode="lr-tb"/>
    </style:style>
    <style:style style:name="Tabela20.C10" style:family="table-cell">
      <style:table-cell-properties fo:padding="0.176cm" fo:border="1pt solid #000001" style:writing-mode="lr-tb"/>
    </style:style>
    <style:style style:name="Tabela2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0.B12" style:family="table-cell">
      <style:table-cell-properties fo:padding="0.176cm" fo:border="1pt solid #000001" style:writing-mode="lr-tb"/>
    </style:style>
    <style:style style:name="Tabela20.C12" style:family="table-cell">
      <style:table-cell-properties fo:padding="0.176cm" fo:border="1pt solid #000001" style:writing-mode="lr-tb"/>
    </style:style>
    <style:style style:name="Tabela20.13" style:family="table-row">
      <style:table-row-properties fo:keep-together="auto"/>
    </style:style>
    <style:style style:name="Tabela20.B13" style:family="table-cell">
      <style:table-cell-properties fo:padding="0.176cm" fo:border="1pt solid #000001" style:writing-mode="lr-tb"/>
    </style:style>
    <style:style style:name="Tabela20.C13" style:family="table-cell">
      <style:table-cell-properties fo:padding="0.176cm" fo:border="1pt solid #000001" style:writing-mode="lr-tb"/>
    </style:style>
    <style:style style:name="Tabela20.B14" style:family="table-cell">
      <style:table-cell-properties fo:padding="0.176cm" fo:border="1pt solid #000001" style:writing-mode="lr-tb"/>
    </style:style>
    <style:style style:name="Tabela21" style:family="table">
      <style:table-properties style:width="16.828cm" fo:margin-left="-0.206cm" fo:margin-top="0cm" fo:margin-bottom="0cm" table:align="left" style:writing-mode="lr-tb"/>
    </style:style>
    <style:style style:name="Tabela21.A" style:family="table-column">
      <style:table-column-properties style:column-width="4.154cm"/>
    </style:style>
    <style:style style:name="Tabela21.B" style:family="table-column">
      <style:table-column-properties style:column-width="1.402cm"/>
    </style:style>
    <style:style style:name="Tabela21.C" style:family="table-column">
      <style:table-column-properties style:column-width="11.271cm"/>
    </style:style>
    <style:style style:name="Tabela21.1" style:family="table-row">
      <style:table-row-properties style:min-row-height="0.741cm" fo:keep-together="auto"/>
    </style:style>
    <style:style style:name="Tabela2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1.B2" style:family="table-cell">
      <style:table-cell-properties fo:padding="0.176cm" fo:border="1pt solid #000001" style:writing-mode="lr-tb"/>
    </style:style>
    <style:style style:name="Tabela21.C2" style:family="table-cell">
      <style:table-cell-properties fo:padding="0.176cm" fo:border="1pt solid #000001" style:writing-mode="lr-tb"/>
    </style:style>
    <style:style style:name="Tabela21.3" style:family="table-row">
      <style:table-row-properties fo:keep-together="auto"/>
    </style:style>
    <style:style style:name="Tabela21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1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1.4" style:family="table-row">
      <style:table-row-properties style:min-row-height="0.953cm" fo:keep-together="auto"/>
    </style:style>
    <style:style style:name="Tabela21.B4" style:family="table-cell">
      <style:table-cell-properties fo:padding="0.176cm" fo:border="1pt solid #000001" style:writing-mode="lr-tb"/>
    </style:style>
    <style:style style:name="Tabela21.B5" style:family="table-cell">
      <style:table-cell-properties fo:padding="0.176cm" fo:border="1pt solid #000001" style:writing-mode="lr-tb"/>
    </style:style>
    <style:style style:name="Tabela21.C5" style:family="table-cell">
      <style:table-cell-properties fo:padding="0.176cm" fo:border="1pt solid #000001" style:writing-mode="lr-tb"/>
    </style:style>
    <style:style style:name="Tabela21.B6" style:family="table-cell">
      <style:table-cell-properties fo:padding="0.176cm" fo:border="1pt solid #000001" style:writing-mode="lr-tb"/>
    </style:style>
    <style:style style:name="Tabela21.C6" style:family="table-cell">
      <style:table-cell-properties fo:padding="0.176cm" fo:border="1pt solid #000001" style:writing-mode="lr-tb"/>
    </style:style>
    <style:style style:name="Tabela21.B7" style:family="table-cell">
      <style:table-cell-properties fo:padding="0.176cm" fo:border="1pt solid #000001" style:writing-mode="lr-tb"/>
    </style:style>
    <style:style style:name="Tabela21.C7" style:family="table-cell">
      <style:table-cell-properties fo:padding="0.176cm" fo:border="1pt solid #000001" style:writing-mode="lr-tb"/>
    </style:style>
    <style:style style:name="Tabela21.B8" style:family="table-cell">
      <style:table-cell-properties fo:padding="0.176cm" fo:border="1pt solid #000001" style:writing-mode="lr-tb"/>
    </style:style>
    <style:style style:name="Tabela21.C8" style:family="table-cell">
      <style:table-cell-properties fo:padding="0.176cm" fo:border="1pt solid #000001" style:writing-mode="lr-tb"/>
    </style:style>
    <style:style style:name="Tabela21.B9" style:family="table-cell">
      <style:table-cell-properties fo:padding="0.176cm" fo:border="1pt solid #000001" style:writing-mode="lr-tb"/>
    </style:style>
    <style:style style:name="Tabela21.C9" style:family="table-cell">
      <style:table-cell-properties fo:padding="0.176cm" fo:border="1pt solid #000001" style:writing-mode="lr-tb"/>
    </style:style>
    <style:style style:name="Tabela21.B10" style:family="table-cell">
      <style:table-cell-properties fo:padding="0.176cm" fo:border="1pt solid #000001" style:writing-mode="lr-tb"/>
    </style:style>
    <style:style style:name="Tabela21.C10" style:family="table-cell">
      <style:table-cell-properties fo:padding="0.176cm" fo:border="1pt solid #000001" style:writing-mode="lr-tb"/>
    </style:style>
    <style:style style:name="Tabela21.B11" style:family="table-cell">
      <style:table-cell-properties fo:padding="0.176cm" fo:border="1pt solid #000001" style:writing-mode="lr-tb"/>
    </style:style>
    <style:style style:name="Tabela21.C11" style:family="table-cell">
      <style:table-cell-properties fo:padding="0.176cm" fo:border="1pt solid #000001" style:writing-mode="lr-tb"/>
    </style:style>
    <style:style style:name="Tabela21.12" style:family="table-row">
      <style:table-row-properties fo:keep-together="auto"/>
    </style:style>
    <style:style style:name="Tabela21.B12" style:family="table-cell">
      <style:table-cell-properties fo:padding="0.176cm" fo:border="1pt solid #000001" style:writing-mode="lr-tb"/>
    </style:style>
    <style:style style:name="Tabela21.C12" style:family="table-cell">
      <style:table-cell-properties fo:padding="0.176cm" fo:border="1pt solid #000001" style:writing-mode="lr-tb"/>
    </style:style>
    <style:style style:name="Tabela21.B13" style:family="table-cell">
      <style:table-cell-properties fo:padding="0.176cm" fo:border="1pt solid #000001" style:writing-mode="lr-tb"/>
    </style:style>
    <style:style style:name="Tabela22" style:family="table">
      <style:table-properties style:width="16.828cm" fo:margin-left="-0.206cm" fo:margin-top="0cm" fo:margin-bottom="0cm" table:align="left" style:writing-mode="lr-tb"/>
    </style:style>
    <style:style style:name="Tabela22.A" style:family="table-column">
      <style:table-column-properties style:column-width="4.154cm"/>
    </style:style>
    <style:style style:name="Tabela22.B" style:family="table-column">
      <style:table-column-properties style:column-width="1.402cm"/>
    </style:style>
    <style:style style:name="Tabela22.C" style:family="table-column">
      <style:table-column-properties style:column-width="11.271cm"/>
    </style:style>
    <style:style style:name="Tabela22.1" style:family="table-row">
      <style:table-row-properties style:min-row-height="0.741cm" fo:keep-together="auto"/>
    </style:style>
    <style:style style:name="Tabela2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2.B2" style:family="table-cell">
      <style:table-cell-properties fo:padding="0.176cm" fo:border="1pt solid #000001" style:writing-mode="lr-tb"/>
    </style:style>
    <style:style style:name="Tabela22.C2" style:family="table-cell">
      <style:table-cell-properties fo:padding="0.176cm" fo:border="1pt solid #000001" style:writing-mode="lr-tb"/>
    </style:style>
    <style:style style:name="Tabela22.3" style:family="table-row">
      <style:table-row-properties fo:keep-together="auto"/>
    </style:style>
    <style:style style:name="Tabela2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4" style:family="table-row">
      <style:table-row-properties style:min-row-height="0.953cm" fo:keep-together="auto"/>
    </style:style>
    <style:style style:name="Tabela22.B4" style:family="table-cell">
      <style:table-cell-properties fo:padding="0.176cm" fo:border="1pt solid #000001" style:writing-mode="lr-tb"/>
    </style:style>
    <style:style style:name="Tabela22.B5" style:family="table-cell">
      <style:table-cell-properties fo:padding="0.176cm" fo:border="1pt solid #000001" style:writing-mode="lr-tb"/>
    </style:style>
    <style:style style:name="Tabela22.C5" style:family="table-cell">
      <style:table-cell-properties fo:padding="0.176cm" fo:border="1pt solid #000001" style:writing-mode="lr-tb"/>
    </style:style>
    <style:style style:name="Tabela22.B6" style:family="table-cell">
      <style:table-cell-properties fo:padding="0.176cm" fo:border="1pt solid #000001" style:writing-mode="lr-tb"/>
    </style:style>
    <style:style style:name="Tabela22.C6" style:family="table-cell">
      <style:table-cell-properties fo:padding="0.176cm" fo:border="1pt solid #000001" style:writing-mode="lr-tb"/>
    </style:style>
    <style:style style:name="Tabela22.B7" style:family="table-cell">
      <style:table-cell-properties fo:padding="0.176cm" fo:border="1pt solid #000001" style:writing-mode="lr-tb"/>
    </style:style>
    <style:style style:name="Tabela22.C7" style:family="table-cell">
      <style:table-cell-properties fo:padding="0.176cm" fo:border="1pt solid #000001" style:writing-mode="lr-tb"/>
    </style:style>
    <style:style style:name="Tabela22.B8" style:family="table-cell">
      <style:table-cell-properties fo:padding="0.176cm" fo:border="1pt solid #000001" style:writing-mode="lr-tb"/>
    </style:style>
    <style:style style:name="Tabela22.C8" style:family="table-cell">
      <style:table-cell-properties fo:padding="0.176cm" fo:border="1pt solid #000001" style:writing-mode="lr-tb"/>
    </style:style>
    <style:style style:name="Tabela22.B9" style:family="table-cell">
      <style:table-cell-properties fo:padding="0.176cm" fo:border="1pt solid #000001" style:writing-mode="lr-tb"/>
    </style:style>
    <style:style style:name="Tabela22.C9" style:family="table-cell">
      <style:table-cell-properties fo:padding="0.176cm" fo:border="1pt solid #000001" style:writing-mode="lr-tb"/>
    </style:style>
    <style:style style:name="Tabela22.B10" style:family="table-cell">
      <style:table-cell-properties fo:padding="0.176cm" fo:border="1pt solid #000001" style:writing-mode="lr-tb"/>
    </style:style>
    <style:style style:name="Tabela22.C10" style:family="table-cell">
      <style:table-cell-properties fo:padding="0.176cm" fo:border="1pt solid #000001" style:writing-mode="lr-tb"/>
    </style:style>
    <style:style style:name="Tabela2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B12" style:family="table-cell">
      <style:table-cell-properties fo:padding="0.176cm" fo:border="1pt solid #000001" style:writing-mode="lr-tb"/>
    </style:style>
    <style:style style:name="Tabela22.C12" style:family="table-cell">
      <style:table-cell-properties fo:padding="0.176cm" fo:border="1pt solid #000001" style:writing-mode="lr-tb"/>
    </style:style>
    <style:style style:name="Tabela22.13" style:family="table-row">
      <style:table-row-properties fo:keep-together="auto"/>
    </style:style>
    <style:style style:name="Tabela22.B13" style:family="table-cell">
      <style:table-cell-properties fo:padding="0.176cm" fo:border="1pt solid #000001" style:writing-mode="lr-tb"/>
    </style:style>
    <style:style style:name="Tabela22.C13" style:family="table-cell">
      <style:table-cell-properties fo:padding="0.176cm" fo:border="1pt solid #000001" style:writing-mode="lr-tb"/>
    </style:style>
    <style:style style:name="Tabela22.B14" style:family="table-cell">
      <style:table-cell-properties fo:padding="0.176cm" fo:border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="1pt solid #000001" style:writing-mode="lr-tb"/>
    </style:style>
    <style:style style:name="Tabela23.C5" style:family="table-cell">
      <style:table-cell-properties fo:padding="0.176cm" fo:border="1pt solid #000001" style:writing-mode="lr-tb"/>
    </style:style>
    <style:style style:name="Tabela23.B6" style:family="table-cell">
      <style:table-cell-properties fo:padding="0.176cm" fo:border="1pt solid #000001" style:writing-mode="lr-tb"/>
    </style:style>
    <style:style style:name="Tabela23.C6" style:family="table-cell">
      <style:table-cell-properties fo:padding="0.176cm" fo:border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4" style:family="table">
      <style:table-properties style:width="16.828cm" fo:margin-left="-0.206cm" fo:margin-top="0cm" fo:margin-bottom="0cm" table:align="left" style:writing-mode="lr-tb"/>
    </style:style>
    <style:style style:name="Tabela24.A" style:family="table-column">
      <style:table-column-properties style:column-width="4.154cm"/>
    </style:style>
    <style:style style:name="Tabela24.B" style:family="table-column">
      <style:table-column-properties style:column-width="1.402cm"/>
    </style:style>
    <style:style style:name="Tabela24.C" style:family="table-column">
      <style:table-column-properties style:column-width="11.271cm"/>
    </style:style>
    <style:style style:name="Tabela24.1" style:family="table-row">
      <style:table-row-properties style:min-row-height="0.741cm" fo:keep-together="auto"/>
    </style:style>
    <style:style style:name="Tabela2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4.B2" style:family="table-cell">
      <style:table-cell-properties fo:padding="0.176cm" fo:border="1pt solid #000001" style:writing-mode="lr-tb"/>
    </style:style>
    <style:style style:name="Tabela24.C2" style:family="table-cell">
      <style:table-cell-properties fo:padding="0.176cm" fo:border="1pt solid #000001" style:writing-mode="lr-tb"/>
    </style:style>
    <style:style style:name="Tabela24.3" style:family="table-row">
      <style:table-row-properties fo:keep-together="auto"/>
    </style:style>
    <style:style style:name="Tabela2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4.4" style:family="table-row">
      <style:table-row-properties style:min-row-height="0.953cm" fo:keep-together="auto"/>
    </style:style>
    <style:style style:name="Tabela24.B4" style:family="table-cell">
      <style:table-cell-properties fo:padding="0.176cm" fo:border="1pt solid #000001" style:writing-mode="lr-tb"/>
    </style:style>
    <style:style style:name="Tabela24.B5" style:family="table-cell">
      <style:table-cell-properties fo:padding="0.176cm" fo:border="1pt solid #000001" style:writing-mode="lr-tb"/>
    </style:style>
    <style:style style:name="Tabela24.C5" style:family="table-cell">
      <style:table-cell-properties fo:padding="0.176cm" fo:border="1pt solid #000001" style:writing-mode="lr-tb"/>
    </style:style>
    <style:style style:name="Tabela24.B6" style:family="table-cell">
      <style:table-cell-properties fo:padding="0.176cm" fo:border="1pt solid #000001" style:writing-mode="lr-tb"/>
    </style:style>
    <style:style style:name="Tabela24.C6" style:family="table-cell">
      <style:table-cell-properties fo:padding="0.176cm" fo:border="1pt solid #000001" style:writing-mode="lr-tb"/>
    </style:style>
    <style:style style:name="Tabela24.B7" style:family="table-cell">
      <style:table-cell-properties fo:padding="0.176cm" fo:border="1pt solid #000001" style:writing-mode="lr-tb"/>
    </style:style>
    <style:style style:name="Tabela24.C7" style:family="table-cell">
      <style:table-cell-properties fo:padding="0.176cm" fo:border="1pt solid #000001" style:writing-mode="lr-tb"/>
    </style:style>
    <style:style style:name="Tabela24.B8" style:family="table-cell">
      <style:table-cell-properties fo:padding="0.176cm" fo:border="1pt solid #000001" style:writing-mode="lr-tb"/>
    </style:style>
    <style:style style:name="Tabela24.C8" style:family="table-cell">
      <style:table-cell-properties fo:padding="0.176cm" fo:border="1pt solid #000001" style:writing-mode="lr-tb"/>
    </style:style>
    <style:style style:name="Tabela24.B9" style:family="table-cell">
      <style:table-cell-properties fo:padding="0.176cm" fo:border="1pt solid #000001" style:writing-mode="lr-tb"/>
    </style:style>
    <style:style style:name="Tabela24.C9" style:family="table-cell">
      <style:table-cell-properties fo:padding="0.176cm" fo:border="1pt solid #000001" style:writing-mode="lr-tb"/>
    </style:style>
    <style:style style:name="Tabela24.B10" style:family="table-cell">
      <style:table-cell-properties fo:padding="0.176cm" fo:border="1pt solid #000001" style:writing-mode="lr-tb"/>
    </style:style>
    <style:style style:name="Tabela24.C10" style:family="table-cell">
      <style:table-cell-properties fo:padding="0.176cm" fo:border="1pt solid #000001" style:writing-mode="lr-tb"/>
    </style:style>
    <style:style style:name="Tabela2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4.B12" style:family="table-cell">
      <style:table-cell-properties fo:padding="0.176cm" fo:border="1pt solid #000001" style:writing-mode="lr-tb"/>
    </style:style>
    <style:style style:name="Tabela24.C12" style:family="table-cell">
      <style:table-cell-properties fo:padding="0.176cm" fo:border="1pt solid #000001" style:writing-mode="lr-tb"/>
    </style:style>
    <style:style style:name="Tabela24.B13" style:family="table-cell">
      <style:table-cell-properties fo:padding="0.176cm" fo:border="1pt solid #000001" style:writing-mode="lr-tb"/>
    </style:style>
    <style:style style:name="Tabela24.C13" style:family="table-cell">
      <style:table-cell-properties fo:padding="0.176cm" fo:border="1pt solid #000001" style:writing-mode="lr-tb"/>
    </style:style>
    <style:style style:name="Tabela24.14" style:family="table-row">
      <style:table-row-properties fo:keep-together="auto"/>
    </style:style>
    <style:style style:name="Tabela24.B14" style:family="table-cell">
      <style:table-cell-properties fo:padding="0.176cm" fo:border="1pt solid #000001" style:writing-mode="lr-tb"/>
    </style:style>
    <style:style style:name="Tabela24.C14" style:family="table-cell">
      <style:table-cell-properties fo:padding="0.176cm" fo:border="1pt solid #000001" style:writing-mode="lr-tb"/>
    </style:style>
    <style:style style:name="Tabela24.B15" style:family="table-cell">
      <style:table-cell-properties fo:padding="0.176cm" fo:border="1pt solid #000001" style:writing-mode="lr-tb"/>
    </style:style>
    <style:style style:name="Tabela25" style:family="table">
      <style:table-properties style:width="16.828cm" fo:margin-left="-0.206cm" fo:margin-top="0cm" fo:margin-bottom="0cm" table:align="left" style:writing-mode="lr-tb"/>
    </style:style>
    <style:style style:name="Tabela25.A" style:family="table-column">
      <style:table-column-properties style:column-width="4.154cm"/>
    </style:style>
    <style:style style:name="Tabela25.B" style:family="table-column">
      <style:table-column-properties style:column-width="1.402cm"/>
    </style:style>
    <style:style style:name="Tabela25.C" style:family="table-column">
      <style:table-column-properties style:column-width="11.271cm"/>
    </style:style>
    <style:style style:name="Tabela25.1" style:family="table-row">
      <style:table-row-properties style:min-row-height="0.741cm" fo:keep-together="auto"/>
    </style:style>
    <style:style style:name="Tabela2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5.B2" style:family="table-cell">
      <style:table-cell-properties fo:padding="0.176cm" fo:border="1pt solid #000001" style:writing-mode="lr-tb"/>
    </style:style>
    <style:style style:name="Tabela25.C2" style:family="table-cell">
      <style:table-cell-properties fo:padding="0.176cm" fo:border="1pt solid #000001" style:writing-mode="lr-tb"/>
    </style:style>
    <style:style style:name="Tabela25.3" style:family="table-row">
      <style:table-row-properties fo:keep-together="auto"/>
    </style:style>
    <style:style style:name="Tabela25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5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5.4" style:family="table-row">
      <style:table-row-properties style:min-row-height="0.953cm" fo:keep-together="auto"/>
    </style:style>
    <style:style style:name="Tabela25.B4" style:family="table-cell">
      <style:table-cell-properties fo:padding="0.176cm" fo:border="1pt solid #000001" style:writing-mode="lr-tb"/>
    </style:style>
    <style:style style:name="Tabela25.B5" style:family="table-cell">
      <style:table-cell-properties fo:padding="0.176cm" fo:border="1pt solid #000001" style:writing-mode="lr-tb"/>
    </style:style>
    <style:style style:name="Tabela25.C5" style:family="table-cell">
      <style:table-cell-properties fo:padding="0.176cm" fo:border="1pt solid #000001" style:writing-mode="lr-tb"/>
    </style:style>
    <style:style style:name="Tabela25.B6" style:family="table-cell">
      <style:table-cell-properties fo:padding="0.176cm" fo:border="1pt solid #000001" style:writing-mode="lr-tb"/>
    </style:style>
    <style:style style:name="Tabela25.C6" style:family="table-cell">
      <style:table-cell-properties fo:padding="0.176cm" fo:border="1pt solid #000001" style:writing-mode="lr-tb"/>
    </style:style>
    <style:style style:name="Tabela25.B7" style:family="table-cell">
      <style:table-cell-properties fo:padding="0.176cm" fo:border="1pt solid #000001" style:writing-mode="lr-tb"/>
    </style:style>
    <style:style style:name="Tabela25.C7" style:family="table-cell">
      <style:table-cell-properties fo:padding="0.176cm" fo:border="1pt solid #000001" style:writing-mode="lr-tb"/>
    </style:style>
    <style:style style:name="Tabela25.B8" style:family="table-cell">
      <style:table-cell-properties fo:padding="0.176cm" fo:border="1pt solid #000001" style:writing-mode="lr-tb"/>
    </style:style>
    <style:style style:name="Tabela25.C8" style:family="table-cell">
      <style:table-cell-properties fo:padding="0.176cm" fo:border="1pt solid #000001" style:writing-mode="lr-tb"/>
    </style:style>
    <style:style style:name="Tabela25.B9" style:family="table-cell">
      <style:table-cell-properties fo:padding="0.176cm" fo:border="1pt solid #000001" style:writing-mode="lr-tb"/>
    </style:style>
    <style:style style:name="Tabela25.C9" style:family="table-cell">
      <style:table-cell-properties fo:padding="0.176cm" fo:border="1pt solid #000001" style:writing-mode="lr-tb"/>
    </style:style>
    <style:style style:name="Tabela25.B10" style:family="table-cell">
      <style:table-cell-properties fo:padding="0.176cm" fo:border="1pt solid #000001" style:writing-mode="lr-tb"/>
    </style:style>
    <style:style style:name="Tabela25.C10" style:family="table-cell">
      <style:table-cell-properties fo:padding="0.176cm" fo:border="1pt solid #000001" style:writing-mode="lr-tb"/>
    </style:style>
    <style:style style:name="Tabela25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5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5.B12" style:family="table-cell">
      <style:table-cell-properties fo:padding="0.176cm" fo:border="1pt solid #000001" style:writing-mode="lr-tb"/>
    </style:style>
    <style:style style:name="Tabela25.C12" style:family="table-cell">
      <style:table-cell-properties fo:padding="0.176cm" fo:border="1pt solid #000001" style:writing-mode="lr-tb"/>
    </style:style>
    <style:style style:name="Tabela25.B13" style:family="table-cell">
      <style:table-cell-properties fo:padding="0.176cm" fo:border="1pt solid #000001" style:writing-mode="lr-tb"/>
    </style:style>
    <style:style style:name="Tabela25.C13" style:family="table-cell">
      <style:table-cell-properties fo:padding="0.176cm" fo:border="1pt solid #000001" style:writing-mode="lr-tb"/>
    </style:style>
    <style:style style:name="Tabela25.14" style:family="table-row">
      <style:table-row-properties fo:keep-together="auto"/>
    </style:style>
    <style:style style:name="Tabela25.B14" style:family="table-cell">
      <style:table-cell-properties fo:padding="0.176cm" fo:border="1pt solid #000001" style:writing-mode="lr-tb"/>
    </style:style>
    <style:style style:name="Tabela25.C14" style:family="table-cell">
      <style:table-cell-properties fo:padding="0.176cm" fo:border="1pt solid #000001" style:writing-mode="lr-tb"/>
    </style:style>
    <style:style style:name="Tabela25.B15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14" style:family="table-row">
      <style:table-row-properties fo:keep-together="auto"/>
    </style:style>
    <style:style style:name="Tabela26.B14" style:family="table-cell">
      <style:table-cell-properties fo:padding="0.176cm" fo:border="1pt solid #000001" style:writing-mode="lr-tb"/>
    </style:style>
    <style:style style:name="Tabela26.C14" style:family="table-cell">
      <style:table-cell-properties fo:padding="0.176cm" fo:border="1pt solid #000001" style:writing-mode="lr-tb"/>
    </style:style>
    <style:style style:name="Tabela26.B15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3" style:family="table-row">
      <style:table-row-properties style:min-row-height="0.953cm" fo:keep-together="auto"/>
    </style:style>
    <style:style style:name="Tabela27.B3" style:family="table-cell">
      <style:table-cell-properties fo:padding="0.176cm" fo:border="1pt solid #000001" style:writing-mode="lr-tb"/>
    </style:style>
    <style:style style:name="Tabela27.B4" style:family="table-cell">
      <style:table-cell-properties fo:padding="0.176cm" fo:border="1pt solid #000001" style:writing-mode="lr-tb"/>
    </style:style>
    <style:style style:name="Tabela27.C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="1pt solid #000001" style:writing-mode="lr-tb"/>
    </style:style>
    <style:style style:name="Tabela27.C11" style:family="table-cell">
      <style:table-cell-properties fo:padding="0.176cm" fo:border="1pt solid #000001" style:writing-mode="lr-tb"/>
    </style:style>
    <style:style style:name="Tabela2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3" style:family="table-cell">
      <style:table-cell-properties fo:padding="0.176cm" fo:border="1pt solid #000001" style:writing-mode="lr-tb"/>
    </style:style>
    <style:style style:name="Tabela27.C13" style:family="table-cell">
      <style:table-cell-properties fo:padding="0.176cm" fo:border="1pt solid #000001" style:writing-mode="lr-tb"/>
    </style:style>
    <style:style style:name="Tabela27.B14" style:family="table-cell">
      <style:table-cell-properties fo:padding="0.176cm" fo:border="1pt solid #000001" style:writing-mode="lr-tb"/>
    </style:style>
    <style:style style:name="Tabela27.C14" style:family="table-cell">
      <style:table-cell-properties fo:padding="0.176cm" fo:border="1pt solid #000001" style:writing-mode="lr-tb"/>
    </style:style>
    <style:style style:name="Tabela27.15" style:family="table-row">
      <style:table-row-properties fo:keep-together="auto"/>
    </style:style>
    <style:style style:name="Tabela27.B15" style:family="table-cell">
      <style:table-cell-properties fo:padding="0.176cm" fo:border="1pt solid #000001" style:writing-mode="lr-tb"/>
    </style:style>
    <style:style style:name="Tabela27.C15" style:family="table-cell">
      <style:table-cell-properties fo:padding="0.176cm" fo:border="1pt solid #000001" style:writing-mode="lr-tb"/>
    </style:style>
    <style:style style:name="Tabela27.B16" style:family="table-cell">
      <style:table-cell-properties fo:padding="0.176cm" fo:border="1pt solid #000001" style:writing-mode="lr-tb"/>
    </style:style>
    <style:style style:name="Tabela28" style:family="table">
      <style:table-properties style:width="16.828cm" fo:margin-left="-0.206cm" fo:margin-top="0cm" fo:margin-bottom="0cm" table:align="left" style:writing-mode="lr-tb"/>
    </style:style>
    <style:style style:name="Tabela28.A" style:family="table-column">
      <style:table-column-properties style:column-width="4.154cm"/>
    </style:style>
    <style:style style:name="Tabela28.B" style:family="table-column">
      <style:table-column-properties style:column-width="1.402cm"/>
    </style:style>
    <style:style style:name="Tabela28.C" style:family="table-column">
      <style:table-column-properties style:column-width="11.271cm"/>
    </style:style>
    <style:style style:name="Tabela28.1" style:family="table-row">
      <style:table-row-properties style:min-row-height="0.741cm" fo:keep-together="auto"/>
    </style:style>
    <style:style style:name="Tabela2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8.B2" style:family="table-cell">
      <style:table-cell-properties fo:padding="0.176cm" fo:border="1pt solid #000001" style:writing-mode="lr-tb"/>
    </style:style>
    <style:style style:name="Tabela28.C2" style:family="table-cell">
      <style:table-cell-properties fo:padding="0.176cm" fo:border="1pt solid #000001" style:writing-mode="lr-tb"/>
    </style:style>
    <style:style style:name="Tabela28.3" style:family="table-row">
      <style:table-row-properties fo:keep-together="auto"/>
    </style:style>
    <style:style style:name="Tabela2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8.4" style:family="table-row">
      <style:table-row-properties style:min-row-height="0.953cm" fo:keep-together="auto"/>
    </style:style>
    <style:style style:name="Tabela28.B4" style:family="table-cell">
      <style:table-cell-properties fo:padding="0.176cm" fo:border="1pt solid #000001" style:writing-mode="lr-tb"/>
    </style:style>
    <style:style style:name="Tabela28.B5" style:family="table-cell">
      <style:table-cell-properties fo:padding="0.176cm" fo:border="1pt solid #000001" style:writing-mode="lr-tb"/>
    </style:style>
    <style:style style:name="Tabela28.C5" style:family="table-cell">
      <style:table-cell-properties fo:padding="0.176cm" fo:border="1pt solid #000001" style:writing-mode="lr-tb"/>
    </style:style>
    <style:style style:name="Tabela28.B6" style:family="table-cell">
      <style:table-cell-properties fo:padding="0.176cm" fo:border="1pt solid #000001" style:writing-mode="lr-tb"/>
    </style:style>
    <style:style style:name="Tabela28.C6" style:family="table-cell">
      <style:table-cell-properties fo:padding="0.176cm" fo:border="1pt solid #000001" style:writing-mode="lr-tb"/>
    </style:style>
    <style:style style:name="Tabela28.B7" style:family="table-cell">
      <style:table-cell-properties fo:padding="0.176cm" fo:border="1pt solid #000001" style:writing-mode="lr-tb"/>
    </style:style>
    <style:style style:name="Tabela28.C7" style:family="table-cell">
      <style:table-cell-properties fo:padding="0.176cm" fo:border="1pt solid #000001" style:writing-mode="lr-tb"/>
    </style:style>
    <style:style style:name="Tabela28.B8" style:family="table-cell">
      <style:table-cell-properties fo:padding="0.176cm" fo:border="1pt solid #000001" style:writing-mode="lr-tb"/>
    </style:style>
    <style:style style:name="Tabela28.C8" style:family="table-cell">
      <style:table-cell-properties fo:padding="0.176cm" fo:border="1pt solid #000001" style:writing-mode="lr-tb"/>
    </style:style>
    <style:style style:name="Tabela28.B9" style:family="table-cell">
      <style:table-cell-properties fo:padding="0.176cm" fo:border="1pt solid #000001" style:writing-mode="lr-tb"/>
    </style:style>
    <style:style style:name="Tabela28.C9" style:family="table-cell">
      <style:table-cell-properties fo:padding="0.176cm" fo:border="1pt solid #000001" style:writing-mode="lr-tb"/>
    </style:style>
    <style:style style:name="Tabela28.B10" style:family="table-cell">
      <style:table-cell-properties fo:padding="0.176cm" fo:border="1pt solid #000001" style:writing-mode="lr-tb"/>
    </style:style>
    <style:style style:name="Tabela28.C10" style:family="table-cell">
      <style:table-cell-properties fo:padding="0.176cm" fo:border="1pt solid #000001" style:writing-mode="lr-tb"/>
    </style:style>
    <style:style style:name="Tabela2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8.B12" style:family="table-cell">
      <style:table-cell-properties fo:padding="0.176cm" fo:border="1pt solid #000001" style:writing-mode="lr-tb"/>
    </style:style>
    <style:style style:name="Tabela28.C12" style:family="table-cell">
      <style:table-cell-properties fo:padding="0.176cm" fo:border="1pt solid #000001" style:writing-mode="lr-tb"/>
    </style:style>
    <style:style style:name="Tabela28.B13" style:family="table-cell">
      <style:table-cell-properties fo:padding="0.176cm" fo:border="1pt solid #000001" style:writing-mode="lr-tb"/>
    </style:style>
    <style:style style:name="Tabela28.C13" style:family="table-cell">
      <style:table-cell-properties fo:padding="0.176cm" fo:border="1pt solid #000001" style:writing-mode="lr-tb"/>
    </style:style>
    <style:style style:name="Tabela28.14" style:family="table-row">
      <style:table-row-properties fo:keep-together="auto"/>
    </style:style>
    <style:style style:name="Tabela28.B14" style:family="table-cell">
      <style:table-cell-properties fo:padding="0.176cm" fo:border="1pt solid #000001" style:writing-mode="lr-tb"/>
    </style:style>
    <style:style style:name="Tabela28.C14" style:family="table-cell">
      <style:table-cell-properties fo:padding="0.176cm" fo:border="1pt solid #000001" style:writing-mode="lr-tb"/>
    </style:style>
    <style:style style:name="Tabela28.B15" style:family="table-cell">
      <style:table-cell-properties fo:padding="0.176cm" fo:border="1pt solid #000001" style:writing-mode="lr-tb"/>
    </style:style>
    <style:style style:name="Tabela29" style:family="table">
      <style:table-properties style:width="16.828cm" fo:margin-left="-0.206cm" fo:margin-top="0cm" fo:margin-bottom="0cm" table:align="left" style:writing-mode="lr-tb"/>
    </style:style>
    <style:style style:name="Tabela29.A" style:family="table-column">
      <style:table-column-properties style:column-width="4.154cm"/>
    </style:style>
    <style:style style:name="Tabela29.B" style:family="table-column">
      <style:table-column-properties style:column-width="1.402cm"/>
    </style:style>
    <style:style style:name="Tabela29.C" style:family="table-column">
      <style:table-column-properties style:column-width="11.271cm"/>
    </style:style>
    <style:style style:name="Tabela29.1" style:family="table-row">
      <style:table-row-properties style:min-row-height="0.741cm" fo:keep-together="auto"/>
    </style:style>
    <style:style style:name="Tabela2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9.B2" style:family="table-cell">
      <style:table-cell-properties fo:padding="0.176cm" fo:border="1pt solid #000001" style:writing-mode="lr-tb"/>
    </style:style>
    <style:style style:name="Tabela29.C2" style:family="table-cell">
      <style:table-cell-properties fo:padding="0.176cm" fo:border="1pt solid #000001" style:writing-mode="lr-tb"/>
    </style:style>
    <style:style style:name="Tabela29.3" style:family="table-row">
      <style:table-row-properties fo:keep-together="auto"/>
    </style:style>
    <style:style style:name="Tabela29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9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9.4" style:family="table-row">
      <style:table-row-properties style:min-row-height="0.953cm" fo:keep-together="auto"/>
    </style:style>
    <style:style style:name="Tabela29.B4" style:family="table-cell">
      <style:table-cell-properties fo:padding="0.176cm" fo:border="1pt solid #000001" style:writing-mode="lr-tb"/>
    </style:style>
    <style:style style:name="Tabela29.B5" style:family="table-cell">
      <style:table-cell-properties fo:padding="0.176cm" fo:border="1pt solid #000001" style:writing-mode="lr-tb"/>
    </style:style>
    <style:style style:name="Tabela29.C5" style:family="table-cell">
      <style:table-cell-properties fo:padding="0.176cm" fo:border="1pt solid #000001" style:writing-mode="lr-tb"/>
    </style:style>
    <style:style style:name="Tabela29.B6" style:family="table-cell">
      <style:table-cell-properties fo:padding="0.176cm" fo:border="1pt solid #000001" style:writing-mode="lr-tb"/>
    </style:style>
    <style:style style:name="Tabela29.C6" style:family="table-cell">
      <style:table-cell-properties fo:padding="0.176cm" fo:border="1pt solid #000001" style:writing-mode="lr-tb"/>
    </style:style>
    <style:style style:name="Tabela29.B7" style:family="table-cell">
      <style:table-cell-properties fo:padding="0.176cm" fo:border="1pt solid #000001" style:writing-mode="lr-tb"/>
    </style:style>
    <style:style style:name="Tabela29.C7" style:family="table-cell">
      <style:table-cell-properties fo:padding="0.176cm" fo:border="1pt solid #000001" style:writing-mode="lr-tb"/>
    </style:style>
    <style:style style:name="Tabela29.B8" style:family="table-cell">
      <style:table-cell-properties fo:padding="0.176cm" fo:border="1pt solid #000001" style:writing-mode="lr-tb"/>
    </style:style>
    <style:style style:name="Tabela29.C8" style:family="table-cell">
      <style:table-cell-properties fo:padding="0.176cm" fo:border="1pt solid #000001" style:writing-mode="lr-tb"/>
    </style:style>
    <style:style style:name="Tabela29.B9" style:family="table-cell">
      <style:table-cell-properties fo:padding="0.176cm" fo:border="1pt solid #000001" style:writing-mode="lr-tb"/>
    </style:style>
    <style:style style:name="Tabela29.C9" style:family="table-cell">
      <style:table-cell-properties fo:padding="0.176cm" fo:border="1pt solid #000001" style:writing-mode="lr-tb"/>
    </style:style>
    <style:style style:name="Tabela29.B10" style:family="table-cell">
      <style:table-cell-properties fo:padding="0.176cm" fo:border="1pt solid #000001" style:writing-mode="lr-tb"/>
    </style:style>
    <style:style style:name="Tabela29.C10" style:family="table-cell">
      <style:table-cell-properties fo:padding="0.176cm" fo:border="1pt solid #000001" style:writing-mode="lr-tb"/>
    </style:style>
    <style:style style:name="Tabela29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9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9.B12" style:family="table-cell">
      <style:table-cell-properties fo:padding="0.176cm" fo:border="1pt solid #000001" style:writing-mode="lr-tb"/>
    </style:style>
    <style:style style:name="Tabela29.C12" style:family="table-cell">
      <style:table-cell-properties fo:padding="0.176cm" fo:border="1pt solid #000001" style:writing-mode="lr-tb"/>
    </style:style>
    <style:style style:name="Tabela29.B13" style:family="table-cell">
      <style:table-cell-properties fo:padding="0.176cm" fo:border="1pt solid #000001" style:writing-mode="lr-tb"/>
    </style:style>
    <style:style style:name="Tabela29.C13" style:family="table-cell">
      <style:table-cell-properties fo:padding="0.176cm" fo:border="1pt solid #000001" style:writing-mode="lr-tb"/>
    </style:style>
    <style:style style:name="Tabela29.14" style:family="table-row">
      <style:table-row-properties fo:keep-together="auto"/>
    </style:style>
    <style:style style:name="Tabela29.B14" style:family="table-cell">
      <style:table-cell-properties fo:padding="0.176cm" fo:border="1pt solid #000001" style:writing-mode="lr-tb"/>
    </style:style>
    <style:style style:name="Tabela29.C14" style:family="table-cell">
      <style:table-cell-properties fo:padding="0.176cm" fo:border="1pt solid #000001" style:writing-mode="lr-tb"/>
    </style:style>
    <style:style style:name="Tabela29.B15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14" style:family="table-row">
      <style:table-row-properties fo:keep-together="auto"/>
    </style:style>
    <style:style style:name="Tabela30.B14" style:family="table-cell">
      <style:table-cell-properties fo:padding="0.176cm" fo:border="1pt solid #000001" style:writing-mode="lr-tb"/>
    </style:style>
    <style:style style:name="Tabela30.C14" style:family="table-cell">
      <style:table-cell-properties fo:padding="0.176cm" fo:border="1pt solid #000001" style:writing-mode="lr-tb"/>
    </style:style>
    <style:style style:name="Tabela30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="1pt solid #000001" style:writing-mode="lr-tb"/>
    </style:style>
    <style:style style:name="Tabela31.C6" style:family="table-cell">
      <style:table-cell-properties fo:padding="0.176cm" fo:border="1pt solid #000001" style:writing-mode="lr-tb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B8" style:family="table-cell">
      <style:table-cell-properties fo:padding="0.176cm" fo:border="1pt solid #000001" style:writing-mode="lr-tb"/>
    </style:style>
    <style:style style:name="Tabela31.C8" style:family="table-cell">
      <style:table-cell-properties fo:padding="0.176cm" fo:border="1pt solid #000001" style:writing-mode="lr-tb"/>
    </style:style>
    <style:style style:name="Tabela31.B9" style:family="table-cell">
      <style:table-cell-properties fo:padding="0.176cm" fo:border="1pt solid #000001" style:writing-mode="lr-tb"/>
    </style:style>
    <style:style style:name="Tabela31.C9" style:family="table-cell">
      <style:table-cell-properties fo:padding="0.176cm" fo:border="1pt solid #000001" style:writing-mode="lr-tb"/>
    </style:style>
    <style:style style:name="Tabela31.B10" style:family="table-cell">
      <style:table-cell-properties fo:padding="0.176cm" fo:border="1pt solid #000001" style:writing-mode="lr-tb"/>
    </style:style>
    <style:style style:name="Tabela31.C10" style:family="table-cell">
      <style:table-cell-properties fo:padding="0.176cm" fo:border="1pt solid #000001" style:writing-mode="lr-tb"/>
    </style:style>
    <style:style style:name="Tabela31.B11" style:family="table-cell">
      <style:table-cell-properties fo:padding="0.176cm" fo:border="1pt solid #000001" style:writing-mode="lr-tb"/>
    </style:style>
    <style:style style:name="Tabela31.C11" style:family="table-cell">
      <style:table-cell-properties fo:padding="0.176cm" fo:border="1pt solid #000001" style:writing-mode="lr-tb"/>
    </style:style>
    <style:style style:name="Tabela31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B13" style:family="table-cell">
      <style:table-cell-properties fo:padding="0.176cm" fo:border="1pt solid #000001" style:writing-mode="lr-tb"/>
    </style:style>
    <style:style style:name="Tabela31.C13" style:family="table-cell">
      <style:table-cell-properties fo:padding="0.176cm" fo:border="1pt solid #000001" style:writing-mode="lr-tb"/>
    </style:style>
    <style:style style:name="Tabela31.B14" style:family="table-cell">
      <style:table-cell-properties fo:padding="0.176cm" fo:border="1pt solid #000001" style:writing-mode="lr-tb"/>
    </style:style>
    <style:style style:name="Tabela31.C14" style:family="table-cell">
      <style:table-cell-properties fo:padding="0.176cm" fo:border="1pt solid #000001" style:writing-mode="lr-tb"/>
    </style:style>
    <style:style style:name="Tabela31.15" style:family="table-row">
      <style:table-row-properties fo:keep-together="auto"/>
    </style:style>
    <style:style style:name="Tabela31.B15" style:family="table-cell">
      <style:table-cell-properties fo:padding="0.176cm" fo:border="1pt solid #000001" style:writing-mode="lr-tb"/>
    </style:style>
    <style:style style:name="Tabela31.C15" style:family="table-cell">
      <style:table-cell-properties fo:padding="0.176cm" fo:border="1pt solid #000001" style:writing-mode="lr-tb"/>
    </style:style>
    <style:style style:name="Tabela31.B16" style:family="table-cell">
      <style:table-cell-properties fo:padding="0.176cm" fo:border="1pt solid #000001" style:writing-mode="lr-tb"/>
    </style:style>
    <style:style style:name="Tabela32" style:family="table">
      <style:table-properties style:width="16.828cm" fo:margin-left="-0.206cm" fo:margin-top="0cm" fo:margin-bottom="0cm" table:align="left" style:writing-mode="lr-tb"/>
    </style:style>
    <style:style style:name="Tabela32.A" style:family="table-column">
      <style:table-column-properties style:column-width="4.154cm"/>
    </style:style>
    <style:style style:name="Tabela32.B" style:family="table-column">
      <style:table-column-properties style:column-width="1.402cm"/>
    </style:style>
    <style:style style:name="Tabela32.C" style:family="table-column">
      <style:table-column-properties style:column-width="11.271cm"/>
    </style:style>
    <style:style style:name="Tabela32.1" style:family="table-row">
      <style:table-row-properties style:min-row-height="0.741cm" fo:keep-together="auto"/>
    </style:style>
    <style:style style:name="Tabela3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2.B2" style:family="table-cell">
      <style:table-cell-properties fo:padding="0.176cm" fo:border="1pt solid #000001" style:writing-mode="lr-tb"/>
    </style:style>
    <style:style style:name="Tabela32.C2" style:family="table-cell">
      <style:table-cell-properties fo:padding="0.176cm" fo:border="1pt solid #000001" style:writing-mode="lr-tb"/>
    </style:style>
    <style:style style:name="Tabela32.3" style:family="table-row">
      <style:table-row-properties fo:keep-together="auto"/>
    </style:style>
    <style:style style:name="Tabela3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2.4" style:family="table-row">
      <style:table-row-properties style:min-row-height="0.953cm" fo:keep-together="auto"/>
    </style:style>
    <style:style style:name="Tabela32.B4" style:family="table-cell">
      <style:table-cell-properties fo:padding="0.176cm" fo:border="1pt solid #000001" style:writing-mode="lr-tb"/>
    </style:style>
    <style:style style:name="Tabela32.B5" style:family="table-cell">
      <style:table-cell-properties fo:padding="0.176cm" fo:border="1pt solid #000001" style:writing-mode="lr-tb"/>
    </style:style>
    <style:style style:name="Tabela32.C5" style:family="table-cell">
      <style:table-cell-properties fo:padding="0.176cm" fo:border="1pt solid #000001" style:writing-mode="lr-tb"/>
    </style:style>
    <style:style style:name="Tabela32.B6" style:family="table-cell">
      <style:table-cell-properties fo:padding="0.176cm" fo:border="1pt solid #000001" style:writing-mode="lr-tb"/>
    </style:style>
    <style:style style:name="Tabela32.C6" style:family="table-cell">
      <style:table-cell-properties fo:padding="0.176cm" fo:border="1pt solid #000001" style:writing-mode="lr-tb"/>
    </style:style>
    <style:style style:name="Tabela32.B7" style:family="table-cell">
      <style:table-cell-properties fo:padding="0.176cm" fo:border="1pt solid #000001" style:writing-mode="lr-tb"/>
    </style:style>
    <style:style style:name="Tabela32.C7" style:family="table-cell">
      <style:table-cell-properties fo:padding="0.176cm" fo:border="1pt solid #000001" style:writing-mode="lr-tb"/>
    </style:style>
    <style:style style:name="Tabela32.B8" style:family="table-cell">
      <style:table-cell-properties fo:padding="0.176cm" fo:border="1pt solid #000001" style:writing-mode="lr-tb"/>
    </style:style>
    <style:style style:name="Tabela32.C8" style:family="table-cell">
      <style:table-cell-properties fo:padding="0.176cm" fo:border="1pt solid #000001" style:writing-mode="lr-tb"/>
    </style:style>
    <style:style style:name="Tabela32.B9" style:family="table-cell">
      <style:table-cell-properties fo:padding="0.176cm" fo:border="1pt solid #000001" style:writing-mode="lr-tb"/>
    </style:style>
    <style:style style:name="Tabela32.C9" style:family="table-cell">
      <style:table-cell-properties fo:padding="0.176cm" fo:border="1pt solid #000001" style:writing-mode="lr-tb"/>
    </style:style>
    <style:style style:name="Tabela32.B10" style:family="table-cell">
      <style:table-cell-properties fo:padding="0.176cm" fo:border="1pt solid #000001" style:writing-mode="lr-tb"/>
    </style:style>
    <style:style style:name="Tabela32.C10" style:family="table-cell">
      <style:table-cell-properties fo:padding="0.176cm" fo:border="1pt solid #000001" style:writing-mode="lr-tb"/>
    </style:style>
    <style:style style:name="Tabela3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2.B12" style:family="table-cell">
      <style:table-cell-properties fo:padding="0.176cm" fo:border="1pt solid #000001" style:writing-mode="lr-tb"/>
    </style:style>
    <style:style style:name="Tabela32.C12" style:family="table-cell">
      <style:table-cell-properties fo:padding="0.176cm" fo:border="1pt solid #000001" style:writing-mode="lr-tb"/>
    </style:style>
    <style:style style:name="Tabela32.B13" style:family="table-cell">
      <style:table-cell-properties fo:padding="0.176cm" fo:border="1pt solid #000001" style:writing-mode="lr-tb"/>
    </style:style>
    <style:style style:name="Tabela32.C13" style:family="table-cell">
      <style:table-cell-properties fo:padding="0.176cm" fo:border="1pt solid #000001" style:writing-mode="lr-tb"/>
    </style:style>
    <style:style style:name="Tabela32.14" style:family="table-row">
      <style:table-row-properties fo:keep-together="auto"/>
    </style:style>
    <style:style style:name="Tabela32.B14" style:family="table-cell">
      <style:table-cell-properties fo:padding="0.176cm" fo:border="1pt solid #000001" style:writing-mode="lr-tb"/>
    </style:style>
    <style:style style:name="Tabela32.C14" style:family="table-cell">
      <style:table-cell-properties fo:padding="0.176cm" fo:border="1pt solid #000001" style:writing-mode="lr-tb"/>
    </style:style>
    <style:style style:name="Tabela32.B15" style:family="table-cell">
      <style:table-cell-properties fo:padding="0.176cm" fo:border="1pt solid #000001" style:writing-mode="lr-tb"/>
    </style:style>
    <style:style style:name="Tabela33" style:family="table">
      <style:table-properties style:width="16.828cm" fo:margin-left="-0.206cm" fo:margin-top="0cm" fo:margin-bottom="0cm" table:align="left" style:writing-mode="lr-tb"/>
    </style:style>
    <style:style style:name="Tabela33.A" style:family="table-column">
      <style:table-column-properties style:column-width="4.154cm"/>
    </style:style>
    <style:style style:name="Tabela33.B" style:family="table-column">
      <style:table-column-properties style:column-width="1.402cm"/>
    </style:style>
    <style:style style:name="Tabela33.C" style:family="table-column">
      <style:table-column-properties style:column-width="11.271cm"/>
    </style:style>
    <style:style style:name="Tabela33.1" style:family="table-row">
      <style:table-row-properties style:min-row-height="0.741cm" fo:keep-together="auto"/>
    </style:style>
    <style:style style:name="Tabela3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3.B2" style:family="table-cell">
      <style:table-cell-properties fo:padding="0.176cm" fo:border="1pt solid #000001" style:writing-mode="lr-tb"/>
    </style:style>
    <style:style style:name="Tabela33.C2" style:family="table-cell">
      <style:table-cell-properties fo:padding="0.176cm" fo:border="1pt solid #000001" style:writing-mode="lr-tb"/>
    </style:style>
    <style:style style:name="Tabela33.3" style:family="table-row">
      <style:table-row-properties fo:keep-together="auto"/>
    </style:style>
    <style:style style:name="Tabela3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3.4" style:family="table-row">
      <style:table-row-properties style:min-row-height="0.953cm" fo:keep-together="auto"/>
    </style:style>
    <style:style style:name="Tabela33.B4" style:family="table-cell">
      <style:table-cell-properties fo:padding="0.176cm" fo:border="1pt solid #000001" style:writing-mode="lr-tb"/>
    </style:style>
    <style:style style:name="Tabela33.B5" style:family="table-cell">
      <style:table-cell-properties fo:padding="0.176cm" fo:border="1pt solid #000001" style:writing-mode="lr-tb"/>
    </style:style>
    <style:style style:name="Tabela33.C5" style:family="table-cell">
      <style:table-cell-properties fo:padding="0.176cm" fo:border="1pt solid #000001" style:writing-mode="lr-tb"/>
    </style:style>
    <style:style style:name="Tabela33.B6" style:family="table-cell">
      <style:table-cell-properties fo:padding="0.176cm" fo:border="1pt solid #000001" style:writing-mode="lr-tb"/>
    </style:style>
    <style:style style:name="Tabela33.C6" style:family="table-cell">
      <style:table-cell-properties fo:padding="0.176cm" fo:border="1pt solid #000001" style:writing-mode="lr-tb"/>
    </style:style>
    <style:style style:name="Tabela33.B7" style:family="table-cell">
      <style:table-cell-properties fo:padding="0.176cm" fo:border="1pt solid #000001" style:writing-mode="lr-tb"/>
    </style:style>
    <style:style style:name="Tabela33.C7" style:family="table-cell">
      <style:table-cell-properties fo:padding="0.176cm" fo:border="1pt solid #000001" style:writing-mode="lr-tb"/>
    </style:style>
    <style:style style:name="Tabela33.B8" style:family="table-cell">
      <style:table-cell-properties fo:padding="0.176cm" fo:border="1pt solid #000001" style:writing-mode="lr-tb"/>
    </style:style>
    <style:style style:name="Tabela33.C8" style:family="table-cell">
      <style:table-cell-properties fo:padding="0.176cm" fo:border="1pt solid #000001" style:writing-mode="lr-tb"/>
    </style:style>
    <style:style style:name="Tabela33.B9" style:family="table-cell">
      <style:table-cell-properties fo:padding="0.176cm" fo:border="1pt solid #000001" style:writing-mode="lr-tb"/>
    </style:style>
    <style:style style:name="Tabela33.C9" style:family="table-cell">
      <style:table-cell-properties fo:padding="0.176cm" fo:border="1pt solid #000001" style:writing-mode="lr-tb"/>
    </style:style>
    <style:style style:name="Tabela33.B10" style:family="table-cell">
      <style:table-cell-properties fo:padding="0.176cm" fo:border="1pt solid #000001" style:writing-mode="lr-tb"/>
    </style:style>
    <style:style style:name="Tabela33.C10" style:family="table-cell">
      <style:table-cell-properties fo:padding="0.176cm" fo:border="1pt solid #000001" style:writing-mode="lr-tb"/>
    </style:style>
    <style:style style:name="Tabela3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3.B12" style:family="table-cell">
      <style:table-cell-properties fo:padding="0.176cm" fo:border="1pt solid #000001" style:writing-mode="lr-tb"/>
    </style:style>
    <style:style style:name="Tabela33.C12" style:family="table-cell">
      <style:table-cell-properties fo:padding="0.176cm" fo:border="1pt solid #000001" style:writing-mode="lr-tb"/>
    </style:style>
    <style:style style:name="Tabela33.B13" style:family="table-cell">
      <style:table-cell-properties fo:padding="0.176cm" fo:border="1pt solid #000001" style:writing-mode="lr-tb"/>
    </style:style>
    <style:style style:name="Tabela33.C13" style:family="table-cell">
      <style:table-cell-properties fo:padding="0.176cm" fo:border="1pt solid #000001" style:writing-mode="lr-tb"/>
    </style:style>
    <style:style style:name="Tabela33.14" style:family="table-row">
      <style:table-row-properties fo:keep-together="auto"/>
    </style:style>
    <style:style style:name="Tabela33.B14" style:family="table-cell">
      <style:table-cell-properties fo:padding="0.176cm" fo:border="1pt solid #000001" style:writing-mode="lr-tb"/>
    </style:style>
    <style:style style:name="Tabela33.C14" style:family="table-cell">
      <style:table-cell-properties fo:padding="0.176cm" fo:border="1pt solid #000001" style:writing-mode="lr-tb"/>
    </style:style>
    <style:style style:name="Tabela33.B15" style:family="table-cell">
      <style:table-cell-properties fo:padding="0.176cm" fo:border="1pt solid #000001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1e9ddb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200543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2f15c0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31bef2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3629e0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weight="bold" officeooo:rsid="00200543" officeooo:paragraph-rsid="00200543" style:font-weight-asian="bold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weight="bold" officeooo:rsid="00200543" officeooo:paragraph-rsid="003629e0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22d422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269279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2c4bb5" style:font-weight-asian="bold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1a824" style:font-weight-asian="bold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1bef2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2d369" style:font-weight-asian="bold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629e0" style:font-weight-asian="bold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a699f" style:font-weight-asian="bold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f4571" style:font-weight-asian="bold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4190b8" style:font-weight-asian="bold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448fc6" style:font-weight-asian="bold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2c4bb5" style:font-weight-asian="bold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31bef2" style:font-weight-asian="bold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32d369" style:font-weight-asian="bold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3629e0" style:font-weight-asian="bold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3a699f" style:font-weight-asian="bold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3f4571" style:font-weight-asian="bold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4190b8" style:font-weight-asian="bold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448fc6" style:font-weight-asian="bold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2f15c0" style:font-weight-asian="bold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2ff77c" style:font-weight-asian="bold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1a824" style:font-weight-asian="bold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1bef2" style:font-weight-asian="bold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2d369" style:font-weight-asian="bold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4ff46" style:font-weight-asian="bold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629e0" style:font-weight-asian="bold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a699f" style:font-weight-asian="bold" style:font-weight-complex="bold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f4571" style:font-weight-asian="bold" style:font-weight-complex="bold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4190b8" style:font-weight-asian="bold" style:font-weight-complex="bold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448fc6" style:font-weight-asian="bold" style:font-weight-complex="bold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269279" style:font-weight-asian="bold" style:font-weight-complex="bold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32d369" style:font-weight-asian="bold" style:font-weight-complex="bold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3629e0" style:font-weight-asian="bold" style:font-weight-complex="bold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3a699f" style:font-weight-asian="bold" style:font-weight-complex="bold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3f4571" style:font-weight-asian="bold" style:font-weight-complex="bold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4190b8" style:font-weight-asian="bold" style:font-weight-complex="bold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448fc6" style:font-weight-asian="bold" style:font-weight-complex="bold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Arial" fo:font-weight="bold" officeooo:rsid="003483f9" officeooo:paragraph-rsid="003483f9" style:font-weight-asian="bold" style:font-weight-complex="bold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Arial" fo:font-weight="bold" officeooo:rsid="003629e0" officeooo:paragraph-rsid="0034ff46" style:font-weight-asian="bold" style:font-weight-complex="bold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Arial" fo:font-weight="bold" officeooo:rsid="003629e0" officeooo:paragraph-rsid="003629e0" style:font-weight-asian="bold" style:font-weight-complex="bold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Arial" fo:font-weight="bold" officeooo:rsid="003a699f" officeooo:paragraph-rsid="003a699f" style:font-weight-asian="bold" style:font-weight-complex="bold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Arial" fo:font-weight="bold" officeooo:rsid="003a699f" officeooo:paragraph-rsid="003f4571" style:font-weight-asian="bold" style:font-weight-complex="bold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Arial" fo:font-weight="bold" officeooo:rsid="003f4571" officeooo:paragraph-rsid="003f4571" style:font-weight-asian="bold" style:font-weight-complex="bold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Arial" fo:font-weight="bold" officeooo:rsid="004190b8" officeooo:paragraph-rsid="004190b8" style:font-weight-asian="bold" style:font-weight-complex="bold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Arial" fo:font-weight="bold" officeooo:rsid="004190b8" officeooo:paragraph-rsid="00448fc6" style:font-weight-asian="bold" style:font-weight-complex="bold"/>
    </style:style>
    <style:style style:name="P59" style:family="paragraph" style:parent-style-name="Standard">
      <style:text-properties officeooo:rsid="00269279" officeooo:paragraph-rsid="00269279"/>
    </style:style>
    <style:style style:name="P60" style:family="paragraph" style:parent-style-name="Standard">
      <style:text-properties officeooo:rsid="00269279" officeooo:paragraph-rsid="002c4bb5"/>
    </style:style>
    <style:style style:name="P61" style:family="paragraph" style:parent-style-name="Standard">
      <style:text-properties officeooo:rsid="00269279" officeooo:paragraph-rsid="0031bef2"/>
    </style:style>
    <style:style style:name="P62" style:family="paragraph" style:parent-style-name="Standard">
      <style:text-properties officeooo:rsid="00269279" officeooo:paragraph-rsid="0032d369"/>
    </style:style>
    <style:style style:name="P63" style:family="paragraph" style:parent-style-name="Standard">
      <style:text-properties officeooo:rsid="00269279" officeooo:paragraph-rsid="003629e0"/>
    </style:style>
    <style:style style:name="P64" style:family="paragraph" style:parent-style-name="Standard">
      <style:text-properties officeooo:rsid="00269279" officeooo:paragraph-rsid="003a699f"/>
    </style:style>
    <style:style style:name="P65" style:family="paragraph" style:parent-style-name="Standard">
      <style:text-properties officeooo:rsid="00269279" officeooo:paragraph-rsid="003f4571"/>
    </style:style>
    <style:style style:name="P66" style:family="paragraph" style:parent-style-name="Standard">
      <style:text-properties officeooo:rsid="00269279" officeooo:paragraph-rsid="004190b8"/>
    </style:style>
    <style:style style:name="P67" style:family="paragraph" style:parent-style-name="Standard">
      <style:text-properties officeooo:rsid="00269279" officeooo:paragraph-rsid="00448fc6"/>
    </style:style>
    <style:style style:name="P68" style:family="paragraph" style:parent-style-name="Standard">
      <style:text-properties officeooo:rsid="002ff77c" officeooo:paragraph-rsid="002ff77c"/>
    </style:style>
    <style:style style:name="P69" style:family="paragraph" style:parent-style-name="Standard">
      <style:text-properties officeooo:rsid="002ff77c" officeooo:paragraph-rsid="0031bef2"/>
    </style:style>
    <style:style style:name="P70" style:family="paragraph" style:parent-style-name="Standard">
      <style:text-properties officeooo:rsid="002ff77c" officeooo:paragraph-rsid="0032d369"/>
    </style:style>
    <style:style style:name="P71" style:family="paragraph" style:parent-style-name="Standard">
      <style:text-properties officeooo:rsid="002ff77c" officeooo:paragraph-rsid="003629e0"/>
    </style:style>
    <style:style style:name="P72" style:family="paragraph" style:parent-style-name="Standard">
      <style:text-properties officeooo:rsid="002ff77c" officeooo:paragraph-rsid="003a699f"/>
    </style:style>
    <style:style style:name="P73" style:family="paragraph" style:parent-style-name="Standard">
      <style:text-properties officeooo:rsid="002ff77c" officeooo:paragraph-rsid="003f4571"/>
    </style:style>
    <style:style style:name="P74" style:family="paragraph" style:parent-style-name="Standard">
      <style:text-properties officeooo:rsid="002ff77c" officeooo:paragraph-rsid="004190b8"/>
    </style:style>
    <style:style style:name="P75" style:family="paragraph" style:parent-style-name="Standard">
      <style:paragraph-properties fo:margin-top="0cm" fo:margin-bottom="0.282cm" loext:contextual-spacing="false" style:line-height-at-least="0.457cm" fo:text-align="justify" style:justify-single-word="false"/>
      <style:text-properties style:font-name="Arial" fo:font-weight="bold" style:font-weight-asian="bold"/>
    </style:style>
    <style:style style:name="P76" style:family="paragraph" style:parent-style-name="Standard">
      <style:paragraph-properties fo:margin-top="0cm" fo:margin-bottom="0.282cm" loext:contextual-spacing="false" fo:line-height="150%" fo:text-align="justify" style:justify-single-word="false"/>
      <style:text-properties style:font-name="Arial"/>
    </style:style>
    <style:style style:name="P77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text-indent="1.249cm" style:auto-text-indent="false"/>
      <style:text-properties style:font-name="Arial"/>
    </style:style>
    <style:style style:name="P78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79" style:family="paragraph" style:parent-style-name="Table_20_Contents">
      <style:paragraph-properties fo:text-align="justify" style:justify-single-word="false"/>
      <style:text-properties style:font-name="Arial" fo:font-weight="bold" officeooo:rsid="001e9ddb" officeooo:paragraph-rsid="001e9ddb" style:font-weight-asian="bold" style:font-weight-complex="bold"/>
    </style:style>
    <style:style style:name="P80" style:family="paragraph" style:parent-style-name="Table_20_Contents">
      <style:paragraph-properties fo:text-align="justify" style:justify-single-word="false"/>
      <style:text-properties style:font-name="Arial"/>
    </style:style>
    <style:style style:name="P81" style:family="paragraph" style:parent-style-name="Table_20_Contents">
      <style:paragraph-properties fo:text-align="justify" style:justify-single-word="false"/>
      <style:text-properties style:font-name="Arial" officeooo:rsid="001e9ddb" officeooo:paragraph-rsid="001e9ddb"/>
    </style:style>
    <style:style style:name="P82" style:family="paragraph" style:parent-style-name="Table_20_Contents">
      <style:paragraph-properties fo:text-align="justify" style:justify-single-word="false"/>
      <style:text-properties style:font-name="Arial" officeooo:rsid="004b487a" officeooo:paragraph-rsid="004b487a"/>
    </style:style>
    <style:style style:name="P83" style:family="paragraph" style:parent-style-name="Table_20_Contents">
      <style:paragraph-properties fo:text-align="justify" style:justify-single-word="false"/>
      <style:text-properties style:font-name="Arial" officeooo:rsid="004d1e14" officeooo:paragraph-rsid="004d1e14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69279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c4bb5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e3a02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69279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c4bb5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69279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c4bb5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aefc4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428350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448fc6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4e2a16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4eaf2b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552d13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58289f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officeooo:rsid="000517ef" officeooo:paragraph-rsid="00269279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2d369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629e0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f4571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4190b8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officeooo:rsid="0006b288" officeooo:paragraph-rsid="00269279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269279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2c4bb5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a699f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428350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448fc6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a699f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a699f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a699f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e3a02" officeooo:paragraph-rsid="003e3a02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4e2a16" officeooo:paragraph-rsid="004e2a16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4eaf2b" officeooo:paragraph-rsid="004eaf2b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518825" officeooo:paragraph-rsid="00518825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51e7fd" officeooo:paragraph-rsid="0051e7fd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53b59b" officeooo:paragraph-rsid="0053b59b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552d13" officeooo:paragraph-rsid="00552d13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5bfa54" officeooo:paragraph-rsid="005bfa54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5c7f0f" officeooo:paragraph-rsid="005c7f0f"/>
    </style:style>
    <style:style style:name="P20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5d2d34" officeooo:paragraph-rsid="005d2d34"/>
    </style:style>
    <style:style style:name="P20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5d98b2" officeooo:paragraph-rsid="005d98b2"/>
    </style:style>
    <style:style style:name="P20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5e80ef" officeooo:paragraph-rsid="005e80ef"/>
    </style:style>
    <style:style style:name="P20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603840" officeooo:paragraph-rsid="00603840"/>
    </style:style>
    <style:style style:name="P20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607d6c" officeooo:paragraph-rsid="00607d6c"/>
    </style:style>
    <style:style style:name="P20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62d4e0" officeooo:paragraph-rsid="0062d4e0"/>
    </style:style>
    <style:style style:name="P207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c4bb5"/>
    </style:style>
    <style:style style:name="P208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00543"/>
    </style:style>
    <style:style style:name="P209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2d422"/>
    </style:style>
    <style:style style:name="P210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69279"/>
    </style:style>
    <style:style style:name="P211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c4bb5"/>
    </style:style>
    <style:style style:name="P212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ff77c"/>
    </style:style>
    <style:style style:name="P213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1a824"/>
    </style:style>
    <style:style style:name="P214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1bef2"/>
    </style:style>
    <style:style style:name="P215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2d369"/>
    </style:style>
    <style:style style:name="P216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4ff46"/>
    </style:style>
    <style:style style:name="P217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629e0"/>
    </style:style>
    <style:style style:name="P218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a699f"/>
    </style:style>
    <style:style style:name="P219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f4571"/>
    </style:style>
    <style:style style:name="P220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4190b8"/>
    </style:style>
    <style:style style:name="P221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448fc6"/>
    </style:style>
    <style:style style:name="P2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00543"/>
    </style:style>
    <style:style style:name="P2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2d422"/>
    </style:style>
    <style:style style:name="P2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69279"/>
    </style:style>
    <style:style style:name="P2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c4bb5"/>
    </style:style>
    <style:style style:name="P2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ff77c"/>
    </style:style>
    <style:style style:name="P2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1a824"/>
    </style:style>
    <style:style style:name="P2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1bef2"/>
    </style:style>
    <style:style style:name="P2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2d369"/>
    </style:style>
    <style:style style:name="P2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4ff46"/>
    </style:style>
    <style:style style:name="P2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629e0"/>
    </style:style>
    <style:style style:name="P2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a699f"/>
    </style:style>
    <style:style style:name="P2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f4571"/>
    </style:style>
    <style:style style:name="P2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4190b8"/>
    </style:style>
    <style:style style:name="P2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448fc6"/>
    </style:style>
    <style:style style:name="P236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629e0"/>
    </style:style>
    <style:style style:name="P237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a699f"/>
    </style:style>
    <style:style style:name="P238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f4571"/>
    </style:style>
    <style:style style:name="P239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4190b8"/>
    </style:style>
    <style:style style:name="P240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448fc6"/>
    </style:style>
    <style:style style:name="P241" style:family="paragraph" style:parent-style-name="Standard">
      <style:paragraph-properties fo:margin-top="0cm" fo:margin-bottom="0cm" loext:contextual-spacing="false" fo:line-height="100%" fo:orphans="0" fo:widows="0"/>
      <style:text-properties officeooo:rsid="004e2a16" officeooo:paragraph-rsid="004e2a16"/>
    </style:style>
    <style:style style:name="P242" style:family="paragraph" style:parent-style-name="Standard">
      <style:paragraph-properties fo:margin-top="0cm" fo:margin-bottom="0cm" loext:contextual-spacing="false" fo:line-height="100%" fo:orphans="0" fo:widows="0"/>
      <style:text-properties officeooo:rsid="004eaf2b" officeooo:paragraph-rsid="004eaf2b"/>
    </style:style>
    <style:style style:name="P243" style:family="paragraph" style:parent-style-name="Standard">
      <style:paragraph-properties fo:margin-top="0cm" fo:margin-bottom="0cm" loext:contextual-spacing="false" fo:line-height="100%" fo:orphans="0" fo:widows="0"/>
      <style:text-properties officeooo:rsid="00506559" officeooo:paragraph-rsid="00506559"/>
    </style:style>
    <style:style style:name="P244" style:family="paragraph" style:parent-style-name="Standard">
      <style:paragraph-properties fo:margin-top="0cm" fo:margin-bottom="0cm" loext:contextual-spacing="false" fo:line-height="100%" fo:orphans="0" fo:widows="0"/>
      <style:text-properties officeooo:rsid="00518825" officeooo:paragraph-rsid="00518825"/>
    </style:style>
    <style:style style:name="P245" style:family="paragraph" style:parent-style-name="Standard">
      <style:paragraph-properties fo:margin-top="0cm" fo:margin-bottom="0cm" loext:contextual-spacing="false" fo:line-height="100%" fo:orphans="0" fo:widows="0"/>
      <style:text-properties officeooo:rsid="0051e7fd" officeooo:paragraph-rsid="0051e7fd"/>
    </style:style>
    <style:style style:name="P246" style:family="paragraph" style:parent-style-name="Standard">
      <style:paragraph-properties fo:margin-top="0cm" fo:margin-bottom="0cm" loext:contextual-spacing="false" fo:line-height="100%" fo:orphans="0" fo:widows="0"/>
      <style:text-properties officeooo:rsid="0053b59b" officeooo:paragraph-rsid="0053b59b"/>
    </style:style>
    <style:style style:name="P247" style:family="paragraph" style:parent-style-name="Standard">
      <style:paragraph-properties fo:margin-top="0cm" fo:margin-bottom="0cm" loext:contextual-spacing="false" fo:line-height="100%" fo:orphans="0" fo:widows="0"/>
      <style:text-properties officeooo:rsid="00552d13" officeooo:paragraph-rsid="00552d13"/>
    </style:style>
    <style:style style:name="P248" style:family="paragraph" style:parent-style-name="Standard">
      <style:paragraph-properties fo:margin-top="0cm" fo:margin-bottom="0cm" loext:contextual-spacing="false" fo:line-height="100%" fo:orphans="0" fo:widows="0"/>
      <style:text-properties officeooo:rsid="00559b46" officeooo:paragraph-rsid="00559b46"/>
    </style:style>
    <style:style style:name="P249" style:family="paragraph" style:parent-style-name="Standard">
      <style:paragraph-properties fo:margin-top="0cm" fo:margin-bottom="0cm" loext:contextual-spacing="false" fo:line-height="100%" fo:orphans="0" fo:widows="0"/>
      <style:text-properties officeooo:rsid="0058289f" officeooo:paragraph-rsid="0058289f"/>
    </style:style>
    <style:style style:name="P250" style:family="paragraph" style:parent-style-name="Standard">
      <style:paragraph-properties fo:margin-top="0cm" fo:margin-bottom="0cm" loext:contextual-spacing="false" fo:line-height="100%" fo:orphans="0" fo:widows="0"/>
      <style:text-properties officeooo:rsid="005e80ef" officeooo:paragraph-rsid="005e80ef"/>
    </style:style>
    <style:style style:name="P251" style:family="paragraph" style:parent-style-name="Standard">
      <style:paragraph-properties fo:margin-top="0cm" fo:margin-bottom="0cm" loext:contextual-spacing="false" fo:line-height="100%" fo:orphans="0" fo:widows="0"/>
      <style:text-properties officeooo:rsid="00603840" officeooo:paragraph-rsid="00603840"/>
    </style:style>
    <style:style style:name="P252" style:family="paragraph" style:parent-style-name="Standard">
      <style:paragraph-properties fo:margin-top="0cm" fo:margin-bottom="0cm" loext:contextual-spacing="false" fo:line-height="100%" fo:orphans="0" fo:widows="0"/>
      <style:text-properties officeooo:rsid="00607d6c" officeooo:paragraph-rsid="00607d6c"/>
    </style:style>
    <style:style style:name="P253" style:family="paragraph" style:parent-style-name="Standard" style:master-page-name="MP0">
      <style:paragraph-properties fo:line-height="150%" fo:text-align="center" style:justify-single-word="false" style:page-number="1" fo:break-before="page"/>
      <style:text-properties style:font-name="Arial" fo:font-weight="bold" style:font-weight-asian="bold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c4bb5"/>
    </style:style>
    <style:style style:name="T16" style:family="text">
      <style:text-properties officeooo:rsid="002da71d"/>
    </style:style>
    <style:style style:name="T17" style:family="text">
      <style:text-properties officeooo:rsid="002f15c0"/>
    </style:style>
    <style:style style:name="T18" style:family="text">
      <style:text-properties officeooo:rsid="002ff77c"/>
    </style:style>
    <style:style style:name="T19" style:family="text">
      <style:text-properties officeooo:rsid="00316409"/>
    </style:style>
    <style:style style:name="T20" style:family="text">
      <style:text-properties officeooo:rsid="0031a824"/>
    </style:style>
    <style:style style:name="T21" style:family="text">
      <style:text-properties officeooo:rsid="0031bef2"/>
    </style:style>
    <style:style style:name="T22" style:family="text">
      <style:text-properties officeooo:rsid="0032d369"/>
    </style:style>
    <style:style style:name="T23" style:family="text">
      <style:text-properties officeooo:rsid="00342c6e"/>
    </style:style>
    <style:style style:name="T24" style:family="text">
      <style:text-properties officeooo:rsid="0034ff46"/>
    </style:style>
    <style:style style:name="T25" style:family="text">
      <style:text-properties officeooo:rsid="003629e0"/>
    </style:style>
    <style:style style:name="T26" style:family="text">
      <style:text-properties officeooo:rsid="003759bd"/>
    </style:style>
    <style:style style:name="T27" style:family="text">
      <style:text-properties officeooo:rsid="0037fbf8"/>
    </style:style>
    <style:style style:name="T28" style:family="text">
      <style:text-properties officeooo:rsid="003948f9"/>
    </style:style>
    <style:style style:name="T29" style:family="text">
      <style:text-properties officeooo:rsid="003a699f"/>
    </style:style>
    <style:style style:name="T30" style:family="text">
      <style:text-properties officeooo:rsid="003aefc4"/>
    </style:style>
    <style:style style:name="T31" style:family="text">
      <style:text-properties officeooo:rsid="003c9488"/>
    </style:style>
    <style:style style:name="T32" style:family="text">
      <style:text-properties officeooo:rsid="003e3a02"/>
    </style:style>
    <style:style style:name="T33" style:family="text">
      <style:text-properties officeooo:rsid="003f4571"/>
    </style:style>
    <style:style style:name="T34" style:family="text">
      <style:text-properties officeooo:rsid="0040d6eb"/>
    </style:style>
    <style:style style:name="T35" style:family="text">
      <style:text-properties officeooo:rsid="00428350"/>
    </style:style>
    <style:style style:name="T36" style:family="text">
      <style:text-properties officeooo:rsid="0042d003"/>
    </style:style>
    <style:style style:name="T37" style:family="text">
      <style:text-properties officeooo:rsid="00439de3"/>
    </style:style>
    <style:style style:name="T38" style:family="text">
      <style:text-properties officeooo:rsid="00467d28"/>
    </style:style>
    <style:style style:name="T39" style:family="text">
      <style:text-properties officeooo:rsid="00486a70"/>
    </style:style>
    <style:style style:name="T40" style:family="text">
      <style:text-properties officeooo:rsid="004e2a16"/>
    </style:style>
    <style:style style:name="T41" style:family="text">
      <style:text-properties officeooo:rsid="004eaf2b"/>
    </style:style>
    <style:style style:name="T42" style:family="text">
      <style:text-properties officeooo:rsid="00518825"/>
    </style:style>
    <style:style style:name="T43" style:family="text">
      <style:text-properties officeooo:rsid="0053b59b"/>
    </style:style>
    <style:style style:name="T44" style:family="text">
      <style:text-properties officeooo:rsid="00552d13"/>
    </style:style>
    <style:style style:name="T45" style:family="text">
      <style:text-properties officeooo:rsid="0058289f"/>
    </style:style>
    <style:style style:name="T46" style:family="text">
      <style:text-properties officeooo:rsid="005a1a19"/>
    </style:style>
    <style:style style:name="T47" style:family="text">
      <style:text-properties officeooo:rsid="005c7f0f"/>
    </style:style>
    <style:style style:name="T48" style:family="text">
      <style:text-properties officeooo:rsid="005e2300"/>
    </style:style>
    <style:style style:name="T49" style:family="text">
      <style:text-properties officeooo:rsid="00607d6c"/>
    </style:style>
    <style:style style:name="T50" style:family="text">
      <style:text-properties officeooo:rsid="006235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3">INSTITUTO FEDERAL DO NORTE DE MINAS GERAIS CAMPUS JANUÁRIA</text:p>
      <text:p text:style-name="P1">TECNOLOGIA EM ANÁLISE E DESENVOLVIMENTO DE SISTEM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>Sistema de Gerenciamento de Oficina de Motos</text:p>
      <text:p text:style-name="P5">PROPOSTA DE ESPECIFICAÇÃO DE SOFTWARE</text:p>
      <text:p text:style-name="P1"/>
      <text:p text:style-name="P1"/>
      <text:p text:style-name="P1"/>
      <text:p text:style-name="P1"/>
      <text:p text:style-name="P1"/>
      <text:p text:style-name="P1"/>
      <text:p text:style-name="P5">Acadêmicos: Evânio Gabriel, Rodrigo Marqu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JANUÁRIA – MINAS GERAIS<text:line-break/>2017</text:p>
      <text:p text:style-name="P2"><text:soft-page-break/>Sumário</text:p>
      <text:p text:style-name="P2"/>
      <text:p text:style-name="P2">1 – Minimundo</text:p>
      <text:p text:style-name="P2">2 – Lista de Requisitos</text:p>
      <text:p text:style-name="P2">3 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><text:soft-page-break/>1. Minimundo: Software para oficina de Motos</text:p>
      <text:p text:style-name="P75"/>
      <text:p text:style-name="P76">Na oficina JR Moto peças, situada na rua Teodoro Amorim, número 10, em Campo Alegre de Minas, Minas Gerais, Brasil todo o gerenciamento da oficina ainda é feita em papeis, maneira considerada arcaica para os dias de hoje. Jânio Marques Campos, o atual dono da empresa, procura uma forma mais rápida e pratica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76"><text:tab/>No dia a dia da oficina são encontrados diversos problemas e dificuldades, mas a maior delas é o controle de estoque, por mais que seja feito o inventario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77">A oficina atende tanto clientes físicos quanto jurídicos. Deve-se considerar que cada cliente pode possuir mais de uma moto. Os clientes podem optar por fazer o pagamento a vista ou prazo. <text:tab/></text:p>
      <text:p text:style-name="P77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<text:soft-page-break/>por um pagamento a prazo também deve estar presente no relatório as datas referentes aos futuros pagamentos.</text:p>
      <text:p text:style-name="P6"/>
      <text:p text:style-name="P6">2. Lista de Requisitos</text:p>
      <text:p text:style-name="P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8">Requisito</text:p>
          </table:table-cell>
          <table:table-cell table:style-name="Tabela1.B1" office:value-type="string">
            <text:p text:style-name="P78">Descrição</text:p>
          </table:table-cell>
        </table:table-row>
        <table:table-row>
          <table:table-cell table:style-name="Tabela1.A2" office:value-type="string">
            <text:p text:style-name="P80">UC1.0</text:p>
          </table:table-cell>
          <table:table-cell table:style-name="Tabela1.B2" office:value-type="string">
            <text:p text:style-name="P80">Gestão de Pessoas</text:p>
          </table:table-cell>
        </table:table-row>
        <table:table-row>
          <table:table-cell table:style-name="Tabela1.A2" office:value-type="string">
            <text:p text:style-name="P80">UC2.0</text:p>
          </table:table-cell>
          <table:table-cell table:style-name="Tabela1.B2" office:value-type="string">
            <text:p text:style-name="P80">Gestão de Estoque</text:p>
          </table:table-cell>
        </table:table-row>
        <table:table-row>
          <table:table-cell table:style-name="Tabela1.A2" office:value-type="string">
            <text:p text:style-name="P80">UC3.0</text:p>
          </table:table-cell>
          <table:table-cell table:style-name="Tabela1.B2" office:value-type="string">
            <text:p text:style-name="P80">Gestão de Motos</text:p>
          </table:table-cell>
        </table:table-row>
        <table:table-row>
          <table:table-cell table:style-name="Tabela1.A2" office:value-type="string">
            <text:p text:style-name="P80">UC4.0</text:p>
          </table:table-cell>
          <table:table-cell table:style-name="Tabela1.B2" office:value-type="string">
            <text:p text:style-name="P80">Gestão de Serviços</text:p>
          </table:table-cell>
        </table:table-row>
        <table:table-row>
          <table:table-cell table:style-name="Tabela1.A2" office:value-type="string">
            <text:p text:style-name="P80">UC5.0</text:p>
          </table:table-cell>
          <table:table-cell table:style-name="Tabela1.B2" office:value-type="string">
            <text:p text:style-name="P80">Gestão de Transações Financeiras</text:p>
          </table:table-cell>
        </table:table-row>
        <table:table-row>
          <table:table-cell table:style-name="Tabela1.A2" office:value-type="string">
            <text:p text:style-name="P80">UC6.0</text:p>
          </table:table-cell>
          <table:table-cell table:style-name="Tabela1.B2" office:value-type="string">
            <text:p text:style-name="P80">Gestão de Relatórios</text:p>
          </table:table-cell>
        </table:table-row>
        <table:table-row>
          <table:table-cell table:style-name="Tabela1.A2" office:value-type="string">
            <text:p text:style-name="P80"/>
          </table:table-cell>
          <table:table-cell table:style-name="Tabela1.B2" office:value-type="string">
            <text:p text:style-name="P80"/>
          </table:table-cell>
        </table:table-row>
        <table:table-row>
          <table:table-cell table:style-name="Tabela1.A2" office:value-type="string">
            <text:p text:style-name="P80"/>
          </table:table-cell>
          <table:table-cell table:style-name="Tabela1.B2" office:value-type="string">
            <text:p text:style-name="P80"/>
          </table:table-cell>
        </table:table-row>
        <table:table-row>
          <table:table-cell table:style-name="Tabela1.A2" office:value-type="string">
            <text:p text:style-name="P80"/>
          </table:table-cell>
          <table:table-cell table:style-name="Tabela1.B2" office:value-type="string">
            <text:p text:style-name="P80"/>
          </table:table-cell>
        </table:table-row>
      </table:table>
      <text:p text:style-name="P6"/>
      <text:p text:style-name="P6"/>
      <text:p text:style-name="P7">3. Atores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9">Atores</text:p>
          </table:table-cell>
          <table:table-cell table:style-name="Tabela2.B1" office:value-type="string">
            <text:p text:style-name="P80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81">Administrador</text:p>
          </table:table-cell>
          <table:table-cell table:style-name="Tabela2.B2" office:value-type="string">
            <text:p text:style-name="P82">O Administrador possui acesso a todas as funcionalidades do software, inclusive a cadastro de usuários[UC1.9], alteração de usuário<text:span text:style-name="T46">s</text:span>[UC1.10], exclu<text:span text:style-name="T46">zão de </text:span>usuários[UC1.11] e busca usuários[UC1.12].</text:p>
          </table:table-cell>
        </table:table-row>
        <table:table-row>
          <table:table-cell table:style-name="Tabela2.A2" office:value-type="string">
            <text:p text:style-name="P81">Usuário</text:p>
          </table:table-cell>
          <table:table-cell table:style-name="Tabela2.B2" office:value-type="string">
            <text:p text:style-name="P83">O Usuário possui acesso a todas as funcionalidades do software, exceto cadastro de usuários[UC1.9], exclu<text:span text:style-name="T46">são de</text:span> usuários[UC1.11] e busca <text:span text:style-name="T46">de</text:span> usuários[UC1.12]</text:p>
          </table:table-cell>
        </table:table-row>
        <table:table-row>
          <table:table-cell table:style-name="Tabela2.A2" office:value-type="string">
            <text:p text:style-name="P80"/>
          </table:table-cell>
          <table:table-cell table:style-name="Tabela2.B2" office:value-type="string">
            <text:p text:style-name="P80"/>
          </table:table-cell>
        </table:table-row>
        <table:table-row>
          <table:table-cell table:style-name="Tabela2.A2" office:value-type="string">
            <text:p text:style-name="P80"/>
          </table:table-cell>
          <table:table-cell table:style-name="Tabela2.B2" office:value-type="string">
            <text:p text:style-name="P80"/>
          </table:table-cell>
        </table:table-row>
      </table:table>
      <text:p text:style-name="P7"/>
      <text:p text:style-name="P7"/>
      <text:p text:style-name="P7">4. Casos de Uso</text:p>
      <text:p text:style-name="P7">4.1 UC1.0 Gerenciar <text:span text:style-name="T20">Pessoas</text:span></text:p>
      <text:p text:style-name="P14">4.1.<text:span text:style-name="T11">1</text:span> UC1.1 <text:span text:style-name="T10">Cadastrar Clientes</text:span></text:p>
      <text:p text:style-name="P14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85">UC<text:span text:style-name="T8">1</text:span>.<text:span text:style-name="T9">1</text:span> – <text:span text:style-name="T2">Cadastrar Clientes</text:span></text:p>
          </table:table-cell>
          <table:covered-table-cell/>
          <table:covered-table-cell/>
        </table:table-row>
        <text:soft-page-break/>
        <table:table-row table:style-name="Tabela3.1">
          <table:table-cell table:style-name="Tabela3.A1" office:value-type="string">
            <text:p text:style-name="P101">Pré - Condições</text:p>
          </table:table-cell>
          <table:table-cell table:style-name="Tabela3.B2" office:value-type="string">
            <text:p text:style-name="P85">PC1</text:p>
          </table:table-cell>
          <table:table-cell table:style-name="Tabela3.C2" office:value-type="string">
            <text:p text:style-name="P85">O <text:span text:style-name="T5">Administrador ou Usuário</text:span> deve estar logado no sistema </text:p>
          </table:table-cell>
        </table:table-row>
        <table:table-row table:style-name="Tabela3.3">
          <table:table-cell table:style-name="Tabela3.A1" office:value-type="string">
            <text:p text:style-name="P101">Atores Envolvidos</text:p>
          </table:table-cell>
          <table:table-cell table:style-name="Tabela3.B3" table:number-columns-spanned="2" office:value-type="string">
            <text:p text:style-name="P209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5" office:value-type="string">
            <text:p text:style-name="P101">Fluxo Principal</text:p>
          </table:table-cell>
          <table:table-cell table:style-name="Tabela3.B4" office:value-type="string">
            <text:p text:style-name="P85">FP1</text:p>
          </table:table-cell>
          <table:table-cell table:style-name="Tabela3.C4" office:value-type="string">
            <text:p text:style-name="P116">O <text:span text:style-name="T7">Administrador</text:span> preencherá os campos: nome, <text:span text:style-name="T40">tipo_pessoa,</text:span> <text:span text:style-name="T6">telefone, endereço e CPF ou CNPJ(de acordo com o tipo de cliente)</text:span>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85">FP2</text:p>
          </table:table-cell>
          <table:table-cell table:style-name="Tabela3.C5" office:value-type="string">
            <text:p text:style-name="P116">Para salvar <text:span text:style-name="T6">o Cliente</text:span>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85">FP3</text:p>
          </table:table-cell>
          <table:table-cell table:style-name="Tabela3.C6" office:value-type="string">
            <text:p text:style-name="P116">O sistema emitirá uma mensagem de confirmação;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85">FP4</text:p>
          </table:table-cell>
          <table:table-cell table:style-name="Tabela3.C7" office:value-type="string">
            <text:p text:style-name="P116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85">FP5</text:p>
          </table:table-cell>
          <table:table-cell table:style-name="Tabela3.C8" office:value-type="string">
            <text:p text:style-name="P85">O sistema <text:span text:style-name="T3">emitirá</text:span> a mensagem “<text:span text:style-name="T9">Cliente salvo</text:span>” </text:p>
          </table:table-cell>
        </table:table-row>
        <table:table-row table:style-name="Tabela3.1">
          <table:table-cell table:style-name="Tabela3.A1" table:number-rows-spanned="4" office:value-type="string">
            <text:p text:style-name="P101">Fluxos Alternativos</text:p>
          </table:table-cell>
          <table:table-cell table:style-name="Tabela3.B9" office:value-type="string">
            <text:p text:style-name="P85">FA1</text:p>
          </table:table-cell>
          <table:table-cell table:style-name="Tabela3.C9" office:value-type="string">
            <text:p text:style-name="P131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0" office:value-type="string">
            <text:p text:style-name="P85">FA2</text:p>
          </table:table-cell>
          <table:table-cell table:style-name="Tabela3.C10" office:value-type="string">
            <text:p text:style-name="P116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85">FA3</text:p>
          </table:table-cell>
          <table:table-cell table:style-name="Tabela3.C11" office:value-type="string">
            <text:p text:style-name="P116"/>
          </table:table-cell>
        </table:table-row>
        <table:table-row table:style-name="Tabela3.1">
          <table:covered-table-cell/>
          <table:table-cell table:style-name="Tabela3.B12" office:value-type="string">
            <text:p text:style-name="P116">FA4</text:p>
          </table:table-cell>
          <table:table-cell table:style-name="Tabela3.C12" office:value-type="string">
            <text:p text:style-name="P116"/>
          </table:table-cell>
        </table:table-row>
        <table:table-row table:style-name="Tabela3.1">
          <table:table-cell table:style-name="Tabela3.A1" table:number-rows-spanned="2" office:value-type="string">
            <text:p text:style-name="P101">Regras de Negócio</text:p>
          </table:table-cell>
          <table:table-cell table:style-name="Tabela3.B13" office:value-type="string">
            <text:p text:style-name="P85">RN1</text:p>
          </table:table-cell>
          <table:table-cell table:style-name="Tabela3.C13" office:value-type="string">
            <text:p text:style-name="P142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191">RN2</text:p>
          </table:table-cell>
          <table:table-cell table:style-name="Tabela3.C14" office:value-type="string">
            <text:p text:style-name="P191">Todos os campos são de preenchimento obrigatório</text:p>
          </table:table-cell>
        </table:table-row>
        <table:table-row table:style-name="Tabela3.15">
          <table:table-cell table:style-name="Tabela3.A1" office:value-type="string">
            <text:p text:style-name="P223">Pós Condições</text:p>
          </table:table-cell>
          <table:table-cell table:style-name="Tabela3.B15" office:value-type="string">
            <text:p text:style-name="P85">PC1</text:p>
          </table:table-cell>
          <table:table-cell table:style-name="Tabela3.C15" office:value-type="string">
            <text:p text:style-name="P85"><text:span text:style-name="T6">O Cliente</text:span> deverá <text:span text:style-name="T4">estar</text:span> salv<text:span text:style-name="T7">o</text:span> no banco de dados</text:p>
          </table:table-cell>
        </table:table-row>
        <table:table-row table:style-name="Tabela3.1">
          <table:table-cell table:style-name="Tabela3.A1" office:value-type="string">
            <text:p text:style-name="P223">Casos de Uso Afetados</text:p>
          </table:table-cell>
          <table:table-cell table:style-name="Tabela3.B16" table:number-columns-spanned="2" office:value-type="string">
            <text:p text:style-name="P241">UC1.2, UC1.3, UC1.4*</text:p>
          </table:table-cell>
          <table:covered-table-cell/>
        </table:table-row>
      </table:table>
      <text:p text:style-name="P14"/>
      <text:p text:style-name="P44">4.1.2 UC1.2 Alterar Clientes</text:p>
      <text:p text:style-name="P1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86">UC<text:span text:style-name="T8">1</text:span>.<text:span text:style-name="T11">2</text:span> – <text:span text:style-name="T11">Alterar Client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102">Pré - Condições</text:p>
          </table:table-cell>
          <table:table-cell table:style-name="Tabela4.B2" office:value-type="string">
            <text:p text:style-name="P86">PC1</text:p>
          </table:table-cell>
          <table:table-cell table:style-name="Tabela4.C2" office:value-type="string">
            <text:p text:style-name="P86">O <text:span text:style-name="T5">Administrador ou Usuário</text:span> deve estar logado no sistema 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59">PC2</text:p>
          </table:table-cell>
          <table:table-cell table:style-name="Tabela4.C3" office:value-type="string">
            <text:p text:style-name="P149">O Cliente deve estar cadastrado no sistema</text:p>
          </table:table-cell>
        </table:table-row>
        <table:table-row table:style-name="Tabela4.4">
          <table:table-cell table:style-name="Tabela4.A1" office:value-type="string">
            <text:p text:style-name="P102">Atores Envolvidos</text:p>
          </table:table-cell>
          <table:table-cell table:style-name="Tabela4.B4" table:number-columns-spanned="2" office:value-type="string">
            <text:p text:style-name="P210">Administrador <text:span text:style-name="T9">e Usuário</text:span></text:p>
          </table:table-cell>
          <table:covered-table-cell/>
        </table:table-row>
        <text:soft-page-break/>
        <table:table-row table:style-name="Tabela4.1">
          <table:table-cell table:style-name="Tabela4.A1" table:number-rows-spanned="6" office:value-type="string">
            <text:p text:style-name="P102">Fluxo Principal</text:p>
          </table:table-cell>
          <table:table-cell table:style-name="Tabela4.B5" office:value-type="string">
            <text:p text:style-name="P86">FP1</text:p>
          </table:table-cell>
          <table:table-cell table:style-name="Tabela4.C5" office:value-type="string">
            <text:p text:style-name="P191">O <text:s/><text:span text:style-name="T7">Administrador ou Usuário </text:span>realizará uma busca pelo cliente e selecionará o cliente a ser alterado, <text:span text:style-name="T46">após selecioná-lo deve clicar no botão “Alterar”</text:span>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191">FP2</text:p>
          </table:table-cell>
          <table:table-cell table:style-name="Tabela4.C6" office:value-type="string">
            <text:p text:style-name="P131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nome <text:span text:style-name="T12">e/ou</text:span> <text:span text:style-name="T6">telefone e/ou endereço e/ou CPF/CNPJ e tipo_pessoa</text:span>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86">FP<text:span text:style-name="T40">3</text:span></text:p>
          </table:table-cell>
          <table:table-cell table:style-name="Tabela4.C7" office:value-type="string">
            <text:p text:style-name="P117">Para salvar <text:span text:style-name="T12">as alterações do Cliente</text:span> o <text:span text:style-name="T6">Administrador ou Usuário </text:span>deverá clicar no botão Salvar;</text:p>
          </table:table-cell>
        </table:table-row>
        <table:table-row table:style-name="Tabela4.1">
          <table:covered-table-cell/>
          <table:table-cell table:style-name="Tabela4.B8" office:value-type="string">
            <text:p text:style-name="P86">FP<text:span text:style-name="T40">4</text:span></text:p>
          </table:table-cell>
          <table:table-cell table:style-name="Tabela4.C8" office:value-type="string">
            <text:p text:style-name="P117">O sistema emitirá uma mensagem de confirmação;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86">FP<text:span text:style-name="T40">5</text:span></text:p>
          </table:table-cell>
          <table:table-cell table:style-name="Tabela4.C9" office:value-type="string">
            <text:p text:style-name="P117">Caso o <text:span text:style-name="T10">U</text:span>suário confirme a mensagem, clicando no botão OK, o sistema salvará <text:span text:style-name="T12">as alterações do Cliente</text:span> no banco de dados;</text:p>
          </table:table-cell>
        </table:table-row>
        <table:table-row table:style-name="Tabela4.1">
          <table:covered-table-cell/>
          <table:table-cell table:style-name="Tabela4.B10" office:value-type="string">
            <text:p text:style-name="P86">FP<text:span text:style-name="T40">6</text:span></text:p>
          </table:table-cell>
          <table:table-cell table:style-name="Tabela4.C10" office:value-type="string">
            <text:p text:style-name="P86">O sistema <text:span text:style-name="T3">emitirá</text:span> a mensagem “<text:span text:style-name="T14">Alterações Salvas</text:span>” </text:p>
          </table:table-cell>
        </table:table-row>
        <table:table-row table:style-name="Tabela4.1">
          <table:table-cell table:style-name="Tabela4.A1" table:number-rows-spanned="2" office:value-type="string">
            <text:p text:style-name="P105">Fluxos Alternativos</text:p>
          </table:table-cell>
          <table:table-cell table:style-name="Tabela4.B11" office:value-type="string">
            <text:p text:style-name="P86">FA<text:span text:style-name="T13">1</text:span></text:p>
          </table:table-cell>
          <table:table-cell table:style-name="Tabela4.C11" office:value-type="string">
            <text:p text:style-name="P117">Se o <text:span text:style-name="T6">Administrador ou Usuário</text:span> clicar no botão Cancelar todas as alterações não salvas serão descartadas.</text:p>
          </table:table-cell>
        </table:table-row>
        <table:table-row table:style-name="Tabela4.1">
          <table:covered-table-cell/>
          <table:table-cell table:style-name="Tabela4.B12" office:value-type="string">
            <text:p text:style-name="P117">FA<text:span text:style-name="T14">2</text:span></text:p>
          </table:table-cell>
          <table:table-cell table:style-name="Tabela4.C12" office:value-type="string">
            <text:p text:style-name="P135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4.1">
          <table:table-cell table:style-name="Tabela4.A1" office:value-type="string">
            <text:p text:style-name="P102">Regras de Negócio</text:p>
          </table:table-cell>
          <table:table-cell table:style-name="Tabela4.B13" office:value-type="string">
            <text:p text:style-name="P86">RN1</text:p>
          </table:table-cell>
          <table:table-cell table:style-name="Tabela4.C13" office:value-type="string">
            <text:p text:style-name="P148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4.14">
          <table:table-cell table:style-name="Tabela4.A1" office:value-type="string">
            <text:p text:style-name="P224">Pós Condições</text:p>
          </table:table-cell>
          <table:table-cell table:style-name="Tabela4.B14" office:value-type="string">
            <text:p text:style-name="P86">PC1</text:p>
          </table:table-cell>
          <table:table-cell table:style-name="Tabela4.C14" office:value-type="string">
            <text:p text:style-name="P86"><text:span text:style-name="T6">O Cliente</text:span> deverá <text:span text:style-name="T4">estar</text:span> <text:span text:style-name="T14">alterado</text:span> no banco de dados</text:p>
          </table:table-cell>
        </table:table-row>
        <table:table-row table:style-name="Tabela4.1">
          <table:table-cell table:style-name="Tabela4.A1" office:value-type="string">
            <text:p text:style-name="P224">Casos de Uso Afetados</text:p>
          </table:table-cell>
          <table:table-cell table:style-name="Tabela4.B15" table:number-columns-spanned="2" office:value-type="string">
            <text:p text:style-name="P241">UC1.1, UC1.3, UC1.4</text:p>
          </table:table-cell>
          <table:covered-table-cell/>
        </table:table-row>
      </table:table>
      <text:p text:style-name="P15"/>
      <text:p text:style-name="P25">4.1.3 UC1.3 Excluir Clientes</text:p>
      <text:p text:style-name="P25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87">UC<text:span text:style-name="T8">1</text:span>.<text:span text:style-name="T15">3</text:span> – <text:span text:style-name="T15">Excluir Clientes</text:span></text:p>
          </table:table-cell>
          <table:covered-table-cell/>
          <table:covered-table-cell/>
        </table:table-row>
        <table:table-row table:style-name="Tabela5.1">
          <table:table-cell table:style-name="Tabela5.A1" table:number-rows-spanned="2" office:value-type="string">
            <text:p text:style-name="P103">Pré - Condições</text:p>
          </table:table-cell>
          <table:table-cell table:style-name="Tabela5.B2" office:value-type="string">
            <text:p text:style-name="P87">PC1</text:p>
          </table:table-cell>
          <table:table-cell table:style-name="Tabela5.C2" office:value-type="string">
            <text:p text:style-name="P87">O <text:span text:style-name="T5">Administrador ou Usuário</text:span> deve estar logado no sistema </text:p>
          </table:table-cell>
        </table:table-row>
        <table:table-row table:style-name="Tabela5.3">
          <table:covered-table-cell/>
          <table:table-cell table:style-name="Tabela5.B3" office:value-type="string">
            <text:p text:style-name="P60">PC2</text:p>
          </table:table-cell>
          <table:table-cell table:style-name="Tabela5.C3" office:value-type="string">
            <text:p text:style-name="P150">O Cliente deve estar cadastrado no sistema</text:p>
          </table:table-cell>
        </table:table-row>
        <table:table-row table:style-name="Tabela5.4">
          <table:table-cell table:style-name="Tabela5.A1" office:value-type="string">
            <text:p text:style-name="P103">Atores Envolvidos</text:p>
          </table:table-cell>
          <table:table-cell table:style-name="Tabela5.B4" table:number-columns-spanned="2" office:value-type="string">
            <text:p text:style-name="P211">Administrador <text:span text:style-name="T9">e Usuário</text:span></text:p>
          </table:table-cell>
          <table:covered-table-cell/>
        </table:table-row>
        <table:table-row table:style-name="Tabela5.1">
          <table:table-cell table:style-name="Tabela5.A1" table:number-rows-spanned="5" office:value-type="string">
            <text:p text:style-name="P207">Fluxo Principal</text:p>
          </table:table-cell>
          <table:table-cell table:style-name="Tabela5.B5" office:value-type="string">
            <text:p text:style-name="P87">FP1</text:p>
          </table:table-cell>
          <table:table-cell table:style-name="Tabela5.C5" office:value-type="string">
            <text:p text:style-name="P118">O <text:span text:style-name="T7">Administrador</text:span> <text:span text:style-name="T11">ou Usuário realizara uma busca e selecionará o Cliente a ser excluído.</text:span></text:p>
          </table:table-cell>
        </table:table-row>
        <table:table-row table:style-name="Tabela5.1">
          <table:covered-table-cell/>
          <table:table-cell table:style-name="Tabela5.B6" office:value-type="string">
            <text:p text:style-name="P87">FP2</text:p>
          </table:table-cell>
          <table:table-cell table:style-name="Tabela5.C6" office:value-type="string">
            <text:p text:style-name="P118">Para <text:span text:style-name="T15">excluir o Cliente,</text:span> o <text:span text:style-name="T6">Administrador ou Usuário </text:span>deverá clicar no botão <text:span text:style-name="T15">Excluir</text:span></text:p>
          </table:table-cell>
        </table:table-row>
        <table:table-row table:style-name="Tabela5.1">
          <table:covered-table-cell/>
          <table:table-cell table:style-name="Tabela5.B7" office:value-type="string">
            <text:p text:style-name="P87">FP3</text:p>
          </table:table-cell>
          <table:table-cell table:style-name="Tabela5.C7" office:value-type="string">
            <text:p text:style-name="P118">O sistema emitirá uma mensagem de confirmação</text:p>
          </table:table-cell>
        </table:table-row>
        <table:table-row table:style-name="Tabela5.1">
          <table:covered-table-cell/>
          <table:table-cell table:style-name="Tabela5.B8" office:value-type="string">
            <text:p text:style-name="P87">FP4</text:p>
          </table:table-cell>
          <table:table-cell table:style-name="Tabela5.C8" office:value-type="string">
            <text:p text:style-name="P132">Caso o <text:span text:style-name="T10">U</text:span>suário confirme a mensagem, clicando no botão <text:span text:style-name="T15">OK</text:span>, o sistema <text:span text:style-name="T15">excluirá o Cliente</text:span> <text:span text:style-name="T41">e todas as motos pertencentes a ele do</text:span> banco de dados </text:p>
          </table:table-cell>
        </table:table-row>
        <table:table-row table:style-name="Tabela5.1">
          <table:covered-table-cell/>
          <table:table-cell table:style-name="Tabela5.B9" office:value-type="string">
            <text:p text:style-name="P87">FP5</text:p>
          </table:table-cell>
          <table:table-cell table:style-name="Tabela5.C9" office:value-type="string">
            <text:p text:style-name="P87">O sistema <text:span text:style-name="T3">emitirá</text:span> a mensagem “<text:span text:style-name="T15">Cliente excluído</text:span>” </text:p>
          </table:table-cell>
        </table:table-row>
        <table:table-row table:style-name="Tabela5.1">
          <table:table-cell table:style-name="Tabela5.A1" office:value-type="string">
            <text:p text:style-name="P105">Fluxos Alternativos</text:p>
          </table:table-cell>
          <table:table-cell table:style-name="Tabela5.B10" office:value-type="string">
            <text:p text:style-name="P87">FA<text:span text:style-name="T13">1</text:span></text:p>
          </table:table-cell>
          <table:table-cell table:style-name="Tabela5.C10" office:value-type="string">
            <text:p text:style-name="P118">Se o <text:span text:style-name="T6">Administrador ou Usuário</text:span> clicar no botão Cancelar <text:span text:style-name="T16">o cliente não será excluído.</text:span></text:p>
          </table:table-cell>
        </table:table-row>
        <table:table-row table:style-name="Tabela5.1">
          <table:table-cell table:style-name="Tabela5.A1" office:value-type="string">
            <text:p text:style-name="P103">Regras de Negócio</text:p>
          </table:table-cell>
          <table:table-cell table:style-name="Tabela5.B11" office:value-type="string">
            <text:p text:style-name="P87">RN1</text:p>
          </table:table-cell>
          <table:table-cell table:style-name="Tabela5.C11" office:value-type="string">
            <text:p text:style-name="P192">As vendas realizada para o cliente a ser excluído devem permanecer salvas no sistema</text:p>
          </table:table-cell>
        </table:table-row>
        <table:table-row table:style-name="Tabela5.12">
          <table:table-cell table:style-name="Tabela5.A1" office:value-type="string">
            <text:p text:style-name="P225">Pós Condições</text:p>
          </table:table-cell>
          <table:table-cell table:style-name="Tabela5.B12" office:value-type="string">
            <text:p text:style-name="P87">PC1</text:p>
          </table:table-cell>
          <table:table-cell table:style-name="Tabela5.C12" office:value-type="string">
            <text:p text:style-name="P87"><text:span text:style-name="T6">O Cliente</text:span> deverá <text:span text:style-name="T4">estar</text:span> <text:span text:style-name="T17">excluído</text:span> <text:span text:style-name="T17">d</text:span>o banco de dados</text:p>
          </table:table-cell>
        </table:table-row>
        <table:table-row table:style-name="Tabela5.1">
          <table:table-cell table:style-name="Tabela5.A1" office:value-type="string">
            <text:p text:style-name="P225">Casos de Uso Afetados</text:p>
          </table:table-cell>
          <table:table-cell table:style-name="Tabela5.B13" table:number-columns-spanned="2" office:value-type="string">
            <text:p text:style-name="P242">UC1.2 e UC1.4</text:p>
          </table:table-cell>
          <table:covered-table-cell/>
        </table:table-row>
      </table:table>
      <text:p text:style-name="P16"/>
      <text:p text:style-name="P14"/>
      <text:p text:style-name="P33">4.1.4 UC 1.4 <text:span text:style-name="T18">Buscar Clientes</text:span></text:p>
      <text:p text:style-name="P33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88">UC<text:span text:style-name="T8">1</text:span>.<text:span text:style-name="T18">4</text:span> – <text:span text:style-name="T18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104">Pré - Condições</text:p>
          </table:table-cell>
          <table:table-cell table:style-name="Tabela6.B2" office:value-type="string">
            <text:p text:style-name="P88">PC1</text:p>
          </table:table-cell>
          <table:table-cell table:style-name="Tabela6.C2" office:value-type="string">
            <text:p text:style-name="P88">O <text:span text:style-name="T5">Administrador ou Usuário</text:span> deve estar logado no sistema 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68">PC2</text:p>
          </table:table-cell>
          <table:table-cell table:style-name="Tabela6.C3" office:value-type="string">
            <text:p text:style-name="P151">O <text:span text:style-name="T5">Administrador ou Usuário</text:span> deve estar <text:span text:style-name="T18">na tela de busca</text:span></text:p>
          </table:table-cell>
        </table:table-row>
        <table:table-row table:style-name="Tabela6.4">
          <table:table-cell table:style-name="Tabela6.A1" office:value-type="string">
            <text:p text:style-name="P104">Atores Envolvidos</text:p>
          </table:table-cell>
          <table:table-cell table:style-name="Tabela6.B4" table:number-columns-spanned="2" office:value-type="string">
            <text:p text:style-name="P212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104">Fluxo Principal</text:p>
          </table:table-cell>
          <table:table-cell table:style-name="Tabela6.B5" office:value-type="string">
            <text:p text:style-name="P88">FP1</text:p>
          </table:table-cell>
          <table:table-cell table:style-name="Tabela6.C5" office:value-type="string">
            <text:p text:style-name="P119">O <text:span text:style-name="T7">Administrador</text:span> <text:span text:style-name="T11">ou Usuário preenchera nome do cliente em um formulário 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88">FP2</text:p>
          </table:table-cell>
          <table:table-cell table:style-name="Tabela6.C6" office:value-type="string">
            <text:p text:style-name="P167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88">FP3</text:p>
          </table:table-cell>
          <table:table-cell table:style-name="Tabela6.C7" office:value-type="string">
            <text:p text:style-name="P160">O sistema retornara uma lista com todos os clientes de acordo com o <text:span text:style-name="T19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88">FP4</text:p>
          </table:table-cell>
          <table:table-cell table:style-name="Tabela6.C8" office:value-type="string">
            <text:p text:style-name="P192">O Administrador/Usuário pode selecionar o cliente clicando sobre o mesmo</text:p>
          </table:table-cell>
        </table:table-row>
        <table:table-row table:style-name="Tabela6.1">
          <table:table-cell table:style-name="Tabela6.A1" table:number-rows-spanned="2" office:value-type="string">
            <text:p text:style-name="P105">Fluxos Alternativos</text:p>
          </table:table-cell>
          <table:table-cell table:style-name="Tabela6.B9" office:value-type="string">
            <text:p text:style-name="P88">FA<text:span text:style-name="T13">1</text:span></text:p>
          </table:table-cell>
          <table:table-cell table:style-name="Tabela6.C9" office:value-type="string">
            <text:p text:style-name="P136">Se o <text:span text:style-name="T6">Administrador ou Usuário</text:span> <text:span text:style-name="T19">não preencher o formulário e clicar no botão “Buscar” o sistema emitirá a seguinte mensagem “Insira o nome do Cliente”</text:span></text:p>
          </table:table-cell>
        </table:table-row>
        <table:table-row table:style-name="Tabela6.1">
          <table:covered-table-cell/>
          <table:table-cell table:style-name="Tabela6.B10" office:value-type="string">
            <text:p text:style-name="P119">FA<text:span text:style-name="T14">2</text:span></text:p>
          </table:table-cell>
          <table:table-cell table:style-name="Tabela6.C10" office:value-type="string">
            <text:p text:style-name="P167">Se o sistema não encontrar nenhum cliente correspondente ao da busca no banco de dados será emitido a seguinte mensagem “Cliente não encontrado no banco de dados, verifique o nome inserido”</text:p>
          </table:table-cell>
        </table:table-row>
        <table:table-row table:style-name="Tabela6.1">
          <table:table-cell table:style-name="Tabela6.A1" office:value-type="string">
            <text:p text:style-name="P104">Regras de Negócio</text:p>
          </table:table-cell>
          <table:table-cell table:style-name="Tabela6.B11" office:value-type="string">
            <text:p text:style-name="P88">RN1</text:p>
          </table:table-cell>
          <table:table-cell table:style-name="Tabela6.C11" office:value-type="string">
            <text:p text:style-name="P167">O formulário não pode ficar vazio</text:p>
          </table:table-cell>
        </table:table-row>
        <text:soft-page-break/>
        <table:table-row table:style-name="Tabela6.12">
          <table:table-cell table:style-name="Tabela6.A1" office:value-type="string">
            <text:p text:style-name="P226">Pós Condições</text:p>
          </table:table-cell>
          <table:table-cell table:style-name="Tabela6.B12" office:value-type="string">
            <text:p text:style-name="P88">PC1</text:p>
          </table:table-cell>
          <table:table-cell table:style-name="Tabela6.C12" office:value-type="string">
            <text:p text:style-name="P176">O sistema deverá emitir uma lista com todos os Clientes correspondentes ao nome inserido pelo Usuário </text:p>
          </table:table-cell>
        </table:table-row>
        <table:table-row table:style-name="Tabela6.1">
          <table:table-cell table:style-name="Tabela6.A1" office:value-type="string">
            <text:p text:style-name="P226">Casos de Uso Afetados</text:p>
          </table:table-cell>
          <table:table-cell table:style-name="Tabela6.B13" table:number-columns-spanned="2" office:value-type="string">
            <text:p text:style-name="P243">UC1.2 e UC1.3 </text:p>
          </table:table-cell>
          <table:covered-table-cell/>
        </table:table-row>
      </table:table>
      <text:p text:style-name="P34"/>
      <text:p text:style-name="P9"/>
      <text:p text:style-name="P17">4.1.<text:span text:style-name="T25">5</text:span> UC1.<text:span text:style-name="T21">5</text:span> <text:span text:style-name="T10">Cadastrar Fornecedores</text:span></text:p>
      <text:p text:style-name="P17"/>
      <text:p text:style-name="P17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89">UC<text:span text:style-name="T8">1</text:span>.<text:span text:style-name="T21">5</text:span> – <text:span text:style-name="T2">Cadastrar Fornecedores*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06">Pré - Condições</text:p>
          </table:table-cell>
          <table:table-cell table:style-name="Tabela7.B2" office:value-type="string">
            <text:p text:style-name="P89">PC1</text:p>
          </table:table-cell>
          <table:table-cell table:style-name="Tabela7.C2" office:value-type="string">
            <text:p text:style-name="P89">O <text:span text:style-name="T5">Administrador ou Usuário</text:span> deve estar logado no sistema.</text:p>
          </table:table-cell>
        </table:table-row>
        <table:table-row table:style-name="Tabela7.3">
          <table:table-cell table:style-name="Tabela7.A1" office:value-type="string">
            <text:p text:style-name="P106">Atores Envolvidos</text:p>
          </table:table-cell>
          <table:table-cell table:style-name="Tabela7.B3" table:number-columns-spanned="2" office:value-type="string">
            <text:p text:style-name="P213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106">Fluxo Principal</text:p>
          </table:table-cell>
          <table:table-cell table:style-name="Tabela7.B4" office:value-type="string">
            <text:p text:style-name="P89">FP1</text:p>
          </table:table-cell>
          <table:table-cell table:style-name="Tabela7.C4" office:value-type="string">
            <text:p text:style-name="P120">O <text:span text:style-name="T7">Administrador ou Usuário</text:span> preencherá os campos: nome, <text:span text:style-name="T6">CNPJ e telefone</text:span>;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89">FP2</text:p>
          </table:table-cell>
          <table:table-cell table:style-name="Tabela7.C5" office:value-type="string">
            <text:p text:style-name="P120">Para salvar <text:span text:style-name="T6">o Fornecedor</text:span> o <text:span text:style-name="T6">Administrador ou Usuário </text:span>deverá clicar no botão Salvar;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89">FP3</text:p>
          </table:table-cell>
          <table:table-cell table:style-name="Tabela7.C6" office:value-type="string">
            <text:p text:style-name="P120">O sistema emitirá uma mensagem de confirmação;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89">FP4</text:p>
          </table:table-cell>
          <table:table-cell table:style-name="Tabela7.C7" office:value-type="string">
            <text:p text:style-name="P120">Caso o <text:span text:style-name="T10">U</text:span>suário confirme a mensagem, clicando no botão OK, o sistema salvará <text:span text:style-name="T10">o Fornecedor</text:span> no banco de dados;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89">FP5</text:p>
          </table:table-cell>
          <table:table-cell table:style-name="Tabela7.C8" office:value-type="string">
            <text:p text:style-name="P89">O sistema <text:span text:style-name="T3">emitirá</text:span> a mensagem “<text:span text:style-name="T20">Fornecedor salvo</text:span>” </text:p>
          </table:table-cell>
        </table:table-row>
        <table:table-row table:style-name="Tabela7.1">
          <table:table-cell table:style-name="Tabela7.A1" table:number-rows-spanned="3" office:value-type="string">
            <text:p text:style-name="P106">Fluxos Alternativos</text:p>
          </table:table-cell>
          <table:table-cell table:style-name="Tabela7.B9" office:value-type="string">
            <text:p text:style-name="P89">FA<text:span text:style-name="T42">1</text:span></text:p>
          </table:table-cell>
          <table:table-cell table:style-name="Tabela7.C9" office:value-type="string">
            <text:p text:style-name="P120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89">FA<text:span text:style-name="T42">2</text:span></text:p>
          </table:table-cell>
          <table:table-cell table:style-name="Tabela7.C10" office:value-type="string">
            <text:p text:style-name="P120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20">FA4</text:p>
          </table:table-cell>
          <table:table-cell table:style-name="Tabela7.C11" office:value-type="string">
            <text:p text:style-name="P120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office:value-type="string">
            <text:p text:style-name="P106">Regras de Negócio</text:p>
          </table:table-cell>
          <table:table-cell table:style-name="Tabela7.B12" office:value-type="string">
            <text:p text:style-name="P89">RN1</text:p>
          </table:table-cell>
          <table:table-cell table:style-name="Tabela7.C12" office:value-type="string">
            <text:p text:style-name="P193">Todos os campos são de preenchimento obrigatório</text:p>
          </table:table-cell>
        </table:table-row>
        <table:table-row table:style-name="Tabela7.13">
          <table:table-cell table:style-name="Tabela7.A1" office:value-type="string">
            <text:p text:style-name="P227">Pós Condições</text:p>
          </table:table-cell>
          <table:table-cell table:style-name="Tabela7.B13" office:value-type="string">
            <text:p text:style-name="P89">PC1</text:p>
          </table:table-cell>
          <table:table-cell table:style-name="Tabela7.C13" office:value-type="string">
            <text:p text:style-name="P89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227">Casos de Uso Afetados</text:p>
          </table:table-cell>
          <table:table-cell table:style-name="Tabela7.B14" table:number-columns-spanned="2" office:value-type="string">
            <text:p text:style-name="P244">UC1.6, UC1.7, UC1.8</text:p>
          </table:table-cell>
          <table:covered-table-cell/>
        </table:table-row>
      </table:table>
      <text:p text:style-name="P35"/>
      <text:p text:style-name="P35"/>
      <text:p text:style-name="P35"/>
      <text:p text:style-name="P51"><text:soft-page-break/>4.1.<text:span text:style-name="T25">6</text:span> UC1.<text:span text:style-name="T21">6</text:span> Alterar <text:span text:style-name="T21">Fornecedores</text:span></text:p>
      <text:p text:style-name="P18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table:number-columns-spanned="3" office:value-type="string">
            <text:p text:style-name="P90">UC<text:span text:style-name="T8">1</text:span>.<text:span text:style-name="T21">6</text:span> – <text:span text:style-name="T11">Alterar Fornecedores</text:span></text:p>
          </table:table-cell>
          <table:covered-table-cell/>
          <table:covered-table-cell/>
        </table:table-row>
        <table:table-row table:style-name="Tabela8.1">
          <table:table-cell table:style-name="Tabela8.A1" table:number-rows-spanned="2" office:value-type="string">
            <text:p text:style-name="P107">Pré - Condições</text:p>
          </table:table-cell>
          <table:table-cell table:style-name="Tabela8.B2" office:value-type="string">
            <text:p text:style-name="P90">PC1</text:p>
          </table:table-cell>
          <table:table-cell table:style-name="Tabela8.C2" office:value-type="string">
            <text:p text:style-name="P90">O <text:span text:style-name="T5">Administrador ou Usuário</text:span> deve estar logado no sistema </text:p>
          </table:table-cell>
        </table:table-row>
        <table:table-row table:style-name="Tabela8.3">
          <table:covered-table-cell/>
          <table:table-cell table:style-name="Tabela8.B3" office:value-type="string">
            <text:p text:style-name="P61">PC2</text:p>
          </table:table-cell>
          <table:table-cell table:style-name="Tabela8.C3" office:value-type="string">
            <text:p text:style-name="P152">O <text:span text:style-name="T21">Fornecedor </text:span>deve estar cadastrado no sistema</text:p>
          </table:table-cell>
        </table:table-row>
        <table:table-row table:style-name="Tabela8.4">
          <table:table-cell table:style-name="Tabela8.A1" office:value-type="string">
            <text:p text:style-name="P107">Atores Envolvidos</text:p>
          </table:table-cell>
          <table:table-cell table:style-name="Tabela8.B4" table:number-columns-spanned="2" office:value-type="string">
            <text:p text:style-name="P214">Administrador <text:span text:style-name="T9">e Usuário</text:span></text:p>
          </table:table-cell>
          <table:covered-table-cell/>
        </table:table-row>
        <table:table-row table:style-name="Tabela8.1">
          <table:table-cell table:style-name="Tabela8.A1" office:value-type="string">
            <text:p text:style-name="P107"/>
          </table:table-cell>
          <table:table-cell table:style-name="Tabela8.B5" office:value-type="string">
            <text:p text:style-name="P193">FP1</text:p>
          </table:table-cell>
          <table:table-cell table:style-name="Tabela8.C5" office:value-type="string">
            <text:p text:style-name="P193">O Administrador deve realizar uma busca e selecionar o fornecedor a ser alterado</text:p>
          </table:table-cell>
        </table:table-row>
        <table:table-row table:style-name="Tabela8.1">
          <table:table-cell table:style-name="Tabela8.A6" table:number-rows-spanned="5" office:value-type="string">
            <text:p text:style-name="P107">Fluxo Principal</text:p>
          </table:table-cell>
          <table:table-cell table:style-name="Tabela8.B6" office:value-type="string">
            <text:p text:style-name="P90">FP1</text:p>
          </table:table-cell>
          <table:table-cell table:style-name="Tabela8.C6" office:value-type="string">
            <text:p text:style-name="P121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nome,<text:span text:style-name="T6"> CNPJ e telefone</text:span></text:p>
          </table:table-cell>
        </table:table-row>
        <table:table-row table:style-name="Tabela8.1">
          <table:covered-table-cell/>
          <table:table-cell table:style-name="Tabela8.B7" office:value-type="string">
            <text:p text:style-name="P90">FP2</text:p>
          </table:table-cell>
          <table:table-cell table:style-name="Tabela8.C7" office:value-type="string">
            <text:p text:style-name="P121">Para salvar <text:span text:style-name="T12">as alterações do Fornecedor </text:span>o <text:span text:style-name="T6">Administrador ou Usuário </text:span>deverá clicar no botão Salvar</text:p>
          </table:table-cell>
        </table:table-row>
        <table:table-row table:style-name="Tabela8.1">
          <table:covered-table-cell/>
          <table:table-cell table:style-name="Tabela8.B8" office:value-type="string">
            <text:p text:style-name="P90">FP3</text:p>
          </table:table-cell>
          <table:table-cell table:style-name="Tabela8.C8" office:value-type="string">
            <text:p text:style-name="P121">O sistema emitirá uma mensagem de confirmação</text:p>
          </table:table-cell>
        </table:table-row>
        <table:table-row table:style-name="Tabela8.1">
          <table:covered-table-cell/>
          <table:table-cell table:style-name="Tabela8.B9" office:value-type="string">
            <text:p text:style-name="P90">FP4</text:p>
          </table:table-cell>
          <table:table-cell table:style-name="Tabela8.C9" office:value-type="string">
            <text:p text:style-name="P121">Caso o <text:span text:style-name="T10">U</text:span>suário confirme a mensagem, clicando no botão OK, o sistema salvará <text:span text:style-name="T12">as alterações do Fornecedor </text:span>no banco de dados;</text:p>
          </table:table-cell>
        </table:table-row>
        <table:table-row table:style-name="Tabela8.1">
          <table:covered-table-cell/>
          <table:table-cell table:style-name="Tabela8.B10" office:value-type="string">
            <text:p text:style-name="P90">FP5</text:p>
          </table:table-cell>
          <table:table-cell table:style-name="Tabela8.C10" office:value-type="string">
            <text:p text:style-name="P90">O sistema <text:span text:style-name="T3">emitirá</text:span> a mensagem “<text:span text:style-name="T14">Alterações Salvas</text:span>” </text:p>
          </table:table-cell>
        </table:table-row>
        <table:table-row table:style-name="Tabela8.1">
          <table:table-cell table:style-name="Tabela8.A1" table:number-rows-spanned="2" office:value-type="string">
            <text:p text:style-name="P107">Fluxos Alternativos</text:p>
          </table:table-cell>
          <table:table-cell table:style-name="Tabela8.B11" office:value-type="string">
            <text:p text:style-name="P90">FA<text:span text:style-name="T13">1</text:span></text:p>
          </table:table-cell>
          <table:table-cell table:style-name="Tabela8.C11" office:value-type="string">
            <text:p text:style-name="P121">Se o <text:span text:style-name="T6">Administrador ou Usuário</text:span> clicar no botão Cancelar todas as alterações não salvas serão descartadas.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121">FA<text:span text:style-name="T14">2</text:span></text:p>
          </table:table-cell>
          <table:table-cell table:style-name="Tabela8.C12" office:value-type="string">
            <text:p text:style-name="P137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8.1">
          <table:table-cell table:style-name="Tabela8.A1" office:value-type="string">
            <text:p text:style-name="P107">Regras de Negócio</text:p>
          </table:table-cell>
          <table:table-cell table:style-name="Tabela8.B13" office:value-type="string">
            <text:p text:style-name="P90">RN1</text:p>
          </table:table-cell>
          <table:table-cell table:style-name="Tabela8.C13" office:value-type="string">
            <text:p text:style-name="P194">Nenhum dos campos pode ficar vazio</text:p>
          </table:table-cell>
        </table:table-row>
        <table:table-row table:style-name="Tabela8.14">
          <table:table-cell table:style-name="Tabela8.A1" office:value-type="string">
            <text:p text:style-name="P228">Pós Condições</text:p>
          </table:table-cell>
          <table:table-cell table:style-name="Tabela8.B14" office:value-type="string">
            <text:p text:style-name="P90">PC1</text:p>
          </table:table-cell>
          <table:table-cell table:style-name="Tabela8.C14" office:value-type="string">
            <text:p text:style-name="P90"><text:span text:style-name="T6">O Fornecedor</text:span> deverá <text:span text:style-name="T4">estar</text:span> <text:span text:style-name="T14">alterado</text:span> no banco de dados</text:p>
          </table:table-cell>
        </table:table-row>
        <table:table-row table:style-name="Tabela8.1">
          <table:table-cell table:style-name="Tabela8.A1" office:value-type="string">
            <text:p text:style-name="P228">Casos de Uso Afetados</text:p>
          </table:table-cell>
          <table:table-cell table:style-name="Tabela8.B15" table:number-columns-spanned="2" office:value-type="string">
            <text:p text:style-name="P245">UC1.6 e UC1.7</text:p>
          </table:table-cell>
          <table:covered-table-cell/>
        </table:table-row>
      </table:table>
      <text:p text:style-name="P18"/>
      <text:p text:style-name="P26">4.1.<text:span text:style-name="T25">7</text:span> UC1.<text:span text:style-name="T22">7</text:span> Excluir <text:span text:style-name="T22">Fornecedores</text:span></text:p>
      <text:p text:style-name="P26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table:number-columns-spanned="3" office:value-type="string">
            <text:p text:style-name="P90">UC<text:span text:style-name="T8">1</text:span>.<text:span text:style-name="T15">3</text:span> – <text:span text:style-name="T15">Excluir Fornecedores</text:span></text:p>
          </table:table-cell>
          <table:covered-table-cell/>
          <table:covered-table-cell/>
        </table:table-row>
        <table:table-row table:style-name="Tabela9.1">
          <table:table-cell table:style-name="Tabela9.A1" table:number-rows-spanned="2" office:value-type="string">
            <text:p text:style-name="P107">Pré - Condições</text:p>
          </table:table-cell>
          <table:table-cell table:style-name="Tabela9.B2" office:value-type="string">
            <text:p text:style-name="P90">PC1</text:p>
          </table:table-cell>
          <table:table-cell table:style-name="Tabela9.C2" office:value-type="string">
            <text:p text:style-name="P90">O <text:span text:style-name="T5">Administrador ou Usuário</text:span> deve estar logado no sistema </text:p>
          </table:table-cell>
        </table:table-row>
        <table:table-row table:style-name="Tabela9.3">
          <table:covered-table-cell/>
          <table:table-cell table:style-name="Tabela9.B3" office:value-type="string">
            <text:p text:style-name="P61">PC2</text:p>
          </table:table-cell>
          <table:table-cell table:style-name="Tabela9.C3" office:value-type="string">
            <text:p text:style-name="P152">O <text:span text:style-name="T21">Fornecedor </text:span>deve estar cadastrado no sistema</text:p>
          </table:table-cell>
        </table:table-row>
        <text:soft-page-break/>
        <table:table-row table:style-name="Tabela9.4">
          <table:table-cell table:style-name="Tabela9.A1" office:value-type="string">
            <text:p text:style-name="P107">Atores Envolvidos</text:p>
          </table:table-cell>
          <table:table-cell table:style-name="Tabela9.B4" table:number-columns-spanned="2" office:value-type="string">
            <text:p text:style-name="P214">Administrador <text:span text:style-name="T9">e Usuário</text:span></text:p>
          </table:table-cell>
          <table:covered-table-cell/>
        </table:table-row>
        <table:table-row table:style-name="Tabela9.1">
          <table:table-cell table:style-name="Tabela9.A1" table:number-rows-spanned="5" office:value-type="string">
            <text:p text:style-name="P107">Fluxo Principal</text:p>
          </table:table-cell>
          <table:table-cell table:style-name="Tabela9.B5" office:value-type="string">
            <text:p text:style-name="P90">FP1</text:p>
          </table:table-cell>
          <table:table-cell table:style-name="Tabela9.C5" office:value-type="string">
            <text:p text:style-name="P121">O <text:span text:style-name="T7">Administrador</text:span> <text:span text:style-name="T11">ou Usuário buscará e selecionará o Fornecedor a ser excluído.</text:span></text:p>
          </table:table-cell>
        </table:table-row>
        <table:table-row table:style-name="Tabela9.1">
          <table:covered-table-cell/>
          <table:table-cell table:style-name="Tabela9.B6" office:value-type="string">
            <text:p text:style-name="P90">FP2</text:p>
          </table:table-cell>
          <table:table-cell table:style-name="Tabela9.C6" office:value-type="string">
            <text:p text:style-name="P121">Para <text:span text:style-name="T15">excluir o Fornecedor,</text:span> o <text:span text:style-name="T6">Administrador ou Usuário </text:span>deverá clicar no botão <text:span text:style-name="T15">Excluir</text:span></text:p>
          </table:table-cell>
        </table:table-row>
        <table:table-row table:style-name="Tabela9.1">
          <table:covered-table-cell/>
          <table:table-cell table:style-name="Tabela9.B7" office:value-type="string">
            <text:p text:style-name="P90">FP3</text:p>
          </table:table-cell>
          <table:table-cell table:style-name="Tabela9.C7" office:value-type="string">
            <text:p text:style-name="P121">O sistema emitirá uma mensagem de confirmação</text:p>
          </table:table-cell>
        </table:table-row>
        <table:table-row table:style-name="Tabela9.1">
          <table:covered-table-cell/>
          <table:table-cell table:style-name="Tabela9.B8" office:value-type="string">
            <text:p text:style-name="P90">FP4</text:p>
          </table:table-cell>
          <table:table-cell table:style-name="Tabela9.C8" office:value-type="string">
            <text:p text:style-name="P121">Caso o <text:span text:style-name="T10">U</text:span>suário confirme a mensagem, clicando no botão <text:span text:style-name="T15">OK</text:span>, o sistema <text:span text:style-name="T15">excluirá o Fornecedor do</text:span> banco de dados</text:p>
          </table:table-cell>
        </table:table-row>
        <table:table-row table:style-name="Tabela9.1">
          <table:covered-table-cell/>
          <table:table-cell table:style-name="Tabela9.B9" office:value-type="string">
            <text:p text:style-name="P90">FP5</text:p>
          </table:table-cell>
          <table:table-cell table:style-name="Tabela9.C9" office:value-type="string">
            <text:p text:style-name="P90">O sistema <text:span text:style-name="T3">emitirá</text:span> a mensagem “<text:span text:style-name="T21">Fornecedor excluído</text:span>” </text:p>
          </table:table-cell>
        </table:table-row>
        <table:table-row table:style-name="Tabela9.1">
          <table:table-cell table:style-name="Tabela9.A1" office:value-type="string">
            <text:p text:style-name="P107">Fluxos Alternativos</text:p>
          </table:table-cell>
          <table:table-cell table:style-name="Tabela9.B10" office:value-type="string">
            <text:p text:style-name="P90">FA<text:span text:style-name="T13">1</text:span></text:p>
          </table:table-cell>
          <table:table-cell table:style-name="Tabela9.C10" office:value-type="string">
            <text:p text:style-name="P121">Se o <text:span text:style-name="T6">Administrador ou Usuário</text:span> clicar no botão Cancelar <text:span text:style-name="T16">o Fornecedor não será excluído.</text:span></text:p>
          </table:table-cell>
        </table:table-row>
        <table:table-row table:style-name="Tabela9.1">
          <table:table-cell table:style-name="Tabela9.A1" office:value-type="string">
            <text:p text:style-name="P107">Regras de Negócio</text:p>
          </table:table-cell>
          <table:table-cell table:style-name="Tabela9.B11" office:value-type="string">
            <text:p text:style-name="P90">RN1</text:p>
          </table:table-cell>
          <table:table-cell table:style-name="Tabela9.C11" office:value-type="string">
            <text:p text:style-name="P194">Mesmo com a exclusão do fornecedor as compras relacionadas a ele devem continuar salvas no banco de dados</text:p>
          </table:table-cell>
        </table:table-row>
        <table:table-row table:style-name="Tabela9.12">
          <table:table-cell table:style-name="Tabela9.A1" office:value-type="string">
            <text:p text:style-name="P228">Pós Condições</text:p>
          </table:table-cell>
          <table:table-cell table:style-name="Tabela9.B12" office:value-type="string">
            <text:p text:style-name="P90">PC1</text:p>
          </table:table-cell>
          <table:table-cell table:style-name="Tabela9.C12" office:value-type="string">
            <text:p text:style-name="P90"><text:span text:style-name="T6">O Fornecedor</text:span> deverá <text:span text:style-name="T4">estar</text:span> <text:span text:style-name="T17">excluído</text:span> <text:span text:style-name="T17">d</text:span>o banco de dados</text:p>
          </table:table-cell>
        </table:table-row>
        <table:table-row table:style-name="Tabela9.1">
          <table:table-cell table:style-name="Tabela9.A1" office:value-type="string">
            <text:p text:style-name="P228">Casos de Uso Afetados</text:p>
          </table:table-cell>
          <table:table-cell table:style-name="Tabela9.B13" table:number-columns-spanned="2" office:value-type="string">
            <text:p text:style-name="P245">UC1.6, UC1.8</text:p>
          </table:table-cell>
          <table:covered-table-cell/>
        </table:table-row>
      </table:table>
      <text:p text:style-name="P18"/>
      <text:p text:style-name="P18"/>
      <text:p text:style-name="P36">4.1.<text:span text:style-name="T25">8</text:span> UC 1.<text:span text:style-name="T22">8</text:span> <text:span text:style-name="T18">Buscar Fornecedores</text:span></text:p>
      <text:p text:style-name="P36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columns-spanned="3" office:value-type="string">
            <text:p text:style-name="P90">UC<text:span text:style-name="T8">1</text:span>.<text:span text:style-name="T18">4</text:span> – <text:span text:style-name="T18">Buscar Fornecedores</text:span></text:p>
          </table:table-cell>
          <table:covered-table-cell/>
          <table:covered-table-cell/>
        </table:table-row>
        <table:table-row table:style-name="Tabela10.1">
          <table:table-cell table:style-name="Tabela10.A1" table:number-rows-spanned="2" office:value-type="string">
            <text:p text:style-name="P107">Pré - Condições</text:p>
          </table:table-cell>
          <table:table-cell table:style-name="Tabela10.B2" office:value-type="string">
            <text:p text:style-name="P90">PC1</text:p>
          </table:table-cell>
          <table:table-cell table:style-name="Tabela10.C2" office:value-type="string">
            <text:p text:style-name="P90">O <text:span text:style-name="T5">Administrador ou Usuário</text:span> deve estar logado no sistema </text:p>
          </table:table-cell>
        </table:table-row>
        <table:table-row table:style-name="Tabela10.3">
          <table:covered-table-cell/>
          <table:table-cell table:style-name="Tabela10.B3" office:value-type="string">
            <text:p text:style-name="P69">PC2</text:p>
          </table:table-cell>
          <table:table-cell table:style-name="Tabela10.C3" office:value-type="string">
            <text:p text:style-name="P152">O <text:span text:style-name="T5">Administrador ou Usuário</text:span> deve estar <text:span text:style-name="T18">na tela de busca</text:span></text:p>
          </table:table-cell>
        </table:table-row>
        <table:table-row table:style-name="Tabela10.4">
          <table:table-cell table:style-name="Tabela10.A1" office:value-type="string">
            <text:p text:style-name="P107">Atores Envolvidos</text:p>
          </table:table-cell>
          <table:table-cell table:style-name="Tabela10.B4" table:number-columns-spanned="2" office:value-type="string">
            <text:p text:style-name="P214">Administrador <text:span text:style-name="T9">e Usuário</text:span></text:p>
          </table:table-cell>
          <table:covered-table-cell/>
        </table:table-row>
        <table:table-row table:style-name="Tabela10.1">
          <table:table-cell table:style-name="Tabela10.A1" table:number-rows-spanned="4" office:value-type="string">
            <text:p text:style-name="P107">Fluxo Principal</text:p>
          </table:table-cell>
          <table:table-cell table:style-name="Tabela10.B5" office:value-type="string">
            <text:p text:style-name="P90">FP1</text:p>
          </table:table-cell>
          <table:table-cell table:style-name="Tabela10.C5" office:value-type="string">
            <text:p text:style-name="P121">O <text:span text:style-name="T7">Administrador</text:span> <text:span text:style-name="T11">ou Usuário preenchera nome do Fornecedor em um formulário </text:span></text:p>
          </table:table-cell>
        </table:table-row>
        <table:table-row table:style-name="Tabela10.1">
          <table:covered-table-cell/>
          <table:table-cell table:style-name="Tabela10.B6" office:value-type="string">
            <text:p text:style-name="P90">FP2</text:p>
          </table:table-cell>
          <table:table-cell table:style-name="Tabela10.C6" office:value-type="string">
            <text:p text:style-name="P168">Para buscar, o Usuário/<text:span text:style-name="T43">Administrador</text:span> deve clicar no botão “Buscar”</text:p>
          </table:table-cell>
        </table:table-row>
        <table:table-row table:style-name="Tabela10.1">
          <table:covered-table-cell/>
          <table:table-cell table:style-name="Tabela10.B7" office:value-type="string">
            <text:p text:style-name="P90">FP3</text:p>
          </table:table-cell>
          <table:table-cell table:style-name="Tabela10.C7" office:value-type="string">
            <text:p text:style-name="P161">O sistema retornara uma lista com todos os <text:span text:style-name="T43">Fornecedores </text:span>de acordo com o <text:span text:style-name="T19">nome </text:span>inserido pelo Administrador ou Usuário</text:p>
          </table:table-cell>
        </table:table-row>
        <table:table-row table:style-name="Tabela10.1">
          <table:covered-table-cell/>
          <table:table-cell table:style-name="Tabela10.B8" office:value-type="string">
            <text:p text:style-name="P90">FP4</text:p>
          </table:table-cell>
          <table:table-cell table:style-name="Tabela10.C8" office:value-type="string">
            <text:p text:style-name="P195">O Usuário/Administrador deve selecionar o Fornecedor desejado para informações mais detalhadas</text:p>
          </table:table-cell>
        </table:table-row>
        <table:table-row table:style-name="Tabela10.1">
          <table:table-cell table:style-name="Tabela10.A1" table:number-rows-spanned="2" office:value-type="string">
            <text:p text:style-name="P107">Fluxos Alternativos</text:p>
          </table:table-cell>
          <table:table-cell table:style-name="Tabela10.B9" office:value-type="string">
            <text:p text:style-name="P90">FA<text:span text:style-name="T13">1</text:span></text:p>
          </table:table-cell>
          <table:table-cell table:style-name="Tabela10.C9" office:value-type="string">
            <text:p text:style-name="P121">Se o <text:span text:style-name="T6">Administrador ou Usuário</text:span> <text:span text:style-name="T19">não preencher o formulário e clicar no botão “Buscar” o sistema emitirá a seguinte mensagem </text:span><text:soft-page-break/><text:span text:style-name="T19">“Insira o nome do Fornecedor”</text:span></text:p>
          </table:table-cell>
        </table:table-row>
        <table:table-row table:style-name="Tabela10.1">
          <table:covered-table-cell/>
          <table:table-cell table:style-name="Tabela10.B10" office:value-type="string">
            <text:p text:style-name="P121">FA<text:span text:style-name="T14">2</text:span></text:p>
          </table:table-cell>
          <table:table-cell table:style-name="Tabela10.C10" office:value-type="string">
            <text:p text:style-name="P175">Se o sistema não encontrar nenhum <text:span text:style-name="T21">Fornecedor </text:span>correspondente ao da busca no banco de dados, será emitido a seguinte mensagem “Cliente não encontrado, verifique o nome inserido <text:span text:style-name="T21">e tente novamente</text:span>”</text:p>
          </table:table-cell>
        </table:table-row>
        <table:table-row table:style-name="Tabela10.1">
          <table:table-cell table:style-name="Tabela10.A1" office:value-type="string">
            <text:p text:style-name="P107">Regras de Negócio</text:p>
          </table:table-cell>
          <table:table-cell table:style-name="Tabela10.B11" office:value-type="string">
            <text:p text:style-name="P90">RN1</text:p>
          </table:table-cell>
          <table:table-cell table:style-name="Tabela10.C11" office:value-type="string">
            <text:p text:style-name="P168">O formulário não pode ficar vazio*</text:p>
          </table:table-cell>
        </table:table-row>
        <table:table-row table:style-name="Tabela10.12">
          <table:table-cell table:style-name="Tabela10.A1" office:value-type="string">
            <text:p text:style-name="P228">Pós Condições</text:p>
          </table:table-cell>
          <table:table-cell table:style-name="Tabela10.B12" office:value-type="string">
            <text:p text:style-name="P90">PC1</text:p>
          </table:table-cell>
          <table:table-cell table:style-name="Tabela10.C12" office:value-type="string">
            <text:p text:style-name="P177">O sistema deverá emitir uma lista com todos os <text:span text:style-name="T22">Fornecedores </text:span>correspondentes ao nome inserido pelo Usuário <text:span text:style-name="T43">com a possibilidade de selecioná-lo para informações mais detalhadas</text:span></text:p>
          </table:table-cell>
        </table:table-row>
        <table:table-row table:style-name="Tabela10.1">
          <table:table-cell table:style-name="Tabela10.A1" office:value-type="string">
            <text:p text:style-name="P228">Casos de Uso Afetados</text:p>
          </table:table-cell>
          <table:table-cell table:style-name="Tabela10.B13" table:number-columns-spanned="2" office:value-type="string">
            <text:p text:style-name="P246">UC1.6, UC1.7</text:p>
          </table:table-cell>
          <table:covered-table-cell/>
        </table:table-row>
      </table:table>
      <text:p text:style-name="P36"/>
      <text:p text:style-name="P10"/>
      <text:p text:style-name="P33"/>
      <text:p text:style-name="P33"/>
      <text:p text:style-name="P12">4.1.<text:span text:style-name="T25">9</text:span> UC1.<text:span text:style-name="T22">9</text:span> Cadastrar Usuários*</text:p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84">UC<text:span text:style-name="T8">1</text:span>.<text:span text:style-name="T23">9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00">Pré - Condições</text:p>
          </table:table-cell>
          <table:table-cell table:style-name="Table4.B2" office:value-type="string">
            <text:p text:style-name="P84">PC1</text:p>
          </table:table-cell>
          <table:table-cell table:style-name="Table4.C2" office:value-type="string">
            <text:p text:style-name="P84">O <text:span text:style-name="T5">Administrador</text:span> deve estar logado no sistema [UC1.<text:span text:style-name="T44">13</text:span>]</text:p>
          </table:table-cell>
        </table:table-row>
        <table:table-row table:style-name="Table4.3">
          <table:table-cell table:style-name="Table4.A1" office:value-type="string">
            <text:p text:style-name="P100">Atores Envolvidos</text:p>
          </table:table-cell>
          <table:table-cell table:style-name="Table4.B3" table:number-columns-spanned="2" office:value-type="string">
            <text:p text:style-name="P208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00">Fluxo Principal</text:p>
          </table:table-cell>
          <table:table-cell table:style-name="Table4.B4" office:value-type="string">
            <text:p text:style-name="P84">FP1</text:p>
          </table:table-cell>
          <table:table-cell table:style-name="Table4.C4" office:value-type="string">
            <text:p text:style-name="P115">O <text:span text:style-name="T7">Administrador</text:span> preencherá os campos: <text:span text:style-name="T22">login, senha e nome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84">FP2</text:p>
          </table:table-cell>
          <table:table-cell table:style-name="Table4.C5" office:value-type="string">
            <text:p text:style-name="P115">Para salvar <text:span text:style-name="T6">o Usuário</text:span> o <text:span text:style-name="T6">Administrador </text:span>deverá clicar no botão Salvar;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84">FP3</text:p>
          </table:table-cell>
          <table:table-cell table:style-name="Table4.C6" office:value-type="string">
            <text:p text:style-name="P115">O sistema emitirá uma mensagem de confirmação;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84">FP4</text:p>
          </table:table-cell>
          <table:table-cell table:style-name="Table4.C7" office:value-type="string">
            <text:p text:style-name="P115">Caso o usuário confirme a mensagem, clicando no botão OK, o sistema salvará <text:span text:style-name="T44">o Usuário </text:span>no banco de dados;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84">FP5</text:p>
          </table:table-cell>
          <table:table-cell table:style-name="Table4.C8" office:value-type="string">
            <text:p text:style-name="P84">O sistema <text:span text:style-name="T3">emitirá</text:span> a mensagem “<text:span text:style-name="T44">Usuário salvo</text:span>” </text:p>
          </table:table-cell>
        </table:table-row>
        <table:table-row table:style-name="Table4.1">
          <table:table-cell table:style-name="Table4.A1" table:number-rows-spanned="2" office:value-type="string">
            <text:p text:style-name="P100">Fluxos Alternativos</text:p>
          </table:table-cell>
          <table:table-cell table:style-name="Table4.B9" office:value-type="string">
            <text:p text:style-name="P84">FA1</text:p>
          </table:table-cell>
          <table:table-cell table:style-name="Table4.C9" office:value-type="string">
            <text:p text:style-name="P115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0" office:value-type="string">
            <text:p text:style-name="P84">FA2</text:p>
          </table:table-cell>
          <table:table-cell table:style-name="Table4.C10" office:value-type="string">
            <text:p text:style-name="P133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office:value-type="string">
            <text:p text:style-name="P100">Regras de Negócio</text:p>
          </table:table-cell>
          <table:table-cell table:style-name="Table4.B11" office:value-type="string">
            <text:p text:style-name="P84">RN1</text:p>
          </table:table-cell>
          <table:table-cell table:style-name="Table4.C11" office:value-type="string">
            <text:p text:style-name="P141">O nome d<text:span text:style-name="T6">o Usuário</text:span> não pode ter <text:span text:style-name="T6">números e/ou </text:span>caractere<text:span text:style-name="T6">s especiais</text:span>;</text:p>
          </table:table-cell>
        </table:table-row>
        <text:soft-page-break/>
        <table:table-row table:style-name="Table4.12">
          <table:table-cell table:style-name="Table4.A1" office:value-type="string">
            <text:p text:style-name="P222">Pós Condições</text:p>
          </table:table-cell>
          <table:table-cell table:style-name="Table4.B12" office:value-type="string">
            <text:p text:style-name="P84">PC1</text:p>
          </table:table-cell>
          <table:table-cell table:style-name="Table4.C12" office:value-type="string">
            <text:p text:style-name="P84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222">Casos de Uso Afetados</text:p>
          </table:table-cell>
          <table:table-cell table:style-name="Table4.B13" table:number-columns-spanned="2" office:value-type="string">
            <text:p text:style-name="P247">UC1.10, UC1.11, UC1.12</text:p>
          </table:table-cell>
          <table:covered-table-cell/>
        </table:table-row>
      </table:table>
      <text:p text:style-name="P8"/>
      <text:p text:style-name="P45">4.1.<text:span text:style-name="T25">10</text:span> UC1.<text:span text:style-name="T22">10</text:span> Alterar <text:span text:style-name="T44">Usuários</text:span></text:p>
      <text:p text:style-name="P19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table:number-columns-spanned="3" office:value-type="string">
            <text:p text:style-name="P91">UC<text:span text:style-name="T8">1</text:span>.<text:span text:style-name="T23">10</text:span> – <text:span text:style-name="T11">Alterar Usuários</text:span></text:p>
          </table:table-cell>
          <table:covered-table-cell/>
          <table:covered-table-cell/>
        </table:table-row>
        <table:table-row table:style-name="Tabela11.1">
          <table:table-cell table:style-name="Tabela11.A1" table:number-rows-spanned="2" office:value-type="string">
            <text:p text:style-name="P108">Pré - Condições</text:p>
          </table:table-cell>
          <table:table-cell table:style-name="Tabela11.B2" office:value-type="string">
            <text:p text:style-name="P91">PC1</text:p>
          </table:table-cell>
          <table:table-cell table:style-name="Tabela11.C2" office:value-type="string">
            <text:p text:style-name="P91">O <text:span text:style-name="T5">Administrador </text:span>deve estar logado no sistema<text:span text:style-name="T44">[UC1.13]</text:span></text:p>
          </table:table-cell>
        </table:table-row>
        <table:table-row table:style-name="Tabela11.3">
          <table:covered-table-cell/>
          <table:table-cell table:style-name="Tabela11.B3" office:value-type="string">
            <text:p text:style-name="P62">PC2</text:p>
          </table:table-cell>
          <table:table-cell table:style-name="Tabela11.C3" office:value-type="string">
            <text:p text:style-name="P153">O <text:span text:style-name="T22">Usuário</text:span> deve estar cadastrado no sistema</text:p>
          </table:table-cell>
        </table:table-row>
        <table:table-row table:style-name="Tabela11.4">
          <table:table-cell table:style-name="Tabela11.A1" office:value-type="string">
            <text:p text:style-name="P108">Atores Envolvidos</text:p>
          </table:table-cell>
          <table:table-cell table:style-name="Tabela11.B4" table:number-columns-spanned="2" office:value-type="string">
            <text:p text:style-name="P215">Administrador</text:p>
          </table:table-cell>
          <table:covered-table-cell/>
        </table:table-row>
        <table:table-row table:style-name="Tabela11.1">
          <table:table-cell table:style-name="Tabela11.A1" table:number-rows-spanned="5" office:value-type="string">
            <text:p text:style-name="P108">Fluxo Principal</text:p>
          </table:table-cell>
          <table:table-cell table:style-name="Tabela11.B5" office:value-type="string">
            <text:p text:style-name="P91">FP1</text:p>
          </table:table-cell>
          <table:table-cell table:style-name="Tabela11.C5" office:value-type="string">
            <text:p text:style-name="P122">O <text:span text:style-name="T7">Administrador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<text:span text:style-name="T22">login, senha e nome</text:span></text:p>
          </table:table-cell>
        </table:table-row>
        <table:table-row table:style-name="Tabela11.1">
          <table:covered-table-cell/>
          <table:table-cell table:style-name="Tabela11.B6" office:value-type="string">
            <text:p text:style-name="P91">FP2</text:p>
          </table:table-cell>
          <table:table-cell table:style-name="Tabela11.C6" office:value-type="string">
            <text:p text:style-name="P122">Para salvar <text:span text:style-name="T12">as alterações do Usuário </text:span>o <text:span text:style-name="T6">Administrador </text:span>deverá clicar no botão Salvar;</text:p>
          </table:table-cell>
        </table:table-row>
        <table:table-row table:style-name="Tabela11.1">
          <table:covered-table-cell/>
          <table:table-cell table:style-name="Tabela11.B7" office:value-type="string">
            <text:p text:style-name="P91">FP3</text:p>
          </table:table-cell>
          <table:table-cell table:style-name="Tabela11.C7" office:value-type="string">
            <text:p text:style-name="P122">O sistema emitirá uma mensagem de confirmação;</text:p>
          </table:table-cell>
        </table:table-row>
        <table:table-row table:style-name="Tabela11.1">
          <table:covered-table-cell/>
          <table:table-cell table:style-name="Tabela11.B8" office:value-type="string">
            <text:p text:style-name="P91">FP4</text:p>
          </table:table-cell>
          <table:table-cell table:style-name="Tabela11.C8" office:value-type="string">
            <text:p text:style-name="P122">Caso o <text:span text:style-name="T22">Administrador </text:span>confirme a mensagem, clicando no botão OK, o sistema salvará <text:span text:style-name="T12">as alterações do Usuário </text:span>no banco de dados;</text:p>
          </table:table-cell>
        </table:table-row>
        <table:table-row table:style-name="Tabela11.1">
          <table:covered-table-cell/>
          <table:table-cell table:style-name="Tabela11.B9" office:value-type="string">
            <text:p text:style-name="P91">FP5</text:p>
          </table:table-cell>
          <table:table-cell table:style-name="Tabela11.C9" office:value-type="string">
            <text:p text:style-name="P91">O sistema <text:span text:style-name="T3">emitirá</text:span> a mensagem “<text:span text:style-name="T14">Alterações Salvas</text:span>” </text:p>
          </table:table-cell>
        </table:table-row>
        <table:table-row table:style-name="Tabela11.1">
          <table:table-cell table:style-name="Tabela11.A1" table:number-rows-spanned="2" office:value-type="string">
            <text:p text:style-name="P108">Fluxos Alternativos</text:p>
          </table:table-cell>
          <table:table-cell table:style-name="Tabela11.B10" office:value-type="string">
            <text:p text:style-name="P91">FA<text:span text:style-name="T13">1</text:span></text:p>
          </table:table-cell>
          <table:table-cell table:style-name="Tabela11.C10" office:value-type="string">
            <text:p text:style-name="P122">Se o <text:span text:style-name="T6">Administrador </text:span>clicar no botão Cancelar todas as alterações não salvas serão descartadas.</text:p>
          </table:table-cell>
        </table:table-row>
        <table:table-row table:style-name="Tabela11.1">
          <table:covered-table-cell/>
          <table:table-cell table:style-name="Tabela11.B11" office:value-type="string">
            <text:p text:style-name="P122">FA<text:span text:style-name="T14">2</text:span></text:p>
          </table:table-cell>
          <table:table-cell table:style-name="Tabela11.C11" office:value-type="string">
            <text:p text:style-name="P138">Se o <text:span text:style-name="T6">Administrador apenas apagar e </text:span>não <text:span text:style-name="T10">preencher</text:span> <text:span text:style-name="T13">novamente </text:span>algum dos campos do formulário <text:span text:style-name="T10">e tentar salvar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11.1">
          <table:table-cell table:style-name="Tabela11.A1" office:value-type="string">
            <text:p text:style-name="P108">Regras de Negócio</text:p>
          </table:table-cell>
          <table:table-cell table:style-name="Tabela11.B12" office:value-type="string">
            <text:p text:style-name="P91">RN1</text:p>
          </table:table-cell>
          <table:table-cell table:style-name="Tabela11.C12" office:value-type="string">
            <text:p text:style-name="P196">O nome do Usuário não pode ter números e/ou caracteres especiais</text:p>
          </table:table-cell>
        </table:table-row>
        <table:table-row table:style-name="Tabela11.13">
          <table:table-cell table:style-name="Tabela11.A1" office:value-type="string">
            <text:p text:style-name="P229">Pós Condições</text:p>
          </table:table-cell>
          <table:table-cell table:style-name="Tabela11.B13" office:value-type="string">
            <text:p text:style-name="P91">PC1</text:p>
          </table:table-cell>
          <table:table-cell table:style-name="Tabela11.C13" office:value-type="string">
            <text:p text:style-name="P91"><text:span text:style-name="T6">O Usuário </text:span>deverá <text:span text:style-name="T4">estar</text:span> <text:span text:style-name="T14">alterado</text:span> no banco de dados</text:p>
          </table:table-cell>
        </table:table-row>
        <table:table-row table:style-name="Tabela11.1">
          <table:table-cell table:style-name="Tabela11.A1" office:value-type="string">
            <text:p text:style-name="P229">Casos de Uso Afetados</text:p>
          </table:table-cell>
          <table:table-cell table:style-name="Tabela11.B14" table:number-columns-spanned="2" office:value-type="string">
            <text:p text:style-name="P247">UC1.11, UC1.12 e UC1.13</text:p>
          </table:table-cell>
          <table:covered-table-cell/>
        </table:table-row>
      </table:table>
      <text:p text:style-name="P19"/>
      <text:p text:style-name="P27">4.1.<text:span text:style-name="T25">11</text:span> UC1.<text:span text:style-name="T22">11</text:span> Excluir <text:span text:style-name="T23">Usuários</text:span></text:p>
      <text:p text:style-name="P27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table:number-columns-spanned="3" office:value-type="string">
            <text:p text:style-name="P91">UC<text:span text:style-name="T8">1</text:span>.<text:span text:style-name="T23">11</text:span> – <text:span text:style-name="T15">Excluir Usuários</text:span></text:p>
          </table:table-cell>
          <table:covered-table-cell/>
          <table:covered-table-cell/>
        </table:table-row>
        <text:soft-page-break/>
        <table:table-row table:style-name="Tabela12.1">
          <table:table-cell table:style-name="Tabela12.A1" table:number-rows-spanned="2" office:value-type="string">
            <text:p text:style-name="P108">Pré - Condições</text:p>
          </table:table-cell>
          <table:table-cell table:style-name="Tabela12.B2" office:value-type="string">
            <text:p text:style-name="P91">PC1</text:p>
          </table:table-cell>
          <table:table-cell table:style-name="Tabela12.C2" office:value-type="string">
            <text:p text:style-name="P91">O <text:span text:style-name="T5">Administrador </text:span>deve estar logado no sistema<text:span text:style-name="T44">[UC1.13]</text:span></text:p>
          </table:table-cell>
        </table:table-row>
        <table:table-row table:style-name="Tabela12.3">
          <table:covered-table-cell/>
          <table:table-cell table:style-name="Tabela12.B3" office:value-type="string">
            <text:p text:style-name="P62">PC2</text:p>
          </table:table-cell>
          <table:table-cell table:style-name="Tabela12.C3" office:value-type="string">
            <text:p text:style-name="P153">O <text:span text:style-name="T22">Usuário </text:span>deve estar cadastrado no sistema</text:p>
          </table:table-cell>
        </table:table-row>
        <table:table-row table:style-name="Tabela12.4">
          <table:table-cell table:style-name="Tabela12.A1" office:value-type="string">
            <text:p text:style-name="P108">Atores Envolvidos</text:p>
          </table:table-cell>
          <table:table-cell table:style-name="Tabela12.B4" table:number-columns-spanned="2" office:value-type="string">
            <text:p text:style-name="P215">Administrador </text:p>
          </table:table-cell>
          <table:covered-table-cell/>
        </table:table-row>
        <table:table-row table:style-name="Tabela12.1">
          <table:table-cell table:style-name="Tabela12.A1" table:number-rows-spanned="5" office:value-type="string">
            <text:p text:style-name="P108">Fluxo Principal</text:p>
          </table:table-cell>
          <table:table-cell table:style-name="Tabela12.B5" office:value-type="string">
            <text:p text:style-name="P91">FP1</text:p>
          </table:table-cell>
          <table:table-cell table:style-name="Tabela12.C5" office:value-type="string">
            <text:p text:style-name="P122">O <text:span text:style-name="T7">Administrador selecionará o Usuário a ser excluído [UC1.12]</text:span></text:p>
          </table:table-cell>
        </table:table-row>
        <table:table-row table:style-name="Tabela12.1">
          <table:covered-table-cell/>
          <table:table-cell table:style-name="Tabela12.B6" office:value-type="string">
            <text:p text:style-name="P91">FP2</text:p>
          </table:table-cell>
          <table:table-cell table:style-name="Tabela12.C6" office:value-type="string">
            <text:p text:style-name="P122">Para <text:span text:style-name="T15">excluir o Usuário,</text:span> o <text:span text:style-name="T6">Administrador </text:span>deverá clicar no botão <text:span text:style-name="T15">Excluir</text:span>;</text:p>
          </table:table-cell>
        </table:table-row>
        <table:table-row table:style-name="Tabela12.1">
          <table:covered-table-cell/>
          <table:table-cell table:style-name="Tabela12.B7" office:value-type="string">
            <text:p text:style-name="P91">FP3</text:p>
          </table:table-cell>
          <table:table-cell table:style-name="Tabela12.C7" office:value-type="string">
            <text:p text:style-name="P122">O sistema emitirá uma mensagem de confirmação;</text:p>
          </table:table-cell>
        </table:table-row>
        <table:table-row table:style-name="Tabela12.1">
          <table:covered-table-cell/>
          <table:table-cell table:style-name="Tabela12.B8" office:value-type="string">
            <text:p text:style-name="P91">FP4</text:p>
          </table:table-cell>
          <table:table-cell table:style-name="Tabela12.C8" office:value-type="string">
            <text:p text:style-name="P122">Caso o <text:span text:style-name="T44">Administrador</text:span> confirme a mensagem, clicando no botão <text:span text:style-name="T15">OK</text:span>, o sistema <text:span text:style-name="T15">excluirá o Usuário do</text:span> banco de dados</text:p>
          </table:table-cell>
        </table:table-row>
        <table:table-row table:style-name="Tabela12.1">
          <table:covered-table-cell/>
          <table:table-cell table:style-name="Tabela12.B9" office:value-type="string">
            <text:p text:style-name="P91">FP5</text:p>
          </table:table-cell>
          <table:table-cell table:style-name="Tabela12.C9" office:value-type="string">
            <text:p text:style-name="P91">O sistema <text:span text:style-name="T3">emitirá</text:span> a mensagem “<text:span text:style-name="T22">Usuário excluído</text:span>” </text:p>
          </table:table-cell>
        </table:table-row>
        <table:table-row table:style-name="Tabela12.1">
          <table:table-cell table:style-name="Tabela12.A1" office:value-type="string">
            <text:p text:style-name="P108">Fluxos Alternativos</text:p>
          </table:table-cell>
          <table:table-cell table:style-name="Tabela12.B10" office:value-type="string">
            <text:p text:style-name="P91">FA<text:span text:style-name="T13">1</text:span></text:p>
          </table:table-cell>
          <table:table-cell table:style-name="Tabela12.C10" office:value-type="string">
            <text:p text:style-name="P133">Se o <text:span text:style-name="T6">Administrador</text:span> clicar no botão Cancelar <text:span text:style-name="T16">o Usuário não será excluído.</text:span></text:p>
          </table:table-cell>
        </table:table-row>
        <table:table-row table:style-name="Tabela12.1">
          <table:table-cell table:style-name="Tabela12.A1" office:value-type="string">
            <text:p text:style-name="P108">Regras de Negócio</text:p>
          </table:table-cell>
          <table:table-cell table:style-name="Tabela12.B11" office:value-type="string">
            <text:p text:style-name="P91">RN1</text:p>
          </table:table-cell>
          <table:table-cell table:style-name="Tabela12.C11" office:value-type="string">
            <text:p text:style-name="P143"/>
          </table:table-cell>
        </table:table-row>
        <table:table-row table:style-name="Tabela12.12">
          <table:table-cell table:style-name="Tabela12.A1" office:value-type="string">
            <text:p text:style-name="P229">Pós Condições</text:p>
          </table:table-cell>
          <table:table-cell table:style-name="Tabela12.B12" office:value-type="string">
            <text:p text:style-name="P91">PC1</text:p>
          </table:table-cell>
          <table:table-cell table:style-name="Tabela12.C12" office:value-type="string">
            <text:p text:style-name="P91"><text:span text:style-name="T6">O Usuário</text:span> deverá <text:span text:style-name="T4">estar</text:span> <text:span text:style-name="T17">excluído</text:span> <text:span text:style-name="T17">d</text:span>o banco de dados</text:p>
          </table:table-cell>
        </table:table-row>
        <table:table-row table:style-name="Tabela12.1">
          <table:table-cell table:style-name="Tabela12.A1" office:value-type="string">
            <text:p text:style-name="P229">Casos de Uso Afetados</text:p>
          </table:table-cell>
          <table:table-cell table:style-name="Tabela12.B13" table:number-columns-spanned="2" office:value-type="string">
            <text:p text:style-name="P247">UC1.12 </text:p>
          </table:table-cell>
          <table:covered-table-cell/>
        </table:table-row>
      </table:table>
      <text:p text:style-name="P19"/>
      <text:p text:style-name="P19"/>
      <text:p text:style-name="P37">4.1.<text:span text:style-name="T25">12</text:span> UC 1.<text:span text:style-name="T23">12</text:span> <text:span text:style-name="T18">Buscar Usuários</text:span></text:p>
      <text:p text:style-name="P37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91">UC<text:span text:style-name="T8">1</text:span>.<text:span text:style-name="T23">12</text:span> – <text:span text:style-name="T18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108">Pré - Condições</text:p>
          </table:table-cell>
          <table:table-cell table:style-name="Tabela13.B2" office:value-type="string">
            <text:p text:style-name="P91">PC1</text:p>
          </table:table-cell>
          <table:table-cell table:style-name="Tabela13.C2" office:value-type="string">
            <text:p text:style-name="P91">O <text:span text:style-name="T5">Administrador</text:span> deve estar logado no sistema <text:span text:style-name="T44">[UC1.13</text:span>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70">PC2</text:p>
          </table:table-cell>
          <table:table-cell table:style-name="Tabela13.C3" office:value-type="string">
            <text:p text:style-name="P153">O <text:span text:style-name="T5">Administrador</text:span> deve estar <text:span text:style-name="T18">na tela de busca</text:span></text:p>
          </table:table-cell>
        </table:table-row>
        <table:table-row table:style-name="Tabela13.4">
          <table:table-cell table:style-name="Tabela13.A1" office:value-type="string">
            <text:p text:style-name="P108">Atores Envolvidos</text:p>
          </table:table-cell>
          <table:table-cell table:style-name="Tabela13.B4" table:number-columns-spanned="2" office:value-type="string">
            <text:p text:style-name="P215">Administrador</text:p>
          </table:table-cell>
          <table:covered-table-cell/>
        </table:table-row>
        <table:table-row table:style-name="Tabela13.1">
          <table:table-cell table:style-name="Tabela13.A1" table:number-rows-spanned="3" office:value-type="string">
            <text:p text:style-name="P108">Fluxo Principal</text:p>
          </table:table-cell>
          <table:table-cell table:style-name="Tabela13.B5" office:value-type="string">
            <text:p text:style-name="P91">FP1</text:p>
          </table:table-cell>
          <table:table-cell table:style-name="Tabela13.C5" office:value-type="string">
            <text:p text:style-name="P122">O <text:span text:style-name="T7">Administrador</text:span> <text:span text:style-name="T11">preenchera nome do Usuário em um formulário 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91">FP2</text:p>
          </table:table-cell>
          <table:table-cell table:style-name="Tabela13.C6" office:value-type="string">
            <text:p text:style-name="P169">Para buscar, o <text:span text:style-name="T23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91">FP3</text:p>
          </table:table-cell>
          <table:table-cell table:style-name="Tabela13.C7" office:value-type="string">
            <text:p text:style-name="P162">O sistema retornara uma lista com todos os <text:span text:style-name="T23">Usuários </text:span>de acordo com o <text:span text:style-name="T19">nome </text:span>inserido pelo Administrador <text:span text:style-name="T44">com a possibilidade de selecionar um usuário para informações mais detalhadas</text:span></text:p>
          </table:table-cell>
        </table:table-row>
        <table:table-row table:style-name="Tabela13.1">
          <table:table-cell table:style-name="Tabela13.A1" office:value-type="string">
            <text:p text:style-name="P108">Fluxos Alternativos</text:p>
          </table:table-cell>
          <table:table-cell table:style-name="Tabela13.B8" office:value-type="string">
            <text:p text:style-name="P91">FA<text:span text:style-name="T13">1</text:span></text:p>
          </table:table-cell>
          <table:table-cell table:style-name="Tabela13.C8" office:value-type="string">
            <text:p text:style-name="P138">Se o <text:span text:style-name="T6">Administrador não preencher o formulário e clicar no botão “Buscar” o sistema emitirá a seguinte mensagem “Insira o nome do Usuário”</text:span></text:p>
          </table:table-cell>
        </table:table-row>
        <text:soft-page-break/>
        <table:table-row table:style-name="Tabela13.1">
          <table:table-cell table:style-name="Tabela13.A1" office:value-type="string">
            <text:p text:style-name="P108">Regras de Negócio</text:p>
          </table:table-cell>
          <table:table-cell table:style-name="Tabela13.B9" office:value-type="string">
            <text:p text:style-name="P91">RN1</text:p>
          </table:table-cell>
          <table:table-cell table:style-name="Tabela13.C9" office:value-type="string">
            <text:p text:style-name="P169">O formulário não pode ficar vazio</text:p>
          </table:table-cell>
        </table:table-row>
        <table:table-row table:style-name="Tabela13.10">
          <table:table-cell table:style-name="Tabela13.A1" office:value-type="string">
            <text:p text:style-name="P229">Pós Condições</text:p>
          </table:table-cell>
          <table:table-cell table:style-name="Tabela13.B10" office:value-type="string">
            <text:p text:style-name="P91">PC1</text:p>
          </table:table-cell>
          <table:table-cell table:style-name="Tabela13.C10" office:value-type="string">
            <text:p text:style-name="P178">O sistema deverá emitir uma lista com todos os <text:span text:style-name="T23">Usuários </text:span>correspondentes ao nome inserido pelo <text:span text:style-name="T23">Administrador</text:span></text:p>
          </table:table-cell>
        </table:table-row>
        <table:table-row table:style-name="Tabela13.1">
          <table:table-cell table:style-name="Tabela13.A1" office:value-type="string">
            <text:p text:style-name="P229">Casos de Uso Afetados</text:p>
          </table:table-cell>
          <table:table-cell table:style-name="Tabela13.B11" table:number-columns-spanned="2" office:value-type="string">
            <text:p text:style-name="P248">UC1.10 e UC1.11</text:p>
          </table:table-cell>
          <table:covered-table-cell/>
        </table:table-row>
      </table:table>
      <text:p text:style-name="P37"/>
      <text:p text:style-name="P38">4.1.<text:span text:style-name="T25">13</text:span> UC 1.<text:span text:style-name="T23">13 Login</text:span></text:p>
      <text:p text:style-name="P38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92">UC<text:span text:style-name="T8">1</text:span>.<text:span text:style-name="T23">12</text:span> – <text:span text:style-name="T18">Buscar Usuários</text:span></text:p>
          </table:table-cell>
          <table:covered-table-cell/>
          <table:covered-table-cell/>
        </table:table-row>
        <table:table-row table:style-name="Tabela14.1">
          <table:table-cell table:style-name="Tabela14.A1" office:value-type="string">
            <text:p text:style-name="P109">Pré - Condições</text:p>
          </table:table-cell>
          <table:table-cell table:style-name="Tabela14.B2" office:value-type="string">
            <text:p text:style-name="P92">PC1</text:p>
          </table:table-cell>
          <table:table-cell table:style-name="Tabela14.C2" office:value-type="string">
            <text:p text:style-name="P184">O Usuário/Administrador deve estar cadastrado no Sistema</text:p>
          </table:table-cell>
        </table:table-row>
        <table:table-row table:style-name="Tabela14.3">
          <table:table-cell table:style-name="Tabela14.A1" office:value-type="string">
            <text:p text:style-name="P109">Atores Envolvidos</text:p>
          </table:table-cell>
          <table:table-cell table:style-name="Tabela14.B3" table:number-columns-spanned="2" office:value-type="string">
            <text:p text:style-name="P216">Administrador <text:span text:style-name="T24">e Usuário</text:span></text:p>
          </table:table-cell>
          <table:covered-table-cell/>
        </table:table-row>
        <table:table-row table:style-name="Tabela14.1">
          <table:table-cell table:style-name="Tabela14.A1" table:number-rows-spanned="3" office:value-type="string">
            <text:p text:style-name="P109">Fluxo Principal</text:p>
          </table:table-cell>
          <table:table-cell table:style-name="Tabela14.B4" office:value-type="string">
            <text:p text:style-name="P92">FP1</text:p>
          </table:table-cell>
          <table:table-cell table:style-name="Tabela14.C4" office:value-type="string">
            <text:p text:style-name="P123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5" office:value-type="string">
            <text:p text:style-name="P92">FP2</text:p>
          </table:table-cell>
          <table:table-cell table:style-name="Tabela14.C5" office:value-type="string">
            <text:p text:style-name="P170">Para <text:span text:style-name="T24">logar-se</text:span>, o <text:span text:style-name="T23">Administrador/Usuário </text:span>deve clicar no botão “<text:span text:style-name="T24">Entrar”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92">FP3</text:p>
          </table:table-cell>
          <table:table-cell table:style-name="Tabela14.C6" office:value-type="string">
            <text:p text:style-name="P197">O Administrador/Usuário estará apto a utilizar o software</text:p>
          </table:table-cell>
        </table:table-row>
        <table:table-row table:style-name="Tabela14.1">
          <table:table-cell table:style-name="Tabela14.A7" table:number-rows-spanned="2" office:value-type="string">
            <text:p text:style-name="P109">Fluxos Alternativos</text:p>
          </table:table-cell>
          <table:table-cell table:style-name="Tabela14.B7" office:value-type="string">
            <text:p text:style-name="P197">FA<text:span text:style-name="T13">1</text:span></text:p>
          </table:table-cell>
          <table:table-cell table:style-name="Tabela14.C7" office:value-type="string">
            <text:p text:style-name="P198">Se o <text:span text:style-name="T6">Administrador não preencher os formulários e clicar no botão “Entrar” o sistema emitirá a seguinte mensagem “Preencha os campos Login e Senha”</text:span></text:p>
          </table:table-cell>
        </table:table-row>
        <table:table-row table:style-name="Tabela14.1">
          <table:covered-table-cell/>
          <table:table-cell table:style-name="Tabela14.B8" office:value-type="string">
            <text:p text:style-name="P123">FA<text:span text:style-name="T14">2</text:span></text:p>
          </table:table-cell>
          <table:table-cell table:style-name="Tabela14.C8" office:value-type="string">
            <text:p text:style-name="P185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office:value-type="string">
            <text:p text:style-name="P109">Regras de Negócio</text:p>
          </table:table-cell>
          <table:table-cell table:style-name="Tabela14.B9" office:value-type="string">
            <text:p text:style-name="P92">RN1</text:p>
          </table:table-cell>
          <table:table-cell table:style-name="Tabela14.C9" office:value-type="string">
            <text:p text:style-name="P170">O<text:span text:style-name="T24">s</text:span> formulário<text:span text:style-name="T24">s</text:span> não pode<text:span text:style-name="T24">m</text:span> ficar vazio<text:span text:style-name="T24">s</text:span></text:p>
          </table:table-cell>
        </table:table-row>
        <table:table-row table:style-name="Tabela14.10">
          <table:table-cell table:style-name="Tabela14.A1" office:value-type="string">
            <text:p text:style-name="P230">Pós Condições</text:p>
          </table:table-cell>
          <table:table-cell table:style-name="Tabela14.B10" office:value-type="string">
            <text:p text:style-name="P92">PC1</text:p>
          </table:table-cell>
          <table:table-cell table:style-name="Tabela14.C10" office:value-type="string">
            <text:p text:style-name="P179">O <text:span text:style-name="T24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230">Casos de Uso Afetados</text:p>
          </table:table-cell>
          <table:table-cell table:style-name="Tabela14.B11" table:number-columns-spanned="2" office:value-type="string">
            <text:p text:style-name="P249">UC1.1, UC1.2, UC1.3, UC1.4, UC1.5, UC1.6, UC1.7, UC1.8, UC1.9, UC1.10, UC1.11, UC1.12 <text:s text:c="3"/></text:p>
          </table:table-cell>
          <table:covered-table-cell/>
        </table:table-row>
      </table:table>
      <text:p text:style-name="P52"/>
      <text:p text:style-name="P53">4.2 Gerenciar Estoque</text:p>
      <text:p text:style-name="P53">4.2.1 UC2.1 Cadastrar Peça</text:p>
      <text:p text:style-name="P13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93">UC<text:span text:style-name="T25">2</text:span>.<text:span text:style-name="T25">1</text:span> – <text:span text:style-name="T2">Cadastr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110">Pré - Condições</text:p>
          </table:table-cell>
          <table:table-cell table:style-name="Tabela15.B2" office:value-type="string">
            <text:p text:style-name="P93">PC1</text:p>
          </table:table-cell>
          <table:table-cell table:style-name="Tabela15.C2" office:value-type="string">
            <text:p text:style-name="P93">O <text:span text:style-name="T5">Administrador/Usuário</text:span> deve estar logado no sistema <text:span text:style-name="T45">[UC1.13]</text:span></text:p>
          </table:table-cell>
        </table:table-row>
        <table:table-row table:style-name="Tabela15.3">
          <table:table-cell table:style-name="Tabela15.A1" office:value-type="string">
            <text:p text:style-name="P110">Atores Envolvidos</text:p>
          </table:table-cell>
          <table:table-cell table:style-name="Tabela15.B3" table:number-columns-spanned="2" office:value-type="string">
            <text:p text:style-name="P217">Administrador/<text:span text:style-name="T25">Usuário</text:span></text:p>
          </table:table-cell>
          <table:covered-table-cell/>
        </table:table-row>
        <text:soft-page-break/>
        <table:table-row table:style-name="Tabela15.1">
          <table:table-cell table:style-name="Tabela15.A1" table:number-rows-spanned="7" office:value-type="string">
            <text:p text:style-name="P110">Fluxo Principal</text:p>
          </table:table-cell>
          <table:table-cell table:style-name="Tabela15.B4" office:value-type="string">
            <text:p text:style-name="P199">FP1</text:p>
          </table:table-cell>
          <table:table-cell table:style-name="Tabela15.C4" office:value-type="string">
            <text:p text:style-name="P199">O Administrador/Usuário realizará uma busca pela peça a ser cadastrada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99">FP2</text:p>
          </table:table-cell>
          <table:table-cell table:style-name="Tabela15.C5" office:value-type="string">
            <text:p text:style-name="P199">O <text:s/>Administrador/Usuário deve clicar no botão “Cadastrar” para cadastrar uma nova peça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93">FP1</text:p>
          </table:table-cell>
          <table:table-cell table:style-name="Tabela15.C6" office:value-type="string">
            <text:p text:style-name="P134">O <text:span text:style-name="T7">Administrador/Usuário</text:span> preencherá os campos: <text:span text:style-name="T25">Descrição, valor_compra, qtde, valor_venda e selecionar o Fornecedor</text:span>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93">FP2</text:p>
          </table:table-cell>
          <table:table-cell table:style-name="Tabela15.C7" office:value-type="string">
            <text:p text:style-name="P124">Para salvar <text:span text:style-name="T26">a Peça</text:span> o <text:span text:style-name="T6">Administrador/Usuário </text:span>deverá clicar no botão Salvar;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93">FP3</text:p>
          </table:table-cell>
          <table:table-cell table:style-name="Tabela15.C8" office:value-type="string">
            <text:p text:style-name="P124">O sistema emitirá uma mensagem de confirmação;</text:p>
          </table:table-cell>
        </table:table-row>
        <table:table-row table:style-name="Tabela15.1">
          <table:covered-table-cell/>
          <table:table-cell table:style-name="Tabela15.B9" office:value-type="string">
            <text:p text:style-name="P93">FP4</text:p>
          </table:table-cell>
          <table:table-cell table:style-name="Tabela15.C9" office:value-type="string">
            <text:p text:style-name="P124">Caso o usuário confirme a mensagem, clicando no botão OK, o sistema salvará a <text:span text:style-name="T26">Peça</text:span> no banco de dados;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93">FP5</text:p>
          </table:table-cell>
          <table:table-cell table:style-name="Tabela15.C10" office:value-type="string">
            <text:p text:style-name="P93">O sistema <text:span text:style-name="T3">emitirá</text:span> a mensagem “<text:span text:style-name="T45">Peça salva”</text:span> </text:p>
          </table:table-cell>
        </table:table-row>
        <table:table-row table:style-name="Tabela15.1">
          <table:table-cell table:style-name="Tabela15.A1" table:number-rows-spanned="3" office:value-type="string">
            <text:p text:style-name="Standard"/>
          </table:table-cell>
          <table:table-cell table:style-name="Tabela15.B11" office:value-type="string">
            <text:p text:style-name="P200">FA1</text:p>
          </table:table-cell>
          <table:table-cell table:style-name="Tabela15.C11" office:value-type="string">
            <text:p text:style-name="P200">Se a peça já estiver cadastrada no sistema e o Usuário/Administrador desejar alterar a peça deve clicar no botão “Alterar” [UC2.2]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93">FA<text:span text:style-name="T45">1</text:span></text:p>
          </table:table-cell>
          <table:table-cell table:style-name="Tabela15.C12" office:value-type="string">
            <text:p text:style-name="P124">Se o <text:span text:style-name="T6">Administrador/Usuário</text:span> clicar no botão Cancelar <text:span text:style-name="T47">a operação será cancelada</text:span></text:p>
          </table:table-cell>
        </table:table-row>
        <table:table-row table:style-name="Tabela15.1">
          <table:covered-table-cell/>
          <table:table-cell table:style-name="Tabela15.B13" office:value-type="string">
            <text:p text:style-name="P124">FA4</text:p>
          </table:table-cell>
          <table:table-cell table:style-name="Tabela15.C13" office:value-type="string">
            <text:p text:style-name="P139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table:number-rows-spanned="2" office:value-type="string">
            <text:p text:style-name="P110">Regras de Negócio</text:p>
          </table:table-cell>
          <table:table-cell table:style-name="Tabela15.B14" office:value-type="string">
            <text:p text:style-name="P93">RN1</text:p>
          </table:table-cell>
          <table:table-cell table:style-name="Tabela15.C14" office:value-type="string">
            <text:p text:style-name="P201">Quantidade deve obrigatoriamente ser maior que 0 </text:p>
          </table:table-cell>
        </table:table-row>
        <table:table-row table:style-name="Tabela15.1">
          <table:covered-table-cell/>
          <table:table-cell table:style-name="Tabela15.B15" office:value-type="string">
            <text:p text:style-name="P93"/>
          </table:table-cell>
          <table:table-cell table:style-name="Tabela15.C15" office:value-type="string">
            <text:p text:style-name="P144"/>
          </table:table-cell>
        </table:table-row>
        <table:table-row table:style-name="Tabela15.16">
          <table:table-cell table:style-name="Tabela15.A1" office:value-type="string">
            <text:p text:style-name="P231">Pós Condições</text:p>
          </table:table-cell>
          <table:table-cell table:style-name="Tabela15.B16" office:value-type="string">
            <text:p text:style-name="P93">PC1</text:p>
          </table:table-cell>
          <table:table-cell table:style-name="Tabela15.C16" office:value-type="string">
            <text:p text:style-name="P93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ela15.1">
          <table:table-cell table:style-name="Tabela15.A1" office:value-type="string">
            <text:p text:style-name="P231">Casos de Uso Afetados</text:p>
          </table:table-cell>
          <table:table-cell table:style-name="Tabela15.B17" table:number-columns-spanned="2" office:value-type="string">
            <text:p text:style-name="P236"/>
          </table:table-cell>
          <table:covered-table-cell/>
        </table:table-row>
      </table:table>
      <text:p text:style-name="P11"/>
      <text:p text:style-name="P46">4.<text:span text:style-name="T26">2</text:span>.<text:span text:style-name="T26">2</text:span> UC<text:span text:style-name="T26">2</text:span>.<text:span text:style-name="T26">2</text:span> Alterar <text:span text:style-name="T26">Peça</text:span></text:p>
      <text:p text:style-name="P20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table:number-columns-spanned="3" office:value-type="string">
            <text:p text:style-name="P93">UC<text:span text:style-name="T8">1</text:span>.<text:span text:style-name="T23">10</text:span> – <text:span text:style-name="T11">Alterar Peça</text:span></text:p>
          </table:table-cell>
          <table:covered-table-cell/>
          <table:covered-table-cell/>
        </table:table-row>
        <table:table-row table:style-name="Tabela16.1">
          <table:table-cell table:style-name="Tabela16.A1" table:number-rows-spanned="2" office:value-type="string">
            <text:p text:style-name="P110">Pré - Condições</text:p>
          </table:table-cell>
          <table:table-cell table:style-name="Tabela16.B2" office:value-type="string">
            <text:p text:style-name="P93">PC1</text:p>
          </table:table-cell>
          <table:table-cell table:style-name="Tabela16.C2" office:value-type="string">
            <text:p text:style-name="P93">O <text:span text:style-name="T5">Administrador/Usuário </text:span>deve estar logado no sistema </text:p>
          </table:table-cell>
        </table:table-row>
        <table:table-row table:style-name="Tabela16.3">
          <table:covered-table-cell/>
          <table:table-cell table:style-name="Tabela16.B3" office:value-type="string">
            <text:p text:style-name="P63">PC2</text:p>
          </table:table-cell>
          <table:table-cell table:style-name="Tabela16.C3" office:value-type="string">
            <text:p text:style-name="P154"><text:span text:style-name="T26">A Peça</text:span> deve estar cadastrad<text:span text:style-name="T26">a</text:span> no sistema</text:p>
          </table:table-cell>
        </table:table-row>
        <table:table-row table:style-name="Tabela16.4">
          <table:table-cell table:style-name="Tabela16.A1" office:value-type="string">
            <text:p text:style-name="P110">Atores Envolvidos</text:p>
          </table:table-cell>
          <table:table-cell table:style-name="Tabela16.B4" table:number-columns-spanned="2" office:value-type="string">
            <text:p text:style-name="P217">Administrador/<text:span text:style-name="T26">Usuário</text:span></text:p>
          </table:table-cell>
          <table:covered-table-cell/>
        </table:table-row>
        <text:soft-page-break/>
        <table:table-row table:style-name="Tabela16.1">
          <table:table-cell table:style-name="Tabela16.A1" table:number-rows-spanned="6" office:value-type="string">
            <text:p text:style-name="P110">Fluxo Principal</text:p>
          </table:table-cell>
          <table:table-cell table:style-name="Tabela16.B5" office:value-type="string">
            <text:p text:style-name="P201">FP1</text:p>
          </table:table-cell>
          <table:table-cell table:style-name="Tabela16.C5" office:value-type="string">
            <text:p text:style-name="P201">O Administrador/Usuário realizará uma busca pela peça e selecionará a peça a ser alterada</text:p>
          </table:table-cell>
        </table:table-row>
        <table:table-row table:style-name="Tabela16.1">
          <table:covered-table-cell/>
          <table:table-cell table:style-name="Tabela16.B6" office:value-type="string">
            <text:p text:style-name="P93">FP<text:span text:style-name="T48">2</text:span></text:p>
          </table:table-cell>
          <table:table-cell table:style-name="Tabela16.C6" office:value-type="string">
            <text:p text:style-name="P124">O <text:span text:style-name="T7">Administrador/Usuário alterará</text:span> o<text:span text:style-name="T11">(</text:span>s<text:span text:style-name="T11">)</text:span> campo<text:span text:style-name="T11">(</text:span>s<text:span text:style-name="T11">)</text:span> <text:span text:style-name="T11">que julgar necessário</text:span>: <text:span text:style-name="T26">Descrição, preco_compra, preco_venda, qtde e fornecedor</text:span></text:p>
          </table:table-cell>
        </table:table-row>
        <table:table-row table:style-name="Tabela16.1">
          <table:covered-table-cell/>
          <table:table-cell table:style-name="Tabela16.B7" office:value-type="string">
            <text:p text:style-name="P93">FP<text:span text:style-name="T48">3</text:span></text:p>
          </table:table-cell>
          <table:table-cell table:style-name="Tabela16.C7" office:value-type="string">
            <text:p text:style-name="P124">Para salvar <text:span text:style-name="T12">as alterações da Peça </text:span>o <text:span text:style-name="T6">Administrador/Usuário </text:span>deverá clicar no botão Salvar;</text:p>
          </table:table-cell>
        </table:table-row>
        <table:table-row table:style-name="Tabela16.1">
          <table:covered-table-cell/>
          <table:table-cell table:style-name="Tabela16.B8" office:value-type="string">
            <text:p text:style-name="P93">FP<text:span text:style-name="T48">4</text:span></text:p>
          </table:table-cell>
          <table:table-cell table:style-name="Tabela16.C8" office:value-type="string">
            <text:p text:style-name="P124">O sistema emitirá uma mensagem de confirmação;</text:p>
          </table:table-cell>
        </table:table-row>
        <table:table-row table:style-name="Tabela16.1">
          <table:covered-table-cell/>
          <table:table-cell table:style-name="Tabela16.B9" office:value-type="string">
            <text:p text:style-name="P93">FP<text:span text:style-name="T48">5</text:span></text:p>
          </table:table-cell>
          <table:table-cell table:style-name="Tabela16.C9" office:value-type="string">
            <text:p text:style-name="P124">Caso o <text:span text:style-name="T22">Administrador/Usuário </text:span>confirme a mensagem, clicando no botão OK, o sistema salvará <text:span text:style-name="T12">as alterações da Peça </text:span>no banco de dados;</text:p>
          </table:table-cell>
        </table:table-row>
        <table:table-row table:style-name="Tabela16.1">
          <table:covered-table-cell/>
          <table:table-cell table:style-name="Tabela16.B10" office:value-type="string">
            <text:p text:style-name="P93">FP<text:span text:style-name="T48">6</text:span></text:p>
          </table:table-cell>
          <table:table-cell table:style-name="Tabela16.C10" office:value-type="string">
            <text:p text:style-name="P93">O sistema <text:span text:style-name="T3">emitirá</text:span> a mensagem “<text:span text:style-name="T14">Alterações Salvas</text:span>” </text:p>
          </table:table-cell>
        </table:table-row>
        <table:table-row table:style-name="Tabela16.1">
          <table:table-cell table:style-name="Tabela16.A1" table:number-rows-spanned="3" office:value-type="string">
            <text:p text:style-name="P110">Fluxos Alternativos</text:p>
          </table:table-cell>
          <table:table-cell table:style-name="Tabela16.B11" office:value-type="string">
            <text:p text:style-name="P93">FA<text:span text:style-name="T13">1</text:span></text:p>
          </table:table-cell>
          <table:table-cell table:style-name="Tabela16.C11" office:value-type="string">
            <text:p text:style-name="P124">Se o <text:span text:style-name="T6">Administrador/Usuário </text:span>clicar no botão Cancelar todas as alterações não salvas serão descartadas.</text:p>
          </table:table-cell>
        </table:table-row>
        <table:table-row table:style-name="Tabela16.1">
          <table:covered-table-cell/>
          <table:table-cell table:style-name="Tabela16.B13" office:value-type="string">
            <text:p text:style-name="P202">FA2</text:p>
          </table:table-cell>
          <table:table-cell table:style-name="Tabela16.C13" office:value-type="string">
            <text:p text:style-name="P202">Se a <text:s/>peça não estiver cadastrada no sistema a busca não resultará nenhuma peça, caso o Administrador/Usuário deseje cadastrar a peça o Administrador/Usuário deve clicar no botão “Cadastrar” <text:span text:style-name="T48">[UC2.1]</text:span></text:p>
          </table:table-cell>
        </table:table-row>
        <table:table-row table:style-name="Tabela16.1">
          <table:covered-table-cell/>
          <table:table-cell table:style-name="Tabela16.B13" office:value-type="string">
            <text:p text:style-name="P124">FA<text:span text:style-name="T48">3</text:span></text:p>
          </table:table-cell>
          <table:table-cell table:style-name="Tabela16.C13" office:value-type="string">
            <text:p text:style-name="P124">Se o <text:span text:style-name="T6">Administrador/Usuário apenas apagar e </text:span>não <text:span text:style-name="T10">preencher</text:span> <text:span text:style-name="T13">novamente </text:span>algum dos campos do<text:span text:style-name="T26">s</text:span> formulário<text:span text:style-name="T26">s</text:span> <text:span text:style-name="T10">e tentar salvar,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16.1">
          <table:table-cell table:style-name="Tabela16.A1" office:value-type="string">
            <text:p text:style-name="P110">Regras de Negócio</text:p>
          </table:table-cell>
          <table:table-cell table:style-name="Tabela16.B14" office:value-type="string">
            <text:p text:style-name="P93">RN1</text:p>
          </table:table-cell>
          <table:table-cell table:style-name="Tabela16.C14" office:value-type="string">
            <text:p text:style-name="P203">Todos os campos são de preenchimento obrigatório</text:p>
          </table:table-cell>
        </table:table-row>
        <table:table-row table:style-name="Tabela16.15">
          <table:table-cell table:style-name="Tabela16.A1" office:value-type="string">
            <text:p text:style-name="P231">Pós Condições</text:p>
          </table:table-cell>
          <table:table-cell table:style-name="Tabela16.B15" office:value-type="string">
            <text:p text:style-name="P93">PC1</text:p>
          </table:table-cell>
          <table:table-cell table:style-name="Tabela16.C15" office:value-type="string">
            <text:p text:style-name="P93"><text:span text:style-name="T26">A Peça </text:span>deverá <text:span text:style-name="T4">estar</text:span> <text:span text:style-name="T14">alterado</text:span> no banco de dados</text:p>
          </table:table-cell>
        </table:table-row>
        <table:table-row table:style-name="Tabela16.1">
          <table:table-cell table:style-name="Tabela16.A1" office:value-type="string">
            <text:p text:style-name="P231">Casos de Uso Afetados</text:p>
          </table:table-cell>
          <table:table-cell table:style-name="Tabela16.B16" table:number-columns-spanned="2" office:value-type="string">
            <text:p text:style-name="P250">UC2.1, UC2.3, UC2.4 ...</text:p>
          </table:table-cell>
          <table:covered-table-cell/>
        </table:table-row>
      </table:table>
      <text:p text:style-name="P20"/>
      <text:p text:style-name="P28">4.<text:span text:style-name="T27">2</text:span>.<text:span text:style-name="T27">3</text:span> UC<text:span text:style-name="T27">2</text:span>.<text:span text:style-name="T27">3</text:span> Excluir <text:span text:style-name="T26">Peças</text:span></text:p>
      <text:p text:style-name="P28"/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table:number-columns-spanned="3" office:value-type="string">
            <text:p text:style-name="P93">UC<text:span text:style-name="T27">2</text:span>.<text:span text:style-name="T27">3</text:span> – <text:span text:style-name="T15">Excluir Peça</text:span></text:p>
          </table:table-cell>
          <table:covered-table-cell/>
          <table:covered-table-cell/>
        </table:table-row>
        <table:table-row table:style-name="Tabela17.1">
          <table:table-cell table:style-name="Tabela17.A1" table:number-rows-spanned="2" office:value-type="string">
            <text:p text:style-name="P110">Pré - Condições</text:p>
          </table:table-cell>
          <table:table-cell table:style-name="Tabela17.B2" office:value-type="string">
            <text:p text:style-name="P93">PC1</text:p>
          </table:table-cell>
          <table:table-cell table:style-name="Tabela17.C2" office:value-type="string">
            <text:p text:style-name="P93">O <text:span text:style-name="T5">Administrador/Usuário </text:span>deve estar logado no sistema *</text:p>
          </table:table-cell>
        </table:table-row>
        <table:table-row table:style-name="Tabela17.3">
          <table:covered-table-cell/>
          <table:table-cell table:style-name="Tabela17.B3" office:value-type="string">
            <text:p text:style-name="P63">PC2</text:p>
          </table:table-cell>
          <table:table-cell table:style-name="Tabela17.C3" office:value-type="string">
            <text:p text:style-name="P154"><text:span text:style-name="T27">A Peça </text:span>deve estar cadastrado no sistema</text:p>
          </table:table-cell>
        </table:table-row>
        <table:table-row table:style-name="Tabela17.4">
          <table:table-cell table:style-name="Tabela17.A1" office:value-type="string">
            <text:p text:style-name="P110">Atores Envolvidos</text:p>
          </table:table-cell>
          <table:table-cell table:style-name="Tabela17.B4" table:number-columns-spanned="2" office:value-type="string">
            <text:p text:style-name="P217">Administrador/<text:span text:style-name="T27">Usuário</text:span> </text:p>
          </table:table-cell>
          <table:covered-table-cell/>
        </table:table-row>
        <table:table-row table:style-name="Tabela17.1">
          <table:table-cell table:style-name="Tabela17.A1" table:number-rows-spanned="5" office:value-type="string">
            <text:p text:style-name="P110">Fluxo Principal</text:p>
          </table:table-cell>
          <table:table-cell table:style-name="Tabela17.B5" office:value-type="string">
            <text:p text:style-name="P93">FP1</text:p>
          </table:table-cell>
          <table:table-cell table:style-name="Tabela17.C5" office:value-type="string">
            <text:p text:style-name="P124">O <text:span text:style-name="T7">Administrador/Usuário realizará uma busca pela peça e selecionará a Peça a ser excluída.[UC2.4]</text:span></text:p>
          </table:table-cell>
        </table:table-row>
        <table:table-row table:style-name="Tabela17.1">
          <table:covered-table-cell/>
          <table:table-cell table:style-name="Tabela17.B6" office:value-type="string">
            <text:p text:style-name="P93">FP2</text:p>
          </table:table-cell>
          <table:table-cell table:style-name="Tabela17.C6" office:value-type="string">
            <text:p text:style-name="P124">Para <text:span text:style-name="T15">excluir a Peça,</text:span> o <text:span text:style-name="T6">Administrador/Usuário </text:span>deverá clicar no botão <text:span text:style-name="T15">Excluir</text:span>;</text:p>
          </table:table-cell>
        </table:table-row>
        <table:table-row table:style-name="Tabela17.1">
          <table:covered-table-cell/>
          <table:table-cell table:style-name="Tabela17.B7" office:value-type="string">
            <text:p text:style-name="P93">FP3</text:p>
          </table:table-cell>
          <table:table-cell table:style-name="Tabela17.C7" office:value-type="string">
            <text:p text:style-name="P124">O sistema emitirá uma mensagem de confirmação;</text:p>
          </table:table-cell>
        </table:table-row>
        <table:table-row table:style-name="Tabela17.1">
          <table:covered-table-cell/>
          <table:table-cell table:style-name="Tabela17.B8" office:value-type="string">
            <text:p text:style-name="P93">FP4</text:p>
          </table:table-cell>
          <table:table-cell table:style-name="Tabela17.C8" office:value-type="string">
            <text:p text:style-name="P124">Caso o <text:span text:style-name="T10">U</text:span>suário confirme a mensagem, clicando no botão <text:span text:style-name="T15">OK</text:span>, o sistema <text:span text:style-name="T15">excluirá a Peça do</text:span> banco de dados; *</text:p>
          </table:table-cell>
        </table:table-row>
        <table:table-row table:style-name="Tabela17.1">
          <table:covered-table-cell/>
          <table:table-cell table:style-name="Tabela17.B9" office:value-type="string">
            <text:p text:style-name="P93">FP5</text:p>
          </table:table-cell>
          <table:table-cell table:style-name="Tabela17.C9" office:value-type="string">
            <text:p text:style-name="P93">O sistema <text:span text:style-name="T3">emitirá</text:span> a mensagem “<text:span text:style-name="T27">Peça excluída</text:span>” </text:p>
          </table:table-cell>
        </table:table-row>
        <table:table-row table:style-name="Tabela17.1">
          <table:table-cell table:style-name="Tabela17.A1" table:number-rows-spanned="2" office:value-type="string">
            <text:p text:style-name="P110">Fluxos Alternativos</text:p>
          </table:table-cell>
          <table:table-cell table:style-name="Tabela17.B10" office:value-type="string">
            <text:p text:style-name="P93">FA<text:span text:style-name="T13">1</text:span></text:p>
          </table:table-cell>
          <table:table-cell table:style-name="Tabela17.C10" office:value-type="string">
            <text:p text:style-name="P124">Se o <text:span text:style-name="T6">Administrador ou Usuário</text:span> clicar no botão Cancelar <text:span text:style-name="T27">a Peça não será excluída.</text:span></text:p>
          </table:table-cell>
        </table:table-row>
        <table:table-row table:style-name="Tabela17.1">
          <table:covered-table-cell/>
          <table:table-cell table:style-name="Tabela17.B11" office:value-type="string">
            <text:p text:style-name="P124">FA<text:span text:style-name="T14">2</text:span></text:p>
          </table:table-cell>
          <table:table-cell table:style-name="Tabela17.C11" office:value-type="string">
            <text:p text:style-name="P124"/>
          </table:table-cell>
        </table:table-row>
        <table:table-row table:style-name="Tabela17.1">
          <table:table-cell table:style-name="Tabela17.A1" office:value-type="string">
            <text:p text:style-name="P110">Regras de Negócio</text:p>
          </table:table-cell>
          <table:table-cell table:style-name="Tabela17.B12" office:value-type="string">
            <text:p text:style-name="P93">RN1</text:p>
          </table:table-cell>
          <table:table-cell table:style-name="Tabela17.C12" office:value-type="string">
            <text:p text:style-name="P204">Só será possível excluir peças com quantidade “0”</text:p>
          </table:table-cell>
        </table:table-row>
        <table:table-row table:style-name="Tabela17.13">
          <table:table-cell table:style-name="Tabela17.A1" office:value-type="string">
            <text:p text:style-name="P231">Pós Condições</text:p>
          </table:table-cell>
          <table:table-cell table:style-name="Tabela17.B13" office:value-type="string">
            <text:p text:style-name="P93">PC1</text:p>
          </table:table-cell>
          <table:table-cell table:style-name="Tabela17.C13" office:value-type="string">
            <text:p text:style-name="P93"><text:span text:style-name="T28">A Peça</text:span> deverá <text:span text:style-name="T4">estar</text:span> <text:span text:style-name="T17">excluída</text:span> <text:span text:style-name="T17">d</text:span>o banco de dados</text:p>
          </table:table-cell>
        </table:table-row>
        <table:table-row table:style-name="Tabela17.1">
          <table:table-cell table:style-name="Tabela17.A1" office:value-type="string">
            <text:p text:style-name="P231">Casos de Uso Afetados</text:p>
          </table:table-cell>
          <table:table-cell table:style-name="Tabela17.B14" table:number-columns-spanned="2" office:value-type="string">
            <text:p text:style-name="P251">UC<text:span text:style-name="T49">3.1 ...</text:span></text:p>
          </table:table-cell>
          <table:covered-table-cell/>
        </table:table-row>
      </table:table>
      <text:p text:style-name="P20"/>
      <text:p text:style-name="P20"/>
      <text:p text:style-name="P39">4.<text:span text:style-name="T28">2</text:span>.<text:span text:style-name="T28">4</text:span> UC <text:span text:style-name="T28">2</text:span>.<text:span text:style-name="T28">4</text:span> <text:span text:style-name="T18">Buscar Peças</text:span></text:p>
      <text:p text:style-name="P39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93">UC<text:span text:style-name="T28">2</text:span>.<text:span text:style-name="T28">4</text:span> – <text:span text:style-name="T18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110">Pré - Condições</text:p>
          </table:table-cell>
          <table:table-cell table:style-name="Tabela18.B2" office:value-type="string">
            <text:p text:style-name="P93">PC1</text:p>
          </table:table-cell>
          <table:table-cell table:style-name="Tabela18.C2" office:value-type="string">
            <text:p text:style-name="P93">O <text:span text:style-name="T5">Administrador/Usuário</text:span> deve estar logado no sistema *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71">PC2</text:p>
          </table:table-cell>
          <table:table-cell table:style-name="Tabela18.C3" office:value-type="string">
            <text:p text:style-name="P154">O <text:span text:style-name="T5">Administrador/Usuário</text:span> deve estar <text:span text:style-name="T18">na tela de busca*</text:span></text:p>
          </table:table-cell>
        </table:table-row>
        <table:table-row table:style-name="Tabela18.4">
          <table:table-cell table:style-name="Tabela18.A1" office:value-type="string">
            <text:p text:style-name="P110">Atores Envolvidos</text:p>
          </table:table-cell>
          <table:table-cell table:style-name="Tabela18.B4" table:number-columns-spanned="2" office:value-type="string">
            <text:p text:style-name="P217">Administrador/<text:span text:style-name="T28">Usuário</text:span></text:p>
          </table:table-cell>
          <table:covered-table-cell/>
        </table:table-row>
        <table:table-row table:style-name="Tabela18.1">
          <table:table-cell table:style-name="Tabela18.A1" table:number-rows-spanned="3" office:value-type="string">
            <text:p text:style-name="P110">Fluxo Principal</text:p>
          </table:table-cell>
          <table:table-cell table:style-name="Tabela18.B5" office:value-type="string">
            <text:p text:style-name="P93">FP1</text:p>
          </table:table-cell>
          <table:table-cell table:style-name="Tabela18.C5" office:value-type="string">
            <text:p text:style-name="P124">O <text:span text:style-name="T7">Administrador/Usuário</text:span> <text:span text:style-name="T11">preencherá a descrição da Peça em um formulário 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93">FP2</text:p>
          </table:table-cell>
          <table:table-cell table:style-name="Tabela18.C6" office:value-type="string">
            <text:p text:style-name="P171">Para buscar, o <text:span text:style-name="T23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93">FP3</text:p>
          </table:table-cell>
          <table:table-cell table:style-name="Tabela18.C7" office:value-type="string">
            <text:p text:style-name="P163">O sistema retornara uma lista com todos <text:span text:style-name="T28">a</text:span>s <text:span text:style-name="T28">Peças </text:span>de acordo com <text:span text:style-name="T49">a descrição </text:span>inserido pelo Administrador/<text:span text:style-name="T28">Usuário</text:span></text:p>
          </table:table-cell>
        </table:table-row>
        <table:table-row table:style-name="Tabela18.1">
          <table:table-cell table:style-name="Tabela18.A1" table:number-rows-spanned="4" office:value-type="string">
            <text:p text:style-name="P110">Fluxos Alternativos</text:p>
          </table:table-cell>
          <table:table-cell table:style-name="Tabela18.B8" office:value-type="string">
            <text:p text:style-name="P93">FA<text:span text:style-name="T13">1</text:span></text:p>
          </table:table-cell>
          <table:table-cell table:style-name="Tabela18.C8" office:value-type="string">
            <text:p text:style-name="P124">Se o <text:span text:style-name="T6">Administrador/Usuário não preencher o formulário e clicar no botão “Buscar” o sistema emitirá a seguinte mensagem “Insira a descrição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24">FA<text:span text:style-name="T14">2</text:span></text:p>
          </table:table-cell>
          <table:table-cell table:style-name="Tabela18.C11" office:value-type="string">
            <text:p text:style-name="P171">Se o sistema não encontrar nenhum<text:span text:style-name="T28">a</text:span> <text:span text:style-name="T28">Peça </text:span>correspondente ao da busca no banco de dados, será emitido a seguinte mensagem “<text:span text:style-name="T28">Peça</text:span> não encontrad<text:span text:style-name="T49">a</text:span>, verifique <text:span text:style-name="T49">a descrição</text:span> inserid<text:span text:style-name="T49">a</text:span>”</text:p>
          </table:table-cell>
        </table:table-row>
        <table:table-row table:style-name="Tabela18.10">
          <table:covered-table-cell/>
          <table:table-cell table:style-name="Tabela18.B11" office:value-type="string">
            <text:p text:style-name="P205">FA3</text:p>
          </table:table-cell>
          <table:table-cell table:style-name="Tabela18.C11" office:value-type="string">
            <text:p text:style-name="P205">Caso o Administrador/Usuário deseje alterar a peça ele deve <text:soft-page-break/>clicar no botão “Alterar” [UC2.2]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205">FA4</text:p>
          </table:table-cell>
          <table:table-cell table:style-name="Tabela18.C11" office:value-type="string">
            <text:p text:style-name="P205">Caso o Administrador/Usuário deseje excluir a peça ele deve clicar no botão “Excluir”[UC2.3]</text:p>
          </table:table-cell>
        </table:table-row>
        <table:table-row table:style-name="Tabela18.1">
          <table:table-cell table:style-name="Tabela18.A1" office:value-type="string">
            <text:p text:style-name="P110">Regras de Negócio</text:p>
          </table:table-cell>
          <table:table-cell table:style-name="Tabela18.B12" office:value-type="string">
            <text:p text:style-name="P93">RN1</text:p>
          </table:table-cell>
          <table:table-cell table:style-name="Tabela18.C12" office:value-type="string">
            <text:p text:style-name="P171">O formulário não pode ficar vazio</text:p>
          </table:table-cell>
        </table:table-row>
        <table:table-row table:style-name="Tabela18.13">
          <table:table-cell table:style-name="Tabela18.A13" office:value-type="string">
            <text:p text:style-name="P231">Pós Condições</text:p>
          </table:table-cell>
          <table:table-cell table:style-name="Tabela18.B13" office:value-type="string">
            <text:p text:style-name="P93">PC1</text:p>
          </table:table-cell>
          <table:table-cell table:style-name="Tabela18.C13" office:value-type="string">
            <text:p text:style-name="P180">O sistema deverá emitir uma lista com tod<text:span text:style-name="T28">a</text:span>s <text:span text:style-name="T28">a</text:span>s <text:span text:style-name="T28">Peças </text:span>correspondentes a <text:span text:style-name="T49">descrição </text:span>inserid<text:span text:style-name="T49">a</text:span> pelo <text:span text:style-name="T23">Administrador/Usuário</text:span></text:p>
          </table:table-cell>
        </table:table-row>
        <table:table-row table:style-name="Tabela18.1">
          <table:table-cell table:style-name="Tabela18.A14" office:value-type="string">
            <text:p text:style-name="P231">Casos de Uso Afetados</text:p>
          </table:table-cell>
          <table:table-cell table:style-name="Tabela18.B14" table:number-columns-spanned="2" office:value-type="string">
            <text:p text:style-name="P252">UC2.2, UC2.3</text:p>
          </table:table-cell>
          <table:covered-table-cell/>
        </table:table-row>
      </table:table>
      <text:p text:style-name="P39"/>
      <text:p text:style-name="P54"/>
      <text:p text:style-name="P54">4.3 UC3.0 Gerenciar Motos</text:p>
      <text:p text:style-name="P54">4.3.1 UC3.1 Cadastrar Moto</text:p>
      <text:p text:style-name="P21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94">UC<text:span text:style-name="T8">1</text:span>.<text:span text:style-name="T9">1</text:span> – <text:span text:style-name="T2">Cadastrar Moto</text:span></text:p>
          </table:table-cell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111">Pré - Condições</text:p>
          </table:table-cell>
          <table:table-cell table:style-name="Tabela19.B2" office:value-type="string">
            <text:p text:style-name="P94">PC1</text:p>
          </table:table-cell>
          <table:table-cell table:style-name="Tabela19.C2" office:value-type="string">
            <text:p text:style-name="P94">O <text:span text:style-name="T5">Administrador ou Usuário</text:span> deve estar logado no sistema *</text:p>
          </table:table-cell>
        </table:table-row>
        <table:table-row table:style-name="Tabela19.3">
          <table:table-cell table:style-name="Tabela19.A1" office:value-type="string">
            <text:p text:style-name="P111">Atores Envolvidos</text:p>
          </table:table-cell>
          <table:table-cell table:style-name="Tabela19.B3" table:number-columns-spanned="2" office:value-type="string">
            <text:p text:style-name="P218">Administrador /<text:span text:style-name="T9">Usuário</text:span></text:p>
          </table:table-cell>
          <table:covered-table-cell/>
        </table:table-row>
        <table:table-row table:style-name="Tabela19.1">
          <table:table-cell table:style-name="Tabela19.A1" table:number-rows-spanned="5" office:value-type="string">
            <text:p text:style-name="P111">Fluxo Principal</text:p>
          </table:table-cell>
          <table:table-cell table:style-name="Tabela19.B4" office:value-type="string">
            <text:p text:style-name="P94">FP1</text:p>
          </table:table-cell>
          <table:table-cell table:style-name="Tabela19.C4" office:value-type="string">
            <text:p text:style-name="P125">O <text:span text:style-name="T7">Administrador/Usuário</text:span> preencherá os campos: <text:span text:style-name="T29">placa, marca, ano, modelo e cliente(dono)</text:span></text:p>
          </table:table-cell>
        </table:table-row>
        <table:table-row table:style-name="Tabela19.1">
          <table:covered-table-cell/>
          <table:table-cell table:style-name="Tabela19.B5" office:value-type="string">
            <text:p text:style-name="P94">FP2</text:p>
          </table:table-cell>
          <table:table-cell table:style-name="Tabela19.C5" office:value-type="string">
            <text:p text:style-name="P125">Para salvar <text:span text:style-name="T29">a Moto </text:span>o <text:span text:style-name="T6">Administrador/Usuário </text:span>deverá clicar no botão Salvar;</text:p>
          </table:table-cell>
        </table:table-row>
        <table:table-row table:style-name="Tabela19.1">
          <table:covered-table-cell/>
          <table:table-cell table:style-name="Tabela19.B6" office:value-type="string">
            <text:p text:style-name="P94">FP3</text:p>
          </table:table-cell>
          <table:table-cell table:style-name="Tabela19.C6" office:value-type="string">
            <text:p text:style-name="P125">O sistema emitirá uma mensagem de confirmação;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94">FP4</text:p>
          </table:table-cell>
          <table:table-cell table:style-name="Tabela19.C7" office:value-type="string">
            <text:p text:style-name="P125">Caso o <text:span text:style-name="T10">U</text:span>suário confirme a mensagem, clicando no botão OK, o sistema salvará <text:span text:style-name="T29">a Moto </text:span>no banco de dados;</text:p>
          </table:table-cell>
        </table:table-row>
        <table:table-row table:style-name="Tabela19.1">
          <table:covered-table-cell/>
          <table:table-cell table:style-name="Tabela19.B8" office:value-type="string">
            <text:p text:style-name="P94">FP5</text:p>
          </table:table-cell>
          <table:table-cell table:style-name="Tabela19.C8" office:value-type="string">
            <text:p text:style-name="P94">O sistema <text:span text:style-name="T3">emitirá</text:span> a mensagem “<text:span text:style-name="T29">Moto salva</text:span>” </text:p>
          </table:table-cell>
        </table:table-row>
        <table:table-row table:style-name="Tabela19.1">
          <table:table-cell table:style-name="Tabela19.A1" table:number-rows-spanned="2" office:value-type="string">
            <text:p text:style-name="Standard"/>
          </table:table-cell>
          <table:table-cell table:style-name="Tabela19.B9" office:value-type="string">
            <text:p text:style-name="P94">FA<text:span text:style-name="T50">1</text:span></text:p>
          </table:table-cell>
          <table:table-cell table:style-name="Tabela19.C9" office:value-type="string">
            <text:p text:style-name="P125">Se o <text:span text:style-name="T6">Administrador ou Usuário</text:span> clicar no botão Cancelar <text:span text:style-name="T50">a operação será cancelada</text:span></text:p>
          </table:table-cell>
        </table:table-row>
        <table:table-row table:style-name="Tabela19.1">
          <table:covered-table-cell/>
          <table:table-cell table:style-name="Tabela19.B10" office:value-type="string">
            <text:p text:style-name="P125">FA<text:span text:style-name="T50">2</text:span></text:p>
          </table:table-cell>
          <table:table-cell table:style-name="Tabela19.C10" office:value-type="string">
            <text:p text:style-name="P125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19.1">
          <table:table-cell table:style-name="Tabela19.A1" office:value-type="string">
            <text:p text:style-name="P111">Regras de Negócio</text:p>
          </table:table-cell>
          <table:table-cell table:style-name="Tabela19.B11" office:value-type="string">
            <text:p text:style-name="P94">RN1</text:p>
          </table:table-cell>
          <table:table-cell table:style-name="Tabela19.C11" office:value-type="string">
            <text:p text:style-name="P206">Todos os campos são de preenchimento obrigatorio</text:p>
          </table:table-cell>
        </table:table-row>
        <table:table-row table:style-name="Tabela19.12">
          <table:table-cell table:style-name="Tabela19.A1" office:value-type="string">
            <text:p text:style-name="P232">Pós Condições</text:p>
          </table:table-cell>
          <table:table-cell table:style-name="Tabela19.B12" office:value-type="string">
            <text:p text:style-name="P94">PC1</text:p>
          </table:table-cell>
          <table:table-cell table:style-name="Tabela19.C12" office:value-type="string">
            <text:p text:style-name="P94"><text:span text:style-name="T30">A Moto</text:span> deverá <text:span text:style-name="T4">estar</text:span> salv<text:span text:style-name="T7">o</text:span> no banco de dados</text:p>
          </table:table-cell>
        </table:table-row>
        <table:table-row table:style-name="Tabela19.1">
          <table:table-cell table:style-name="Tabela19.A1" office:value-type="string">
            <text:p text:style-name="P232">Casos de Uso <text:soft-page-break/>Afetados</text:p>
          </table:table-cell>
          <table:table-cell table:style-name="Tabela19.B13" table:number-columns-spanned="2" office:value-type="string">
            <text:p text:style-name="P237">*</text:p>
          </table:table-cell>
          <table:covered-table-cell/>
        </table:table-row>
      </table:table>
      <text:p text:style-name="P21"/>
      <text:p text:style-name="P47">4.<text:span text:style-name="T30">3</text:span>.2 UC<text:span text:style-name="T30">3</text:span>.<text:span text:style-name="T30">2</text:span> Alterar <text:span text:style-name="T30">Motos</text:span></text:p>
      <text:p text:style-name="P21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ela20.1">
          <table:table-cell table:style-name="Tabela20.A1" table:number-columns-spanned="3" office:value-type="string">
            <text:p text:style-name="P94">UC<text:span text:style-name="T30">3.2</text:span> – <text:span text:style-name="T11">Alterar Motos</text:span></text:p>
          </table:table-cell>
          <table:covered-table-cell/>
          <table:covered-table-cell/>
        </table:table-row>
        <table:table-row table:style-name="Tabela20.1">
          <table:table-cell table:style-name="Tabela20.A1" table:number-rows-spanned="2" office:value-type="string">
            <text:p text:style-name="P111">Pré - Condições</text:p>
          </table:table-cell>
          <table:table-cell table:style-name="Tabela20.B2" office:value-type="string">
            <text:p text:style-name="P94">PC1</text:p>
          </table:table-cell>
          <table:table-cell table:style-name="Tabela20.C2" office:value-type="string">
            <text:p text:style-name="P94">O <text:span text:style-name="T5">Administrador ou Usuário</text:span> deve estar logado no sistema </text:p>
          </table:table-cell>
        </table:table-row>
        <table:table-row table:style-name="Tabela20.3">
          <table:covered-table-cell/>
          <table:table-cell table:style-name="Tabela20.B3" office:value-type="string">
            <text:p text:style-name="P64">PC2</text:p>
          </table:table-cell>
          <table:table-cell table:style-name="Tabela20.C3" office:value-type="string">
            <text:p text:style-name="P155"><text:span text:style-name="T30">A Moto</text:span> deve estar cadastrado no sistema</text:p>
          </table:table-cell>
        </table:table-row>
        <table:table-row table:style-name="Tabela20.4">
          <table:table-cell table:style-name="Tabela20.A1" office:value-type="string">
            <text:p text:style-name="P111">Atores Envolvidos</text:p>
          </table:table-cell>
          <table:table-cell table:style-name="Tabela20.B4" table:number-columns-spanned="2" office:value-type="string">
            <text:p text:style-name="P218">Administrador <text:span text:style-name="T9">e Usuário</text:span></text:p>
          </table:table-cell>
          <table:covered-table-cell/>
        </table:table-row>
        <table:table-row table:style-name="Tabela20.1">
          <table:table-cell table:style-name="Tabela20.A1" table:number-rows-spanned="5" office:value-type="string">
            <text:p text:style-name="P111">Fluxo Principal</text:p>
          </table:table-cell>
          <table:table-cell table:style-name="Tabela20.B5" office:value-type="string">
            <text:p text:style-name="P94">FP1</text:p>
          </table:table-cell>
          <table:table-cell table:style-name="Tabela20.C5" office:value-type="string">
            <text:p text:style-name="P126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<text:span text:style-name="T29">placa, marca, modelo e ano</text:span></text:p>
          </table:table-cell>
        </table:table-row>
        <table:table-row table:style-name="Tabela20.1">
          <table:covered-table-cell/>
          <table:table-cell table:style-name="Tabela20.B6" office:value-type="string">
            <text:p text:style-name="P94">FP2</text:p>
          </table:table-cell>
          <table:table-cell table:style-name="Tabela20.C6" office:value-type="string">
            <text:p text:style-name="P125">Para salvar <text:span text:style-name="T12">as alterações da Moto</text:span> o <text:span text:style-name="T6">Administrador ou Usuário </text:span>deverá clicar no botão Salvar</text:p>
          </table:table-cell>
        </table:table-row>
        <table:table-row table:style-name="Tabela20.1">
          <table:covered-table-cell/>
          <table:table-cell table:style-name="Tabela20.B7" office:value-type="string">
            <text:p text:style-name="P94">FP3</text:p>
          </table:table-cell>
          <table:table-cell table:style-name="Tabela20.C7" office:value-type="string">
            <text:p text:style-name="P125">O sistema emitirá uma mensagem de confirmação</text:p>
          </table:table-cell>
        </table:table-row>
        <table:table-row table:style-name="Tabela20.1">
          <table:covered-table-cell/>
          <table:table-cell table:style-name="Tabela20.B8" office:value-type="string">
            <text:p text:style-name="P94">FP4</text:p>
          </table:table-cell>
          <table:table-cell table:style-name="Tabela20.C8" office:value-type="string">
            <text:p text:style-name="P125">Caso o <text:span text:style-name="T10">U</text:span>suário/<text:span text:style-name="T30">Administrador</text:span> confirme a mensagem, clicando no botão OK, o sistema salvará <text:span text:style-name="T12">as alterações da Moto </text:span>no banco de dados</text:p>
          </table:table-cell>
        </table:table-row>
        <table:table-row table:style-name="Tabela20.1">
          <table:covered-table-cell/>
          <table:table-cell table:style-name="Tabela20.B9" office:value-type="string">
            <text:p text:style-name="P94">FP5</text:p>
          </table:table-cell>
          <table:table-cell table:style-name="Tabela20.C9" office:value-type="string">
            <text:p text:style-name="P94">O sistema <text:span text:style-name="T3">emitirá</text:span> a mensagem “<text:span text:style-name="T14">Alterações Salvas</text:span>” </text:p>
          </table:table-cell>
        </table:table-row>
        <table:table-row table:style-name="Tabela20.1">
          <table:table-cell table:style-name="Tabela20.A1" table:number-rows-spanned="2" office:value-type="string">
            <text:p text:style-name="P111">Fluxos Alternativos</text:p>
          </table:table-cell>
          <table:table-cell table:style-name="Tabela20.B10" office:value-type="string">
            <text:p text:style-name="P94">FA<text:span text:style-name="T13">1</text:span></text:p>
          </table:table-cell>
          <table:table-cell table:style-name="Tabela20.C10" office:value-type="string">
            <text:p text:style-name="P125">Se o <text:span text:style-name="T6">Administrador ou Usuário</text:span> clicar no botão Cancelar todas as alterações não salvas serão descartadas.</text:p>
          </table:table-cell>
        </table:table-row>
        <table:table-row table:style-name="Tabela20.1">
          <table:covered-table-cell/>
          <table:table-cell table:style-name="Tabela20.B11" office:value-type="string">
            <text:p text:style-name="P125">FA<text:span text:style-name="T14">2</text:span></text:p>
          </table:table-cell>
          <table:table-cell table:style-name="Tabela20.C11" office:value-type="string">
            <text:p text:style-name="P140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,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20.1">
          <table:table-cell table:style-name="Tabela20.A1" office:value-type="string">
            <text:p text:style-name="P111">Regras de Negócio</text:p>
          </table:table-cell>
          <table:table-cell table:style-name="Tabela20.B12" office:value-type="string">
            <text:p text:style-name="P94">RN1</text:p>
          </table:table-cell>
          <table:table-cell table:style-name="Tabela20.C12" office:value-type="string">
            <text:p text:style-name="P206">O Cliente(dono) da moto não pode ser alterado</text:p>
          </table:table-cell>
        </table:table-row>
        <table:table-row table:style-name="Tabela20.13">
          <table:table-cell table:style-name="Tabela20.A1" office:value-type="string">
            <text:p text:style-name="P232">Pós Condições</text:p>
          </table:table-cell>
          <table:table-cell table:style-name="Tabela20.B13" office:value-type="string">
            <text:p text:style-name="P94">PC1</text:p>
          </table:table-cell>
          <table:table-cell table:style-name="Tabela20.C13" office:value-type="string">
            <text:p text:style-name="P94"><text:span text:style-name="T30">A Moto</text:span> deverá <text:span text:style-name="T4">estar</text:span> <text:span text:style-name="T14">alterada</text:span> no banco de dados</text:p>
          </table:table-cell>
        </table:table-row>
        <table:table-row table:style-name="Tabela20.1">
          <table:table-cell table:style-name="Tabela20.A1" office:value-type="string">
            <text:p text:style-name="P232">Casos de Uso Afetados</text:p>
          </table:table-cell>
          <table:table-cell table:style-name="Tabela20.B14" table:number-columns-spanned="2" office:value-type="string">
            <text:p text:style-name="P237">*</text:p>
          </table:table-cell>
          <table:covered-table-cell/>
        </table:table-row>
      </table:table>
      <text:p text:style-name="P21"/>
      <text:p text:style-name="P29">4.<text:span text:style-name="T30">3</text:span>.3 UC<text:span text:style-name="T30">3</text:span>.3 Excluir <text:span text:style-name="T30">Motos</text:span></text:p>
      <text:p text:style-name="P29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ela21.1">
          <table:table-cell table:style-name="Tabela21.A1" table:number-columns-spanned="3" office:value-type="string">
            <text:p text:style-name="P94">UC<text:span text:style-name="T30">3</text:span>.<text:span text:style-name="T15">3</text:span> – <text:span text:style-name="T15">Excluir Motos</text:span></text:p>
          </table:table-cell>
          <table:covered-table-cell/>
          <table:covered-table-cell/>
        </table:table-row>
        <table:table-row table:style-name="Tabela21.1">
          <table:table-cell table:style-name="Tabela21.A1" table:number-rows-spanned="2" office:value-type="string">
            <text:p text:style-name="P111">Pré - Condições</text:p>
          </table:table-cell>
          <table:table-cell table:style-name="Tabela21.B2" office:value-type="string">
            <text:p text:style-name="P94">PC1</text:p>
          </table:table-cell>
          <table:table-cell table:style-name="Tabela21.C2" office:value-type="string">
            <text:p text:style-name="P94">O <text:span text:style-name="T5">Administrador ou Usuário</text:span> deve estar logado no sistema *</text:p>
          </table:table-cell>
        </table:table-row>
        <table:table-row table:style-name="Tabela21.3">
          <table:covered-table-cell/>
          <table:table-cell table:style-name="Tabela21.B3" office:value-type="string">
            <text:p text:style-name="P64">PC2</text:p>
          </table:table-cell>
          <table:table-cell table:style-name="Tabela21.C3" office:value-type="string">
            <text:p text:style-name="P155"><text:span text:style-name="T30">A Moto</text:span> deve estar cadastrado no sistema</text:p>
          </table:table-cell>
        </table:table-row>
        <text:soft-page-break/>
        <table:table-row table:style-name="Tabela21.4">
          <table:table-cell table:style-name="Tabela21.A1" office:value-type="string">
            <text:p text:style-name="P111">Atores Envolvidos</text:p>
          </table:table-cell>
          <table:table-cell table:style-name="Tabela21.B4" table:number-columns-spanned="2" office:value-type="string">
            <text:p text:style-name="P218">Administrador <text:span text:style-name="T9">e Usuário</text:span></text:p>
          </table:table-cell>
          <table:covered-table-cell/>
        </table:table-row>
        <table:table-row table:style-name="Tabela21.1">
          <table:table-cell table:style-name="Tabela21.A1" table:number-rows-spanned="5" office:value-type="string">
            <text:p text:style-name="P111">Fluxo Principal</text:p>
          </table:table-cell>
          <table:table-cell table:style-name="Tabela21.B5" office:value-type="string">
            <text:p text:style-name="P94">FP1</text:p>
          </table:table-cell>
          <table:table-cell table:style-name="Tabela21.C5" office:value-type="string">
            <text:p text:style-name="P125">O <text:span text:style-name="T7">Administrador</text:span> <text:span text:style-name="T11">ou Usuário selecionará a Moto a ser excluída.</text:span></text:p>
          </table:table-cell>
        </table:table-row>
        <table:table-row table:style-name="Tabela21.1">
          <table:covered-table-cell/>
          <table:table-cell table:style-name="Tabela21.B6" office:value-type="string">
            <text:p text:style-name="P94">FP2</text:p>
          </table:table-cell>
          <table:table-cell table:style-name="Tabela21.C6" office:value-type="string">
            <text:p text:style-name="P125">Para <text:span text:style-name="T15">excluir a Moto,</text:span> o <text:span text:style-name="T6">Administrador ou Usuário </text:span>deverá clicar no botão <text:span text:style-name="T15">Excluir</text:span>;</text:p>
          </table:table-cell>
        </table:table-row>
        <table:table-row table:style-name="Tabela21.1">
          <table:covered-table-cell/>
          <table:table-cell table:style-name="Tabela21.B7" office:value-type="string">
            <text:p text:style-name="P94">FP3</text:p>
          </table:table-cell>
          <table:table-cell table:style-name="Tabela21.C7" office:value-type="string">
            <text:p text:style-name="P125">O sistema emitirá uma mensagem de confirmação;</text:p>
          </table:table-cell>
        </table:table-row>
        <table:table-row table:style-name="Tabela21.1">
          <table:covered-table-cell/>
          <table:table-cell table:style-name="Tabela21.B8" office:value-type="string">
            <text:p text:style-name="P94">FP4</text:p>
          </table:table-cell>
          <table:table-cell table:style-name="Tabela21.C8" office:value-type="string">
            <text:p text:style-name="P125">Caso o <text:span text:style-name="T10">U</text:span>suário confirme a mensagem, clicando no botão <text:span text:style-name="T15">OK</text:span>, o sistema <text:span text:style-name="T15">excluirá a Moto do</text:span> banco de dados; </text:p>
          </table:table-cell>
        </table:table-row>
        <table:table-row table:style-name="Tabela21.1">
          <table:covered-table-cell/>
          <table:table-cell table:style-name="Tabela21.B9" office:value-type="string">
            <text:p text:style-name="P94">FP5</text:p>
          </table:table-cell>
          <table:table-cell table:style-name="Tabela21.C9" office:value-type="string">
            <text:p text:style-name="P94">O sistema <text:span text:style-name="T3">emitirá</text:span> a mensagem “<text:span text:style-name="T30">Moto excluída</text:span>” </text:p>
          </table:table-cell>
        </table:table-row>
        <table:table-row table:style-name="Tabela21.1">
          <table:table-cell table:style-name="Tabela21.A1" office:value-type="string">
            <text:p text:style-name="P111">Fluxos Alternativos</text:p>
          </table:table-cell>
          <table:table-cell table:style-name="Tabela21.B10" office:value-type="string">
            <text:p text:style-name="P94">FA<text:span text:style-name="T13">1</text:span></text:p>
          </table:table-cell>
          <table:table-cell table:style-name="Tabela21.C10" office:value-type="string">
            <text:p text:style-name="P125">Se o <text:span text:style-name="T6">Administrador ou Usuário</text:span> clicar no botão Cancelar <text:span text:style-name="T31">a Moto não será excluída.</text:span></text:p>
          </table:table-cell>
        </table:table-row>
        <table:table-row table:style-name="Tabela21.1">
          <table:table-cell table:style-name="Tabela21.A1" office:value-type="string">
            <text:p text:style-name="P111">Regras de Negócio</text:p>
          </table:table-cell>
          <table:table-cell table:style-name="Tabela21.B11" office:value-type="string">
            <text:p text:style-name="P94">RN1</text:p>
          </table:table-cell>
          <table:table-cell table:style-name="Tabela21.C11" office:value-type="string">
            <text:p text:style-name="P206">Caso a moto seja excluída, as transações financeiras relacionadas a elas devem continuar salvas no banco de dados</text:p>
          </table:table-cell>
        </table:table-row>
        <table:table-row table:style-name="Tabela21.12">
          <table:table-cell table:style-name="Tabela21.A1" office:value-type="string">
            <text:p text:style-name="P232">Pós Condições</text:p>
          </table:table-cell>
          <table:table-cell table:style-name="Tabela21.B12" office:value-type="string">
            <text:p text:style-name="P94">PC1</text:p>
          </table:table-cell>
          <table:table-cell table:style-name="Tabela21.C12" office:value-type="string">
            <text:p text:style-name="P94"><text:span text:style-name="T31">A Moto</text:span> deverá <text:span text:style-name="T4">estar</text:span> <text:span text:style-name="T17">excluída</text:span> <text:span text:style-name="T17">d</text:span>o banco de dados</text:p>
          </table:table-cell>
        </table:table-row>
        <table:table-row table:style-name="Tabela21.1">
          <table:table-cell table:style-name="Tabela21.A1" office:value-type="string">
            <text:p text:style-name="P232">Casos de Uso Afetados</text:p>
          </table:table-cell>
          <table:table-cell table:style-name="Tabela21.B13" table:number-columns-spanned="2" office:value-type="string">
            <text:p text:style-name="P237">*</text:p>
          </table:table-cell>
          <table:covered-table-cell/>
        </table:table-row>
      </table:table>
      <text:p text:style-name="P21"/>
      <text:p text:style-name="P21"/>
      <text:p text:style-name="P40">4.<text:span text:style-name="T31">3</text:span>.4 UC <text:span text:style-name="T31">3</text:span>.4 <text:span text:style-name="T18">Buscar Motos</text:span></text:p>
      <text:p text:style-name="P40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94">UC<text:span text:style-name="T31">3</text:span>.<text:span text:style-name="T18">4</text:span> – <text:span text:style-name="T18">Buscar Motos</text:span></text:p>
          </table:table-cell>
          <table:covered-table-cell/>
          <table:covered-table-cell/>
        </table:table-row>
        <table:table-row table:style-name="Tabela22.1">
          <table:table-cell table:style-name="Tabela22.A1" table:number-rows-spanned="2" office:value-type="string">
            <text:p text:style-name="P111">Pré - Condições</text:p>
          </table:table-cell>
          <table:table-cell table:style-name="Tabela22.B2" office:value-type="string">
            <text:p text:style-name="P94">PC1</text:p>
          </table:table-cell>
          <table:table-cell table:style-name="Tabela22.C2" office:value-type="string">
            <text:p text:style-name="P94">O <text:span text:style-name="T5">Administrador ou Usuário</text:span> deve estar logado no sistema *</text:p>
          </table:table-cell>
        </table:table-row>
        <table:table-row table:style-name="Tabela22.3">
          <table:covered-table-cell/>
          <table:table-cell table:style-name="Tabela22.B3" office:value-type="string">
            <text:p text:style-name="P72">PC2</text:p>
          </table:table-cell>
          <table:table-cell table:style-name="Tabela22.C3" office:value-type="string">
            <text:p text:style-name="P155">O <text:span text:style-name="T5">Administrador ou Usuário</text:span> deve estar <text:span text:style-name="T18">na tela de busca*</text:span></text:p>
          </table:table-cell>
        </table:table-row>
        <table:table-row table:style-name="Tabela22.4">
          <table:table-cell table:style-name="Tabela22.A1" office:value-type="string">
            <text:p text:style-name="P111">Atores Envolvidos</text:p>
          </table:table-cell>
          <table:table-cell table:style-name="Tabela22.B4" table:number-columns-spanned="2" office:value-type="string">
            <text:p text:style-name="P218">Administrador <text:span text:style-name="T9">e Usuário</text:span></text:p>
          </table:table-cell>
          <table:covered-table-cell/>
        </table:table-row>
        <table:table-row table:style-name="Tabela22.1">
          <table:table-cell table:style-name="Tabela22.A1" table:number-rows-spanned="5" office:value-type="string">
            <text:p text:style-name="P111">Fluxo Principal</text:p>
          </table:table-cell>
          <table:table-cell table:style-name="Tabela22.B5" office:value-type="string">
            <text:p text:style-name="P94">FP1</text:p>
          </table:table-cell>
          <table:table-cell table:style-name="Tabela22.C5" office:value-type="string">
            <text:p text:style-name="P125">O <text:span text:style-name="T7">Administrador</text:span> <text:span text:style-name="T11">ou Usuário preenchera a placa da Moto em um formulário *</text:span></text:p>
          </table:table-cell>
        </table:table-row>
        <table:table-row table:style-name="Tabela22.1">
          <table:covered-table-cell/>
          <table:table-cell table:style-name="Tabela22.B6" office:value-type="string">
            <text:p text:style-name="P94">FP2</text:p>
          </table:table-cell>
          <table:table-cell table:style-name="Tabela22.C6" office:value-type="string">
            <text:p text:style-name="P172">Para buscar, o Usuário/<text:span text:style-name="T31">Administrador</text:span> deve clicar no botão “Buscar”</text:p>
          </table:table-cell>
        </table:table-row>
        <table:table-row table:style-name="Tabela22.1">
          <table:covered-table-cell/>
          <table:table-cell table:style-name="Tabela22.B7" office:value-type="string">
            <text:p text:style-name="P94">FP3</text:p>
          </table:table-cell>
          <table:table-cell table:style-name="Tabela22.C7" office:value-type="string">
            <text:p text:style-name="P164">O sistema retornara <text:span text:style-name="T31">as informações</text:span> <text:span text:style-name="T31">da Moto </text:span>de acordo com <text:span text:style-name="T31">a placa </text:span>inserid<text:span text:style-name="T31">a</text:span> pelo Administrador ou Usuário</text:p>
          </table:table-cell>
        </table:table-row>
        <table:table-row table:style-name="Tabela22.1">
          <table:covered-table-cell/>
          <table:table-cell table:style-name="Tabela22.B8" office:value-type="string">
            <text:p text:style-name="P94">FP4</text:p>
          </table:table-cell>
          <table:table-cell table:style-name="Tabela22.C8" office:value-type="string">
            <text:p text:style-name="P186">Se o Usuário desejar alterar a moto deverá clicar no botão “Alterar”</text:p>
          </table:table-cell>
        </table:table-row>
        <table:table-row table:style-name="Tabela22.1">
          <table:covered-table-cell/>
          <table:table-cell table:style-name="Tabela22.B9" office:value-type="string">
            <text:p text:style-name="P94">FP5</text:p>
          </table:table-cell>
          <table:table-cell table:style-name="Tabela22.C9" office:value-type="string">
            <text:p text:style-name="P95"><text:s/><text:span text:style-name="T32">Se o Usuário desejar excluir a moto deverá clicar no botão “Excluir”</text:span></text:p>
          </table:table-cell>
        </table:table-row>
        <text:soft-page-break/>
        <table:table-row table:style-name="Tabela22.1">
          <table:table-cell table:style-name="Tabela22.A1" table:number-rows-spanned="2" office:value-type="string">
            <text:p text:style-name="P111">Fluxos Alternativos</text:p>
          </table:table-cell>
          <table:table-cell table:style-name="Tabela22.B10" office:value-type="string">
            <text:p text:style-name="P94">FA<text:span text:style-name="T13">1</text:span></text:p>
          </table:table-cell>
          <table:table-cell table:style-name="Tabela22.C10" office:value-type="string">
            <text:p text:style-name="P125">Se o <text:span text:style-name="T6">Administrador ou Usuário</text:span> <text:span text:style-name="T19">não preencher o formulário e clicar no botão “Buscar” o sistema emitirá a seguinte mensagem “Insira a placa da moto”</text:span></text:p>
          </table:table-cell>
        </table:table-row>
        <table:table-row table:style-name="Tabela22.1">
          <table:covered-table-cell/>
          <table:table-cell table:style-name="Tabela22.B11" office:value-type="string">
            <text:p text:style-name="P125">FA<text:span text:style-name="T14">2</text:span></text:p>
          </table:table-cell>
          <table:table-cell table:style-name="Tabela22.C11" office:value-type="string">
            <text:p text:style-name="P172">Se o sistema não encontrar nenhum<text:span text:style-name="T33">a</text:span> <text:span text:style-name="T33">Moto </text:span>correspondente a da busca, será emitido a seguinte mensagem “<text:span text:style-name="T33">Moto </text:span>não <text:span text:style-name="T33">encontrada</text:span>, verifique <text:span text:style-name="T33">a placa </text:span>inserid<text:span text:style-name="T33">a</text:span>”</text:p>
          </table:table-cell>
        </table:table-row>
        <table:table-row table:style-name="Tabela22.1">
          <table:table-cell table:style-name="Tabela22.A1" office:value-type="string">
            <text:p text:style-name="P111">Regras de Negócio</text:p>
          </table:table-cell>
          <table:table-cell table:style-name="Tabela22.B12" office:value-type="string">
            <text:p text:style-name="P94">RN1</text:p>
          </table:table-cell>
          <table:table-cell table:style-name="Tabela22.C12" office:value-type="string">
            <text:p text:style-name="P172">O formulário não pode ficar vazio*</text:p>
          </table:table-cell>
        </table:table-row>
        <table:table-row table:style-name="Tabela22.13">
          <table:table-cell table:style-name="Tabela22.A1" office:value-type="string">
            <text:p text:style-name="P232">Pós Condições</text:p>
          </table:table-cell>
          <table:table-cell table:style-name="Tabela22.B13" office:value-type="string">
            <text:p text:style-name="P94">PC1</text:p>
          </table:table-cell>
          <table:table-cell table:style-name="Tabela22.C13" office:value-type="string">
            <text:p text:style-name="P181">O sistema deverá emitir <text:span text:style-name="T33">os dados</text:span> <text:span text:style-name="T33">da Moto </text:span>correspondente a <text:span text:style-name="T33">placa</text:span> inserid<text:span text:style-name="T33">a</text:span> pelo Usuário</text:p>
          </table:table-cell>
        </table:table-row>
        <table:table-row table:style-name="Tabela22.1">
          <table:table-cell table:style-name="Tabela22.A1" office:value-type="string">
            <text:p text:style-name="P232">Casos de Uso Afetados</text:p>
          </table:table-cell>
          <table:table-cell table:style-name="Tabela22.B14" table:number-columns-spanned="2" office:value-type="string">
            <text:p text:style-name="P237">*</text:p>
          </table:table-cell>
          <table:covered-table-cell/>
        </table:table-row>
      </table:table>
      <text:p text:style-name="P40"/>
      <text:p text:style-name="P56">4.4 UC4.0 Gerenciar Serviços</text:p>
      <text:p text:style-name="P55">4.<text:span text:style-name="T33">4</text:span>.<text:span text:style-name="T33">1</text:span> UC<text:span text:style-name="T33">4</text:span>.1 Cadastrar <text:span text:style-name="T33">Serviço</text:span></text:p>
      <text:p text:style-name="P22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96">UC<text:span text:style-name="T8">1</text:span>.<text:span text:style-name="T9">1</text:span> – <text:span text:style-name="T2">Cadastr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112">Pré - Condições</text:p>
          </table:table-cell>
          <table:table-cell table:style-name="Tabela23.B2" office:value-type="string">
            <text:p text:style-name="P96">PC1</text:p>
          </table:table-cell>
          <table:table-cell table:style-name="Tabela23.C2" office:value-type="string">
            <text:p text:style-name="P96">O <text:span text:style-name="T5">Administrador ou Usuário</text:span> deve estar logado no sistema *</text:p>
          </table:table-cell>
        </table:table-row>
        <table:table-row table:style-name="Tabela23.3">
          <table:table-cell table:style-name="Tabela23.A1" office:value-type="string">
            <text:p text:style-name="P112">Atores Envolvidos</text:p>
          </table:table-cell>
          <table:table-cell table:style-name="Tabela23.B3" table:number-columns-spanned="2" office:value-type="string">
            <text:p text:style-name="P219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5" office:value-type="string">
            <text:p text:style-name="P112">Fluxo Principal</text:p>
          </table:table-cell>
          <table:table-cell table:style-name="Tabela23.B4" office:value-type="string">
            <text:p text:style-name="P96">FP1</text:p>
          </table:table-cell>
          <table:table-cell table:style-name="Tabela23.C4" office:value-type="string">
            <text:p text:style-name="P127">O <text:span text:style-name="T7">Administrador/Usuário</text:span> preencherá os campos: <text:span text:style-name="T33">descricao, valor_serv</text:span></text:p>
          </table:table-cell>
        </table:table-row>
        <table:table-row table:style-name="Tabela23.1">
          <table:covered-table-cell/>
          <table:table-cell table:style-name="Tabela23.B5" office:value-type="string">
            <text:p text:style-name="P96">FP2</text:p>
          </table:table-cell>
          <table:table-cell table:style-name="Tabela23.C5" office:value-type="string">
            <text:p text:style-name="P127">Para salvar <text:span text:style-name="T34">o Serviço </text:span>o <text:span text:style-name="T6">Administrador/Usuário </text:span>deverá clicar no botão Salvar;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96">FP3</text:p>
          </table:table-cell>
          <table:table-cell table:style-name="Tabela23.C6" office:value-type="string">
            <text:p text:style-name="P127">O sistema emitirá uma mensagem de confirmação;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96">FP4</text:p>
          </table:table-cell>
          <table:table-cell table:style-name="Tabela23.C7" office:value-type="string">
            <text:p text:style-name="P127">Caso o <text:span text:style-name="T10">U</text:span>suário confirme a mensagem, clicando no botão OK, o sistema salvará <text:span text:style-name="T34">o Serviço </text:span>no banco de dados;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96">FP5</text:p>
          </table:table-cell>
          <table:table-cell table:style-name="Tabela23.C8" office:value-type="string">
            <text:p text:style-name="P96">O sistema <text:span text:style-name="T3">emitirá</text:span> a mensagem “<text:span text:style-name="T34">Serviço salvo</text:span>” </text:p>
          </table:table-cell>
        </table:table-row>
        <table:table-row table:style-name="Tabela23.1">
          <table:table-cell table:style-name="Tabela23.A1" table:number-rows-spanned="4" office:value-type="string">
            <text:p text:style-name="P112">Fluxos Alternativos</text:p>
          </table:table-cell>
          <table:table-cell table:style-name="Tabela23.B9" office:value-type="string">
            <text:p text:style-name="P96">FA1</text:p>
          </table:table-cell>
          <table:table-cell table:style-name="Tabela23.C9" office:value-type="string">
            <text:p text:style-name="P127"/>
          </table:table-cell>
        </table:table-row>
        <table:table-row table:style-name="Tabela23.1">
          <table:covered-table-cell/>
          <table:table-cell table:style-name="Tabela23.B10" office:value-type="string">
            <text:p text:style-name="P96">FA2</text:p>
          </table:table-cell>
          <table:table-cell table:style-name="Tabela23.C10" office:value-type="string">
            <text:p text:style-name="P127"/>
          </table:table-cell>
        </table:table-row>
        <table:table-row table:style-name="Tabela23.1">
          <table:covered-table-cell/>
          <table:table-cell table:style-name="Tabela23.B11" office:value-type="string">
            <text:p text:style-name="P96">FA3</text:p>
          </table:table-cell>
          <table:table-cell table:style-name="Tabela23.C11" office:value-type="string">
            <text:p text:style-name="P127"/>
          </table:table-cell>
        </table:table-row>
        <table:table-row table:style-name="Tabela23.1">
          <table:covered-table-cell/>
          <table:table-cell table:style-name="Tabela23.B12" office:value-type="string">
            <text:p text:style-name="P127">FA4</text:p>
          </table:table-cell>
          <table:table-cell table:style-name="Tabela23.C12" office:value-type="string">
            <text:p text:style-name="P127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23.1">
          <table:table-cell table:style-name="Tabela23.A1" table:number-rows-spanned="2" office:value-type="string">
            <text:p text:style-name="P112">Regras de Negócio</text:p>
          </table:table-cell>
          <table:table-cell table:style-name="Tabela23.B13" office:value-type="string">
            <text:p text:style-name="P96">RN1</text:p>
          </table:table-cell>
          <table:table-cell table:style-name="Tabela23.C13" office:value-type="string">
            <text:p text:style-name="P145">*</text:p>
          </table:table-cell>
        </table:table-row>
        <table:table-row table:style-name="Tabela23.1">
          <table:covered-table-cell/>
          <table:table-cell table:style-name="Tabela23.B14" office:value-type="string">
            <text:p text:style-name="P96">*</text:p>
          </table:table-cell>
          <table:table-cell table:style-name="Tabela23.C14" office:value-type="string">
            <text:p text:style-name="P145">*</text:p>
          </table:table-cell>
        </table:table-row>
        <table:table-row table:style-name="Tabela23.15">
          <table:table-cell table:style-name="Tabela23.A1" office:value-type="string">
            <text:p text:style-name="P233">Pós Condições</text:p>
          </table:table-cell>
          <table:table-cell table:style-name="Tabela23.B15" office:value-type="string">
            <text:p text:style-name="P96">PC1</text:p>
          </table:table-cell>
          <table:table-cell table:style-name="Tabela23.C15" office:value-type="string">
            <text:p text:style-name="P96"><text:span text:style-name="T34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233">Casos de Uso Afetados</text:p>
          </table:table-cell>
          <table:table-cell table:style-name="Tabela23.B16" table:number-columns-spanned="2" office:value-type="string">
            <text:p text:style-name="P238">*</text:p>
          </table:table-cell>
          <table:covered-table-cell/>
        </table:table-row>
      </table:table>
      <text:p text:style-name="P22"/>
      <text:p text:style-name="P48">4.<text:span text:style-name="T34">4</text:span>.2 UC<text:span text:style-name="T34">4</text:span>.<text:span text:style-name="T30">2</text:span> Alterar <text:span text:style-name="T34">Serviços</text:span></text:p>
      <text:p text:style-name="P22"/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table:number-columns-spanned="3" office:value-type="string">
            <text:p text:style-name="P96">UC<text:span text:style-name="T30">3.2</text:span> – <text:span text:style-name="T11">Alterar Serviços</text:span></text:p>
          </table:table-cell>
          <table:covered-table-cell/>
          <table:covered-table-cell/>
        </table:table-row>
        <table:table-row table:style-name="Tabela24.1">
          <table:table-cell table:style-name="Tabela24.A1" table:number-rows-spanned="2" office:value-type="string">
            <text:p text:style-name="P112">Pré - Condições</text:p>
          </table:table-cell>
          <table:table-cell table:style-name="Tabela24.B2" office:value-type="string">
            <text:p text:style-name="P96">PC1</text:p>
          </table:table-cell>
          <table:table-cell table:style-name="Tabela24.C2" office:value-type="string">
            <text:p text:style-name="P96">O <text:span text:style-name="T5">Administrador ou Usuário</text:span> deve estar logado no sistema *</text:p>
          </table:table-cell>
        </table:table-row>
        <table:table-row table:style-name="Tabela24.3">
          <table:covered-table-cell/>
          <table:table-cell table:style-name="Tabela24.B3" office:value-type="string">
            <text:p text:style-name="P65">PC2</text:p>
          </table:table-cell>
          <table:table-cell table:style-name="Tabela24.C3" office:value-type="string">
            <text:p text:style-name="P156"><text:span text:style-name="T34">O serviço</text:span> deve estar cadastrado no sistema</text:p>
          </table:table-cell>
        </table:table-row>
        <table:table-row table:style-name="Tabela24.4">
          <table:table-cell table:style-name="Tabela24.A1" office:value-type="string">
            <text:p text:style-name="P112">Atores Envolvidos</text:p>
          </table:table-cell>
          <table:table-cell table:style-name="Tabela24.B4" table:number-columns-spanned="2" office:value-type="string">
            <text:p text:style-name="P219">Administrador <text:span text:style-name="T9">e Usuário</text:span></text:p>
          </table:table-cell>
          <table:covered-table-cell/>
        </table:table-row>
        <table:table-row table:style-name="Tabela24.1">
          <table:table-cell table:style-name="Tabela24.A1" table:number-rows-spanned="5" office:value-type="string">
            <text:p text:style-name="P112">Fluxo Principal</text:p>
          </table:table-cell>
          <table:table-cell table:style-name="Tabela24.B5" office:value-type="string">
            <text:p text:style-name="P96">FP1</text:p>
          </table:table-cell>
          <table:table-cell table:style-name="Tabela24.C5" office:value-type="string">
            <text:p text:style-name="P127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<text:span text:style-name="T34">descrição, valor_serv</text:span></text:p>
          </table:table-cell>
        </table:table-row>
        <table:table-row table:style-name="Tabela24.1">
          <table:covered-table-cell/>
          <table:table-cell table:style-name="Tabela24.B6" office:value-type="string">
            <text:p text:style-name="P96">FP2</text:p>
          </table:table-cell>
          <table:table-cell table:style-name="Tabela24.C6" office:value-type="string">
            <text:p text:style-name="P127">Para salvar <text:span text:style-name="T12">as alterações do Serviço </text:span>o <text:span text:style-name="T6">Administrador ou Usuário </text:span>deverá clicar no botão Salvar;</text:p>
          </table:table-cell>
        </table:table-row>
        <table:table-row table:style-name="Tabela24.1">
          <table:covered-table-cell/>
          <table:table-cell table:style-name="Tabela24.B7" office:value-type="string">
            <text:p text:style-name="P96">FP3</text:p>
          </table:table-cell>
          <table:table-cell table:style-name="Tabela24.C7" office:value-type="string">
            <text:p text:style-name="P127">O sistema emitirá uma mensagem de confirmação;</text:p>
          </table:table-cell>
        </table:table-row>
        <table:table-row table:style-name="Tabela24.1">
          <table:covered-table-cell/>
          <table:table-cell table:style-name="Tabela24.B8" office:value-type="string">
            <text:p text:style-name="P96">FP4</text:p>
          </table:table-cell>
          <table:table-cell table:style-name="Tabela24.C8" office:value-type="string">
            <text:p text:style-name="P127">Caso o <text:span text:style-name="T10">U</text:span>suário/<text:span text:style-name="T30">Administrador</text:span> confirme a mensagem, clicando no botão OK, o sistema salvará <text:span text:style-name="T12">as alterações do Serviço </text:span>no banco de dados;</text:p>
          </table:table-cell>
        </table:table-row>
        <table:table-row table:style-name="Tabela24.1">
          <table:covered-table-cell/>
          <table:table-cell table:style-name="Tabela24.B9" office:value-type="string">
            <text:p text:style-name="P96">FP5</text:p>
          </table:table-cell>
          <table:table-cell table:style-name="Tabela24.C9" office:value-type="string">
            <text:p text:style-name="P96">O sistema <text:span text:style-name="T3">emitirá</text:span> a mensagem “<text:span text:style-name="T14">Alterações Salvas</text:span>” </text:p>
          </table:table-cell>
        </table:table-row>
        <table:table-row table:style-name="Tabela24.1">
          <table:table-cell table:style-name="Tabela24.A1" table:number-rows-spanned="2" office:value-type="string">
            <text:p text:style-name="P112">Fluxos Alternativos</text:p>
          </table:table-cell>
          <table:table-cell table:style-name="Tabela24.B10" office:value-type="string">
            <text:p text:style-name="P96">FA<text:span text:style-name="T13">1</text:span></text:p>
          </table:table-cell>
          <table:table-cell table:style-name="Tabela24.C10" office:value-type="string">
            <text:p text:style-name="P127">Se o <text:span text:style-name="T6">Administrador ou Usuário</text:span> clicar no botão Cancelar todas as alterações não salvas serão descartadas.</text:p>
          </table:table-cell>
        </table:table-row>
        <table:table-row table:style-name="Tabela24.1">
          <table:covered-table-cell/>
          <table:table-cell table:style-name="Tabela24.B11" office:value-type="string">
            <text:p text:style-name="P127">FA<text:span text:style-name="T14">2</text:span></text:p>
          </table:table-cell>
          <table:table-cell table:style-name="Tabela24.C11" office:value-type="string">
            <text:p text:style-name="P127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,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24.1">
          <table:table-cell table:style-name="Tabela24.A1" table:number-rows-spanned="2" office:value-type="string">
            <text:p text:style-name="P112">Regras de Negócio</text:p>
          </table:table-cell>
          <table:table-cell table:style-name="Tabela24.B12" office:value-type="string">
            <text:p text:style-name="P96">RN1</text:p>
          </table:table-cell>
          <table:table-cell table:style-name="Tabela24.C12" office:value-type="string">
            <text:p text:style-name="P145"/>
          </table:table-cell>
        </table:table-row>
        <table:table-row table:style-name="Tabela24.1">
          <table:covered-table-cell/>
          <table:table-cell table:style-name="Tabela24.B13" office:value-type="string">
            <text:p text:style-name="P96">*</text:p>
          </table:table-cell>
          <table:table-cell table:style-name="Tabela24.C13" office:value-type="string">
            <text:p text:style-name="P145">*</text:p>
          </table:table-cell>
        </table:table-row>
        <table:table-row table:style-name="Tabela24.14">
          <table:table-cell table:style-name="Tabela24.A1" office:value-type="string">
            <text:p text:style-name="P233">Pós Condições</text:p>
          </table:table-cell>
          <table:table-cell table:style-name="Tabela24.B14" office:value-type="string">
            <text:p text:style-name="P96">PC1</text:p>
          </table:table-cell>
          <table:table-cell table:style-name="Tabela24.C14" office:value-type="string">
            <text:p text:style-name="P96"><text:span text:style-name="T34">O Serviço</text:span> deverá <text:span text:style-name="T4">estar</text:span> <text:span text:style-name="T14">alterada</text:span> no banco de dados</text:p>
          </table:table-cell>
        </table:table-row>
        <table:table-row table:style-name="Tabela24.1">
          <table:table-cell table:style-name="Tabela24.A1" office:value-type="string">
            <text:p text:style-name="P233">Casos de Uso Afetados</text:p>
          </table:table-cell>
          <table:table-cell table:style-name="Tabela24.B15" table:number-columns-spanned="2" office:value-type="string">
            <text:p text:style-name="P238">*</text:p>
          </table:table-cell>
          <table:covered-table-cell/>
        </table:table-row>
      </table:table>
      <text:p text:style-name="P22"/>
      <text:p text:style-name="P30">4.<text:span text:style-name="T34">4</text:span>.3 UC<text:span text:style-name="T34">4</text:span>.3 Excluir <text:span text:style-name="T34">Serviços</text:span></text:p>
      <text:p text:style-name="P30"><text:soft-page-break/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table:number-columns-spanned="3" office:value-type="string">
            <text:p text:style-name="P96">UC<text:span text:style-name="T30">3</text:span>.<text:span text:style-name="T15">3</text:span> – <text:span text:style-name="T15">Excluir Motos</text:span></text:p>
          </table:table-cell>
          <table:covered-table-cell/>
          <table:covered-table-cell/>
        </table:table-row>
        <table:table-row table:style-name="Tabela25.1">
          <table:table-cell table:style-name="Tabela25.A1" table:number-rows-spanned="2" office:value-type="string">
            <text:p text:style-name="P112">Pré - Condições</text:p>
          </table:table-cell>
          <table:table-cell table:style-name="Tabela25.B2" office:value-type="string">
            <text:p text:style-name="P96">PC1</text:p>
          </table:table-cell>
          <table:table-cell table:style-name="Tabela25.C2" office:value-type="string">
            <text:p text:style-name="P96">O <text:span text:style-name="T5">Administrador ou Usuário</text:span> deve estar logado no sistema *</text:p>
          </table:table-cell>
        </table:table-row>
        <table:table-row table:style-name="Tabela25.3">
          <table:covered-table-cell/>
          <table:table-cell table:style-name="Tabela25.B3" office:value-type="string">
            <text:p text:style-name="P65">PC2</text:p>
          </table:table-cell>
          <table:table-cell table:style-name="Tabela25.C3" office:value-type="string">
            <text:p text:style-name="P156"><text:span text:style-name="T34">O Serviço </text:span>deve estar cadastrado no sistema</text:p>
          </table:table-cell>
        </table:table-row>
        <table:table-row table:style-name="Tabela25.4">
          <table:table-cell table:style-name="Tabela25.A1" office:value-type="string">
            <text:p text:style-name="P112">Atores Envolvidos</text:p>
          </table:table-cell>
          <table:table-cell table:style-name="Tabela25.B4" table:number-columns-spanned="2" office:value-type="string">
            <text:p text:style-name="P219">Administrador <text:span text:style-name="T9">e Usuário</text:span></text:p>
          </table:table-cell>
          <table:covered-table-cell/>
        </table:table-row>
        <table:table-row table:style-name="Tabela25.1">
          <table:table-cell table:style-name="Tabela25.A1" table:number-rows-spanned="5" office:value-type="string">
            <text:p text:style-name="P112">Fluxo Principal</text:p>
          </table:table-cell>
          <table:table-cell table:style-name="Tabela25.B5" office:value-type="string">
            <text:p text:style-name="P96">FP1</text:p>
          </table:table-cell>
          <table:table-cell table:style-name="Tabela25.C5" office:value-type="string">
            <text:p text:style-name="P127">O <text:span text:style-name="T7">Administrador</text:span> <text:span text:style-name="T11">ou Usuário selecionará o Serviço a ser excluído.</text:span></text:p>
          </table:table-cell>
        </table:table-row>
        <table:table-row table:style-name="Tabela25.1">
          <table:covered-table-cell/>
          <table:table-cell table:style-name="Tabela25.B6" office:value-type="string">
            <text:p text:style-name="P96">FP2</text:p>
          </table:table-cell>
          <table:table-cell table:style-name="Tabela25.C6" office:value-type="string">
            <text:p text:style-name="P127">Para <text:span text:style-name="T15">excluir o Serviço,</text:span> o <text:span text:style-name="T6">Administrador ou Usuário </text:span>deverá clicar no botão <text:span text:style-name="T15">Excluir</text:span>;</text:p>
          </table:table-cell>
        </table:table-row>
        <table:table-row table:style-name="Tabela25.1">
          <table:covered-table-cell/>
          <table:table-cell table:style-name="Tabela25.B7" office:value-type="string">
            <text:p text:style-name="P96">FP3</text:p>
          </table:table-cell>
          <table:table-cell table:style-name="Tabela25.C7" office:value-type="string">
            <text:p text:style-name="P127">O sistema emitirá uma mensagem de confirmação;</text:p>
          </table:table-cell>
        </table:table-row>
        <table:table-row table:style-name="Tabela25.1">
          <table:covered-table-cell/>
          <table:table-cell table:style-name="Tabela25.B8" office:value-type="string">
            <text:p text:style-name="P96">FP4</text:p>
          </table:table-cell>
          <table:table-cell table:style-name="Tabela25.C8" office:value-type="string">
            <text:p text:style-name="P127">Caso o <text:span text:style-name="T10">U</text:span>suário confirme a mensagem, clicando no botão <text:span text:style-name="T15">OK</text:span>, o sistema <text:span text:style-name="T15">excluirá o Serviço do</text:span> banco de dados; *</text:p>
          </table:table-cell>
        </table:table-row>
        <table:table-row table:style-name="Tabela25.1">
          <table:covered-table-cell/>
          <table:table-cell table:style-name="Tabela25.B9" office:value-type="string">
            <text:p text:style-name="P96">FP5</text:p>
          </table:table-cell>
          <table:table-cell table:style-name="Tabela25.C9" office:value-type="string">
            <text:p text:style-name="P96">O sistema <text:span text:style-name="T3">emitirá</text:span> a mensagem “<text:span text:style-name="T34">Serviço excluído</text:span>” </text:p>
          </table:table-cell>
        </table:table-row>
        <table:table-row table:style-name="Tabela25.1">
          <table:table-cell table:style-name="Tabela25.A1" table:number-rows-spanned="2" office:value-type="string">
            <text:p text:style-name="P112">Fluxos Alternativos</text:p>
          </table:table-cell>
          <table:table-cell table:style-name="Tabela25.B10" office:value-type="string">
            <text:p text:style-name="P96">FA<text:span text:style-name="T13">1</text:span></text:p>
          </table:table-cell>
          <table:table-cell table:style-name="Tabela25.C10" office:value-type="string">
            <text:p text:style-name="P127">Se o <text:span text:style-name="T6">Administrador ou Usuário</text:span> clicar no botão Cancelar <text:span text:style-name="T34">o Serviço não será excluída.</text:span></text:p>
          </table:table-cell>
        </table:table-row>
        <table:table-row table:style-name="Tabela25.1">
          <table:covered-table-cell/>
          <table:table-cell table:style-name="Tabela25.B11" office:value-type="string">
            <text:p text:style-name="P127">FA<text:span text:style-name="T14">2</text:span></text:p>
          </table:table-cell>
          <table:table-cell table:style-name="Tabela25.C11" office:value-type="string">
            <text:p text:style-name="P127">Se <text:span text:style-name="T34">o Serviço a ser excluído não estiver cadastrado no banco de dados o sistema emitira a seguinte mensagem: “Serviço não encontrada”; </text:span></text:p>
          </table:table-cell>
        </table:table-row>
        <table:table-row table:style-name="Tabela25.1">
          <table:table-cell table:style-name="Tabela25.A1" table:number-rows-spanned="2" office:value-type="string">
            <text:p text:style-name="P112">Regras de Negócio</text:p>
          </table:table-cell>
          <table:table-cell table:style-name="Tabela25.B12" office:value-type="string">
            <text:p text:style-name="P96">RN1</text:p>
          </table:table-cell>
          <table:table-cell table:style-name="Tabela25.C12" office:value-type="string">
            <text:p text:style-name="P145">*</text:p>
          </table:table-cell>
        </table:table-row>
        <table:table-row table:style-name="Tabela25.1">
          <table:covered-table-cell/>
          <table:table-cell table:style-name="Tabela25.B13" office:value-type="string">
            <text:p text:style-name="P96">*</text:p>
          </table:table-cell>
          <table:table-cell table:style-name="Tabela25.C13" office:value-type="string">
            <text:p text:style-name="P145">*</text:p>
          </table:table-cell>
        </table:table-row>
        <table:table-row table:style-name="Tabela25.14">
          <table:table-cell table:style-name="Tabela25.A1" office:value-type="string">
            <text:p text:style-name="P233">Pós Condições</text:p>
          </table:table-cell>
          <table:table-cell table:style-name="Tabela25.B14" office:value-type="string">
            <text:p text:style-name="P96">PC1</text:p>
          </table:table-cell>
          <table:table-cell table:style-name="Tabela25.C14" office:value-type="string">
            <text:p text:style-name="P96"><text:span text:style-name="T34">O serviço</text:span> deverá <text:span text:style-name="T4">estar</text:span> <text:span text:style-name="T17">excluído</text:span> <text:span text:style-name="T17">d</text:span>o banco de dados</text:p>
          </table:table-cell>
        </table:table-row>
        <table:table-row table:style-name="Tabela25.1">
          <table:table-cell table:style-name="Tabela25.A1" office:value-type="string">
            <text:p text:style-name="P233">Casos de Uso Afetados</text:p>
          </table:table-cell>
          <table:table-cell table:style-name="Tabela25.B15" table:number-columns-spanned="2" office:value-type="string">
            <text:p text:style-name="P238">*</text:p>
          </table:table-cell>
          <table:covered-table-cell/>
        </table:table-row>
      </table:table>
      <text:p text:style-name="P22"/>
      <text:p text:style-name="P22"/>
      <text:p text:style-name="P41">4.<text:span text:style-name="T34">4</text:span>.<text:span text:style-name="T34">4</text:span> UC <text:span text:style-name="T34">4</text:span>.4 <text:span text:style-name="T18">Buscar Serviços</text:span></text:p>
      <text:p text:style-name="P41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96">UC<text:span text:style-name="T31">3</text:span>.<text:span text:style-name="T18">4</text:span> – <text:span text:style-name="T18">Buscar Serviços</text:span></text:p>
          </table:table-cell>
          <table:covered-table-cell/>
          <table:covered-table-cell/>
        </table:table-row>
        <table:table-row table:style-name="Tabela26.1">
          <table:table-cell table:style-name="Tabela26.A1" table:number-rows-spanned="2" office:value-type="string">
            <text:p text:style-name="P112">Pré - Condições</text:p>
          </table:table-cell>
          <table:table-cell table:style-name="Tabela26.B2" office:value-type="string">
            <text:p text:style-name="P96">PC1</text:p>
          </table:table-cell>
          <table:table-cell table:style-name="Tabela26.C2" office:value-type="string">
            <text:p text:style-name="P96">O <text:span text:style-name="T5">Administrador ou Usuário</text:span> deve estar logado no sistema *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73">PC2</text:p>
          </table:table-cell>
          <table:table-cell table:style-name="Tabela26.C3" office:value-type="string">
            <text:p text:style-name="P156">O <text:span text:style-name="T5">Administrador ou Usuário</text:span> deve estar <text:span text:style-name="T18">na tela de busca*</text:span></text:p>
          </table:table-cell>
        </table:table-row>
        <table:table-row table:style-name="Tabela26.4">
          <table:table-cell table:style-name="Tabela26.A1" office:value-type="string">
            <text:p text:style-name="P112">Atores Envolvidos</text:p>
          </table:table-cell>
          <table:table-cell table:style-name="Tabela26.B4" table:number-columns-spanned="2" office:value-type="string">
            <text:p text:style-name="P219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112">Fluxo Principal</text:p>
          </table:table-cell>
          <table:table-cell table:style-name="Tabela26.B5" office:value-type="string">
            <text:p text:style-name="P96">FP1</text:p>
          </table:table-cell>
          <table:table-cell table:style-name="Tabela26.C5" office:value-type="string">
            <text:p text:style-name="P127">O <text:span text:style-name="T7">Administrador</text:span> <text:span text:style-name="T11">ou Usuário preenchera a descrição do Serviço </text:span><text:soft-page-break/><text:span text:style-name="T11">em um formulário *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96">FP2</text:p>
          </table:table-cell>
          <table:table-cell table:style-name="Tabela26.C6" office:value-type="string">
            <text:p text:style-name="P173">Para buscar, o Usuário/<text:span text:style-name="T31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96">FP3</text:p>
          </table:table-cell>
          <table:table-cell table:style-name="Tabela26.C7" office:value-type="string">
            <text:p text:style-name="P165">O sistema retornara <text:span text:style-name="T31">as informações</text:span> <text:span text:style-name="T34">do Serviço </text:span>de acordo com <text:span text:style-name="T31">a descrição </text:span>inserid<text:span text:style-name="T31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96">FP4</text:p>
          </table:table-cell>
          <table:table-cell table:style-name="Tabela26.C8" office:value-type="string">
            <text:p text:style-name="P187">Se o Usuário desejar alterar <text:span text:style-name="T34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96">FP5</text:p>
          </table:table-cell>
          <table:table-cell table:style-name="Tabela26.C9" office:value-type="string">
            <text:p text:style-name="P96"><text:s/><text:span text:style-name="T32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112">Fluxos Alternativos</text:p>
          </table:table-cell>
          <table:table-cell table:style-name="Tabela26.B10" office:value-type="string">
            <text:p text:style-name="P96">FA<text:span text:style-name="T13">1</text:span></text:p>
          </table:table-cell>
          <table:table-cell table:style-name="Tabela26.C10" office:value-type="string">
            <text:p text:style-name="P127">Se o <text:span text:style-name="T6">Administrador ou Usuário</text:span> <text:span text:style-name="T19">não preencher o formulário e clicar no botão “Buscar” o sistema emitirá a seguinte mensagem “Insira a descrição do Serviço”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27">FA<text:span text:style-name="T14">2</text:span></text:p>
          </table:table-cell>
          <table:table-cell table:style-name="Tabela26.C11" office:value-type="string">
            <text:p text:style-name="P173">Se o sistema não encontrar nenhum <text:span text:style-name="T34">Serviço </text:span>correspondente a<text:span text:style-name="T34">o</text:span> da busca, será emitido a seguinte mensagem “<text:span text:style-name="T34">Serviço </text:span>não <text:span text:style-name="T33">encontrado</text:span>, verifique <text:span text:style-name="T33">a descrição </text:span>inserid<text:span text:style-name="T33">a</text:span>”</text:p>
          </table:table-cell>
        </table:table-row>
        <table:table-row table:style-name="Tabela26.1">
          <table:table-cell table:style-name="Tabela26.A1" table:number-rows-spanned="2" office:value-type="string">
            <text:p text:style-name="P112">Regras de Negócio</text:p>
          </table:table-cell>
          <table:table-cell table:style-name="Tabela26.B12" office:value-type="string">
            <text:p text:style-name="P96">RN1</text:p>
          </table:table-cell>
          <table:table-cell table:style-name="Tabela26.C12" office:value-type="string">
            <text:p text:style-name="P173">O formulário não pode ficar vazio*</text:p>
          </table:table-cell>
        </table:table-row>
        <table:table-row table:style-name="Tabela26.1">
          <table:covered-table-cell/>
          <table:table-cell table:style-name="Tabela26.B13" office:value-type="string">
            <text:p text:style-name="P96">*</text:p>
          </table:table-cell>
          <table:table-cell table:style-name="Tabela26.C13" office:value-type="string">
            <text:p text:style-name="P145">*</text:p>
          </table:table-cell>
        </table:table-row>
        <table:table-row table:style-name="Tabela26.14">
          <table:table-cell table:style-name="Tabela26.A1" office:value-type="string">
            <text:p text:style-name="P233">Pós Condições</text:p>
          </table:table-cell>
          <table:table-cell table:style-name="Tabela26.B14" office:value-type="string">
            <text:p text:style-name="P96">PC1</text:p>
          </table:table-cell>
          <table:table-cell table:style-name="Tabela26.C14" office:value-type="string">
            <text:p text:style-name="P182">O sistema deverá emitir <text:span text:style-name="T33">os dados</text:span> <text:span text:style-name="T33">do Serviço </text:span>correspondente a <text:span text:style-name="T34">descrição</text:span> inserid<text:span text:style-name="T33">a</text:span> pelo Usuário</text:p>
          </table:table-cell>
        </table:table-row>
        <table:table-row table:style-name="Tabela26.1">
          <table:table-cell table:style-name="Tabela26.A1" office:value-type="string">
            <text:p text:style-name="P233">Casos de Uso Afetados</text:p>
          </table:table-cell>
          <table:table-cell table:style-name="Tabela26.B15" table:number-columns-spanned="2" office:value-type="string">
            <text:p text:style-name="P238">*</text:p>
          </table:table-cell>
          <table:covered-table-cell/>
        </table:table-row>
      </table:table>
      <text:p text:style-name="P41"/>
      <text:p text:style-name="P57">4.5 UC5.0 Gerenciar Transações Financeiras</text:p>
      <text:p text:style-name="P57">4.5.1 UC5.1 Cadastrar Transação Financeira</text:p>
      <text:p text:style-name="P23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97">UC<text:span text:style-name="T8">1</text:span>.<text:span text:style-name="T9">1</text:span> – <text:span text:style-name="T2">Cadastrar Transação Financeira</text:span></text:p>
          </table:table-cell>
          <table:covered-table-cell/>
          <table:covered-table-cell/>
        </table:table-row>
        <table:table-row table:style-name="Tabela27.1">
          <table:table-cell table:style-name="Tabela27.A1" office:value-type="string">
            <text:p text:style-name="P113">Pré - Condições</text:p>
          </table:table-cell>
          <table:table-cell table:style-name="Tabela27.B2" office:value-type="string">
            <text:p text:style-name="P97">PC1</text:p>
          </table:table-cell>
          <table:table-cell table:style-name="Tabela27.C2" office:value-type="string">
            <text:p text:style-name="P97">O <text:span text:style-name="T5">Administrador ou Usuário</text:span> deve estar logado no sistema *</text:p>
          </table:table-cell>
        </table:table-row>
        <table:table-row table:style-name="Tabela27.3">
          <table:table-cell table:style-name="Tabela27.A1" office:value-type="string">
            <text:p text:style-name="P113">Atores Envolvidos</text:p>
          </table:table-cell>
          <table:table-cell table:style-name="Tabela27.B3" table:number-columns-spanned="2" office:value-type="string">
            <text:p text:style-name="P220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113">Fluxo Principal</text:p>
          </table:table-cell>
          <table:table-cell table:style-name="Tabela27.B4" office:value-type="string">
            <text:p text:style-name="P97">FP1</text:p>
          </table:table-cell>
          <table:table-cell table:style-name="Tabela27.C4" office:value-type="string">
            <text:p text:style-name="P128">O <text:span text:style-name="T7">Administrador/Usuário</text:span> preencherá os campos: <text:span text:style-name="T35">data, valor, compra e tipo</text:span></text:p>
          </table:table-cell>
        </table:table-row>
        <table:table-row table:style-name="Tabela27.1">
          <table:covered-table-cell/>
          <table:table-cell table:style-name="Tabela27.B5" office:value-type="string">
            <text:p text:style-name="P97">FP2</text:p>
          </table:table-cell>
          <table:table-cell table:style-name="Tabela27.C5" office:value-type="string">
            <text:p text:style-name="P128">Para salvar <text:span text:style-name="T35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97">FP3</text:p>
          </table:table-cell>
          <table:table-cell table:style-name="Tabela27.C6" office:value-type="string">
            <text:p text:style-name="P128">O sistema emitirá uma mensagem de confirmação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97">FP4</text:p>
          </table:table-cell>
          <table:table-cell table:style-name="Tabela27.C7" office:value-type="string">
            <text:p text:style-name="P128">Caso o <text:span text:style-name="T10">U</text:span>suário confirme a mensagem, clicando no botão OK, o sistema salvará <text:span text:style-name="T35">a Transação Financeira </text:span>no banco de dados;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97">FP5</text:p>
          </table:table-cell>
          <table:table-cell table:style-name="Tabela27.C8" office:value-type="string">
            <text:p text:style-name="P97">O sistema <text:span text:style-name="T3">emitirá</text:span> a mensagem “<text:span text:style-name="T35">Transação Financeira salva</text:span>” </text:p>
          </table:table-cell>
        </table:table-row>
        <table:table-row table:style-name="Tabela27.1">
          <table:table-cell table:style-name="Tabela27.A1" table:number-rows-spanned="4" office:value-type="string">
            <text:p text:style-name="P113">Fluxos Alternativos</text:p>
          </table:table-cell>
          <table:table-cell table:style-name="Tabela27.B9" office:value-type="string">
            <text:p text:style-name="P97">FA1</text:p>
          </table:table-cell>
          <table:table-cell table:style-name="Tabela27.C9" office:value-type="string">
            <text:p text:style-name="P128"/>
          </table:table-cell>
        </table:table-row>
        <table:table-row table:style-name="Tabela27.1">
          <table:covered-table-cell/>
          <table:table-cell table:style-name="Tabela27.B10" office:value-type="string">
            <text:p text:style-name="P97">FA2</text:p>
          </table:table-cell>
          <table:table-cell table:style-name="Tabela27.C10" office:value-type="string">
            <text:p text:style-name="P128"/>
          </table:table-cell>
        </table:table-row>
        <table:table-row table:style-name="Tabela27.1">
          <table:covered-table-cell/>
          <table:table-cell table:style-name="Tabela27.B11" office:value-type="string">
            <text:p text:style-name="P97">FA3</text:p>
          </table:table-cell>
          <table:table-cell table:style-name="Tabela27.C11" office:value-type="string">
            <text:p text:style-name="P128"/>
          </table:table-cell>
        </table:table-row>
        <table:table-row table:style-name="Tabela27.1">
          <table:covered-table-cell/>
          <table:table-cell table:style-name="Tabela27.B12" office:value-type="string">
            <text:p text:style-name="P128">FA4</text:p>
          </table:table-cell>
          <table:table-cell table:style-name="Tabela27.C12" office:value-type="string">
            <text:p text:style-name="P128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27.1">
          <table:table-cell table:style-name="Tabela27.A1" table:number-rows-spanned="2" office:value-type="string">
            <text:p text:style-name="P113">Regras de Negócio</text:p>
          </table:table-cell>
          <table:table-cell table:style-name="Tabela27.B13" office:value-type="string">
            <text:p text:style-name="P97">RN1</text:p>
          </table:table-cell>
          <table:table-cell table:style-name="Tabela27.C13" office:value-type="string">
            <text:p text:style-name="P146">*</text:p>
          </table:table-cell>
        </table:table-row>
        <table:table-row table:style-name="Tabela27.1">
          <table:covered-table-cell/>
          <table:table-cell table:style-name="Tabela27.B14" office:value-type="string">
            <text:p text:style-name="P97">*</text:p>
          </table:table-cell>
          <table:table-cell table:style-name="Tabela27.C14" office:value-type="string">
            <text:p text:style-name="P146">*</text:p>
          </table:table-cell>
        </table:table-row>
        <table:table-row table:style-name="Tabela27.15">
          <table:table-cell table:style-name="Tabela27.A1" office:value-type="string">
            <text:p text:style-name="P234">Pós Condições</text:p>
          </table:table-cell>
          <table:table-cell table:style-name="Tabela27.B15" office:value-type="string">
            <text:p text:style-name="P97">PC1</text:p>
          </table:table-cell>
          <table:table-cell table:style-name="Tabela27.C15" office:value-type="string">
            <text:p text:style-name="P97"><text:span text:style-name="T35">A Transação Financeira</text:span> deverá <text:span text:style-name="T4">estar</text:span> salv<text:span text:style-name="T35">a</text:span> no banco de dados</text:p>
          </table:table-cell>
        </table:table-row>
        <table:table-row table:style-name="Tabela27.1">
          <table:table-cell table:style-name="Tabela27.A1" office:value-type="string">
            <text:p text:style-name="P234">Casos de Uso Afetados</text:p>
          </table:table-cell>
          <table:table-cell table:style-name="Tabela27.B16" table:number-columns-spanned="2" office:value-type="string">
            <text:p text:style-name="P239">*</text:p>
          </table:table-cell>
          <table:covered-table-cell/>
        </table:table-row>
      </table:table>
      <text:p text:style-name="P23"/>
      <text:p text:style-name="P49">4.<text:span text:style-name="T35">5</text:span>.<text:span text:style-name="T35">2</text:span> UC<text:span text:style-name="T35">5</text:span>.<text:span text:style-name="T30">2</text:span> Alterar <text:span text:style-name="T35">Transação Financeira</text:span></text:p>
      <text:p text:style-name="P23"/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ela28.1">
          <table:table-cell table:style-name="Tabela28.A1" table:number-columns-spanned="3" office:value-type="string">
            <text:p text:style-name="P97">UC<text:span text:style-name="T30">3.2</text:span> – <text:span text:style-name="T11">Alterar Transação Financeira</text:span></text:p>
          </table:table-cell>
          <table:covered-table-cell/>
          <table:covered-table-cell/>
        </table:table-row>
        <table:table-row table:style-name="Tabela28.1">
          <table:table-cell table:style-name="Tabela28.A1" table:number-rows-spanned="2" office:value-type="string">
            <text:p text:style-name="P113">Pré - Condições</text:p>
          </table:table-cell>
          <table:table-cell table:style-name="Tabela28.B2" office:value-type="string">
            <text:p text:style-name="P97">PC1</text:p>
          </table:table-cell>
          <table:table-cell table:style-name="Tabela28.C2" office:value-type="string">
            <text:p text:style-name="P97">O <text:span text:style-name="T5">Administrador ou Usuário</text:span> deve estar logado no sistema *</text:p>
          </table:table-cell>
        </table:table-row>
        <table:table-row table:style-name="Tabela28.3">
          <table:covered-table-cell/>
          <table:table-cell table:style-name="Tabela28.B3" office:value-type="string">
            <text:p text:style-name="P66">PC2</text:p>
          </table:table-cell>
          <table:table-cell table:style-name="Tabela28.C3" office:value-type="string">
            <text:p text:style-name="P158"><text:span text:style-name="T35">A Transação Financeira </text:span>deve estar cadastrad<text:span text:style-name="T35">a</text:span> no sistema</text:p>
          </table:table-cell>
        </table:table-row>
        <table:table-row table:style-name="Tabela28.4">
          <table:table-cell table:style-name="Tabela28.A1" office:value-type="string">
            <text:p text:style-name="P113">Atores Envolvidos</text:p>
          </table:table-cell>
          <table:table-cell table:style-name="Tabela28.B4" table:number-columns-spanned="2" office:value-type="string">
            <text:p text:style-name="P220">Administrador <text:span text:style-name="T9">e Usuário</text:span></text:p>
          </table:table-cell>
          <table:covered-table-cell/>
        </table:table-row>
        <table:table-row table:style-name="Tabela28.1">
          <table:table-cell table:style-name="Tabela28.A1" table:number-rows-spanned="5" office:value-type="string">
            <text:p text:style-name="P113">Fluxo Principal</text:p>
          </table:table-cell>
          <table:table-cell table:style-name="Tabela28.B5" office:value-type="string">
            <text:p text:style-name="P97">FP1</text:p>
          </table:table-cell>
          <table:table-cell table:style-name="Tabela28.C5" office:value-type="string">
            <text:p text:style-name="P129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<text:span text:style-name="T35">data, valor, compra e tipo</text:span></text:p>
          </table:table-cell>
        </table:table-row>
        <table:table-row table:style-name="Tabela28.1">
          <table:covered-table-cell/>
          <table:table-cell table:style-name="Tabela28.B6" office:value-type="string">
            <text:p text:style-name="P97">FP2</text:p>
          </table:table-cell>
          <table:table-cell table:style-name="Tabela28.C6" office:value-type="string">
            <text:p text:style-name="P128">Para salvar <text:span text:style-name="T12">as alterações da Transação Financeira </text:span>o <text:span text:style-name="T6">Administrador ou Usuário </text:span>deverá clicar no botão Salvar;</text:p>
          </table:table-cell>
        </table:table-row>
        <table:table-row table:style-name="Tabela28.1">
          <table:covered-table-cell/>
          <table:table-cell table:style-name="Tabela28.B7" office:value-type="string">
            <text:p text:style-name="P97">FP3</text:p>
          </table:table-cell>
          <table:table-cell table:style-name="Tabela28.C7" office:value-type="string">
            <text:p text:style-name="P128">O sistema emitirá uma mensagem de confirmação;</text:p>
          </table:table-cell>
        </table:table-row>
        <table:table-row table:style-name="Tabela28.1">
          <table:covered-table-cell/>
          <table:table-cell table:style-name="Tabela28.B8" office:value-type="string">
            <text:p text:style-name="P97">FP4</text:p>
          </table:table-cell>
          <table:table-cell table:style-name="Tabela28.C8" office:value-type="string">
            <text:p text:style-name="P128">Caso o <text:span text:style-name="T10">U</text:span>suário/<text:span text:style-name="T30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28.1">
          <table:covered-table-cell/>
          <table:table-cell table:style-name="Tabela28.B9" office:value-type="string">
            <text:p text:style-name="P97">FP5</text:p>
          </table:table-cell>
          <table:table-cell table:style-name="Tabela28.C9" office:value-type="string">
            <text:p text:style-name="P97">O sistema <text:span text:style-name="T3">emitirá</text:span> a mensagem “<text:span text:style-name="T14">Alterações Salvas</text:span>” </text:p>
          </table:table-cell>
        </table:table-row>
        <table:table-row table:style-name="Tabela28.1">
          <table:table-cell table:style-name="Tabela28.A1" table:number-rows-spanned="2" office:value-type="string">
            <text:p text:style-name="P113">Fluxos Alternativos</text:p>
          </table:table-cell>
          <table:table-cell table:style-name="Tabela28.B10" office:value-type="string">
            <text:p text:style-name="P97">FA<text:span text:style-name="T13">1</text:span></text:p>
          </table:table-cell>
          <table:table-cell table:style-name="Tabela28.C10" office:value-type="string">
            <text:p text:style-name="P128">Se o <text:span text:style-name="T6">Administrador ou Usuário</text:span> clicar no botão Cancelar todas as alterações não salvas serão descartadas.</text:p>
          </table:table-cell>
        </table:table-row>
        <table:table-row table:style-name="Tabela28.1">
          <table:covered-table-cell/>
          <table:table-cell table:style-name="Tabela28.B11" office:value-type="string">
            <text:p text:style-name="P128">FA<text:span text:style-name="T14">2</text:span></text:p>
          </table:table-cell>
          <table:table-cell table:style-name="Tabela28.C11" office:value-type="string">
            <text:p text:style-name="P128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, </text:span>o <text:soft-page-break/>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28.1">
          <table:table-cell table:style-name="Tabela28.A1" table:number-rows-spanned="2" office:value-type="string">
            <text:p text:style-name="P113">Regras de Negócio</text:p>
          </table:table-cell>
          <table:table-cell table:style-name="Tabela28.B12" office:value-type="string">
            <text:p text:style-name="P97">RN1</text:p>
          </table:table-cell>
          <table:table-cell table:style-name="Tabela28.C12" office:value-type="string">
            <text:p text:style-name="P146"/>
          </table:table-cell>
        </table:table-row>
        <table:table-row table:style-name="Tabela28.1">
          <table:covered-table-cell/>
          <table:table-cell table:style-name="Tabela28.B13" office:value-type="string">
            <text:p text:style-name="P97">*</text:p>
          </table:table-cell>
          <table:table-cell table:style-name="Tabela28.C13" office:value-type="string">
            <text:p text:style-name="P146">*</text:p>
          </table:table-cell>
        </table:table-row>
        <table:table-row table:style-name="Tabela28.14">
          <table:table-cell table:style-name="Tabela28.A1" office:value-type="string">
            <text:p text:style-name="P234">Pós Condições</text:p>
          </table:table-cell>
          <table:table-cell table:style-name="Tabela28.B14" office:value-type="string">
            <text:p text:style-name="P97">PC1</text:p>
          </table:table-cell>
          <table:table-cell table:style-name="Tabela28.C14" office:value-type="string">
            <text:p text:style-name="P97"><text:span text:style-name="T36">A Transação Financeira</text:span> deverá <text:span text:style-name="T4">estar</text:span> <text:span text:style-name="T14">alterada</text:span> no banco de dados</text:p>
          </table:table-cell>
        </table:table-row>
        <table:table-row table:style-name="Tabela28.1">
          <table:table-cell table:style-name="Tabela28.A1" office:value-type="string">
            <text:p text:style-name="P234">Casos de Uso Afetados</text:p>
          </table:table-cell>
          <table:table-cell table:style-name="Tabela28.B15" table:number-columns-spanned="2" office:value-type="string">
            <text:p text:style-name="P239">*</text:p>
          </table:table-cell>
          <table:covered-table-cell/>
        </table:table-row>
      </table:table>
      <text:p text:style-name="P23"/>
      <text:p text:style-name="P31">4.<text:span text:style-name="T36">5</text:span>.<text:span text:style-name="T36">3</text:span> UC<text:span text:style-name="T36">5</text:span>.3 Excluir <text:span text:style-name="T36">Transação Financeira</text:span></text:p>
      <text:p text:style-name="P31"/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table:number-columns-spanned="3" office:value-type="string">
            <text:p text:style-name="P97">UC<text:span text:style-name="T30">3</text:span>.<text:span text:style-name="T15">3</text:span> – <text:span text:style-name="T15">Excluir Transação Financeira</text:span></text:p>
          </table:table-cell>
          <table:covered-table-cell/>
          <table:covered-table-cell/>
        </table:table-row>
        <table:table-row table:style-name="Tabela29.1">
          <table:table-cell table:style-name="Tabela29.A1" table:number-rows-spanned="2" office:value-type="string">
            <text:p text:style-name="P113">Pré - Condições</text:p>
          </table:table-cell>
          <table:table-cell table:style-name="Tabela29.B2" office:value-type="string">
            <text:p text:style-name="P97">PC1</text:p>
          </table:table-cell>
          <table:table-cell table:style-name="Tabela29.C2" office:value-type="string">
            <text:p text:style-name="P97">O <text:span text:style-name="T5">Administrador ou Usuário</text:span> deve estar logado no sistema *</text:p>
          </table:table-cell>
        </table:table-row>
        <table:table-row table:style-name="Tabela29.3">
          <table:covered-table-cell/>
          <table:table-cell table:style-name="Tabela29.B3" office:value-type="string">
            <text:p text:style-name="P66">PC2</text:p>
          </table:table-cell>
          <table:table-cell table:style-name="Tabela29.C3" office:value-type="string">
            <text:p text:style-name="P157"><text:span text:style-name="T36">A Transação Financeira </text:span>deve estar cadastrado no sistema</text:p>
          </table:table-cell>
        </table:table-row>
        <table:table-row table:style-name="Tabela29.4">
          <table:table-cell table:style-name="Tabela29.A1" office:value-type="string">
            <text:p text:style-name="P113">Atores Envolvidos</text:p>
          </table:table-cell>
          <table:table-cell table:style-name="Tabela29.B4" table:number-columns-spanned="2" office:value-type="string">
            <text:p text:style-name="P220">Administrador <text:span text:style-name="T9">e Usuário</text:span></text:p>
          </table:table-cell>
          <table:covered-table-cell/>
        </table:table-row>
        <table:table-row table:style-name="Tabela29.1">
          <table:table-cell table:style-name="Tabela29.A1" table:number-rows-spanned="5" office:value-type="string">
            <text:p text:style-name="P113">Fluxo Principal</text:p>
          </table:table-cell>
          <table:table-cell table:style-name="Tabela29.B5" office:value-type="string">
            <text:p text:style-name="P97">FP1</text:p>
          </table:table-cell>
          <table:table-cell table:style-name="Tabela29.C5" office:value-type="string">
            <text:p text:style-name="P128">O <text:span text:style-name="T7">Administrador</text:span> <text:span text:style-name="T11">ou Usuário selecionará a Transação Financeira a ser excluída.</text:span></text:p>
          </table:table-cell>
        </table:table-row>
        <table:table-row table:style-name="Tabela29.1">
          <table:covered-table-cell/>
          <table:table-cell table:style-name="Tabela29.B6" office:value-type="string">
            <text:p text:style-name="P97">FP2</text:p>
          </table:table-cell>
          <table:table-cell table:style-name="Tabela29.C6" office:value-type="string">
            <text:p text:style-name="P128">Para <text:span text:style-name="T15">excluir a Transação Financeira ,</text:span> o <text:span text:style-name="T6">Administrador ou Usuário </text:span>deverá clicar no botão <text:span text:style-name="T15">Excluir</text:span>;</text:p>
          </table:table-cell>
        </table:table-row>
        <table:table-row table:style-name="Tabela29.1">
          <table:covered-table-cell/>
          <table:table-cell table:style-name="Tabela29.B7" office:value-type="string">
            <text:p text:style-name="P97">FP3</text:p>
          </table:table-cell>
          <table:table-cell table:style-name="Tabela29.C7" office:value-type="string">
            <text:p text:style-name="P128">O sistema emitirá uma mensagem de confirmação;</text:p>
          </table:table-cell>
        </table:table-row>
        <table:table-row table:style-name="Tabela29.1">
          <table:covered-table-cell/>
          <table:table-cell table:style-name="Tabela29.B8" office:value-type="string">
            <text:p text:style-name="P97">FP4</text:p>
          </table:table-cell>
          <table:table-cell table:style-name="Tabela29.C8" office:value-type="string">
            <text:p text:style-name="P128">Caso o <text:span text:style-name="T10">U</text:span>suário confirme a mensagem, clicando no botão <text:span text:style-name="T15">OK</text:span>, o sistema <text:span text:style-name="T15">excluirá a Transação Financeira do</text:span> banco de dados; *</text:p>
          </table:table-cell>
        </table:table-row>
        <table:table-row table:style-name="Tabela29.1">
          <table:covered-table-cell/>
          <table:table-cell table:style-name="Tabela29.B9" office:value-type="string">
            <text:p text:style-name="P97">FP5</text:p>
          </table:table-cell>
          <table:table-cell table:style-name="Tabela29.C9" office:value-type="string">
            <text:p text:style-name="P97">O sistema <text:span text:style-name="T3">emitirá</text:span> a mensagem “<text:span text:style-name="T36">Transação Financeira excluída</text:span>” </text:p>
          </table:table-cell>
        </table:table-row>
        <table:table-row table:style-name="Tabela29.1">
          <table:table-cell table:style-name="Tabela29.A1" table:number-rows-spanned="2" office:value-type="string">
            <text:p text:style-name="P113">Fluxos Alternativos</text:p>
          </table:table-cell>
          <table:table-cell table:style-name="Tabela29.B10" office:value-type="string">
            <text:p text:style-name="P97">FA<text:span text:style-name="T13">1</text:span></text:p>
          </table:table-cell>
          <table:table-cell table:style-name="Tabela29.C10" office:value-type="string">
            <text:p text:style-name="P128">Se o <text:span text:style-name="T6">Administrador ou Usuário</text:span> clicar no botão Cancelar <text:span text:style-name="T36">a Transação Financeira não será excluída.</text:span></text:p>
          </table:table-cell>
        </table:table-row>
        <table:table-row table:style-name="Tabela29.1">
          <table:covered-table-cell/>
          <table:table-cell table:style-name="Tabela29.B11" office:value-type="string">
            <text:p text:style-name="P128">FA<text:span text:style-name="T14">2</text:span></text:p>
          </table:table-cell>
          <table:table-cell table:style-name="Tabela29.C11" office:value-type="string">
            <text:p text:style-name="P128"/>
          </table:table-cell>
        </table:table-row>
        <table:table-row table:style-name="Tabela29.1">
          <table:table-cell table:style-name="Tabela29.A1" table:number-rows-spanned="2" office:value-type="string">
            <text:p text:style-name="P113">Regras de Negócio</text:p>
          </table:table-cell>
          <table:table-cell table:style-name="Tabela29.B12" office:value-type="string">
            <text:p text:style-name="P97">RN1</text:p>
          </table:table-cell>
          <table:table-cell table:style-name="Tabela29.C12" office:value-type="string">
            <text:p text:style-name="P146">*</text:p>
          </table:table-cell>
        </table:table-row>
        <table:table-row table:style-name="Tabela29.1">
          <table:covered-table-cell/>
          <table:table-cell table:style-name="Tabela29.B13" office:value-type="string">
            <text:p text:style-name="P97">*</text:p>
          </table:table-cell>
          <table:table-cell table:style-name="Tabela29.C13" office:value-type="string">
            <text:p text:style-name="P146">*</text:p>
          </table:table-cell>
        </table:table-row>
        <table:table-row table:style-name="Tabela29.14">
          <table:table-cell table:style-name="Tabela29.A1" office:value-type="string">
            <text:p text:style-name="P234">Pós Condições</text:p>
          </table:table-cell>
          <table:table-cell table:style-name="Tabela29.B14" office:value-type="string">
            <text:p text:style-name="P97">PC1</text:p>
          </table:table-cell>
          <table:table-cell table:style-name="Tabela29.C14" office:value-type="string">
            <text:p text:style-name="P97"><text:span text:style-name="T36">A Transação Financeira </text:span>deverá <text:span text:style-name="T4">estar</text:span> <text:span text:style-name="T17">excluída</text:span> <text:span text:style-name="T17">d</text:span>o banco de dados</text:p>
          </table:table-cell>
        </table:table-row>
        <table:table-row table:style-name="Tabela29.1">
          <table:table-cell table:style-name="Tabela29.A1" office:value-type="string">
            <text:p text:style-name="P234">Casos de Uso Afetados</text:p>
          </table:table-cell>
          <table:table-cell table:style-name="Tabela29.B15" table:number-columns-spanned="2" office:value-type="string">
            <text:p text:style-name="P239">*</text:p>
          </table:table-cell>
          <table:covered-table-cell/>
        </table:table-row>
      </table:table>
      <text:p text:style-name="P23"/>
      <text:p text:style-name="P23"><text:soft-page-break/></text:p>
      <text:p text:style-name="P42">4.<text:span text:style-name="T36">5</text:span>.<text:span text:style-name="T34">4</text:span> UC <text:span text:style-name="T36">5</text:span>.4 <text:span text:style-name="T18">Buscar Transação Financeira</text:span></text:p>
      <text:p text:style-name="P42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97">UC<text:span text:style-name="T37">5</text:span>.<text:span text:style-name="T18">4</text:span> – <text:span text:style-name="T18">Buscar Transação Financei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113">Pré - Condições</text:p>
          </table:table-cell>
          <table:table-cell table:style-name="Tabela30.B2" office:value-type="string">
            <text:p text:style-name="P97">PC1</text:p>
          </table:table-cell>
          <table:table-cell table:style-name="Tabela30.C2" office:value-type="string">
            <text:p text:style-name="P97">O <text:span text:style-name="T5">Administrador ou Usuário</text:span> deve estar logado no sistema *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74">PC2</text:p>
          </table:table-cell>
          <table:table-cell table:style-name="Tabela30.C3" office:value-type="string">
            <text:p text:style-name="P157">O <text:span text:style-name="T5">Administrador ou Usuário</text:span> deve estar <text:span text:style-name="T18">na tela de busca*</text:span></text:p>
          </table:table-cell>
        </table:table-row>
        <table:table-row table:style-name="Tabela30.4">
          <table:table-cell table:style-name="Tabela30.A1" office:value-type="string">
            <text:p text:style-name="P113">Atores Envolvidos</text:p>
          </table:table-cell>
          <table:table-cell table:style-name="Tabela30.B4" table:number-columns-spanned="2" office:value-type="string">
            <text:p text:style-name="P220">Administrador <text:span text:style-name="T9">e Usuário</text:span></text:p>
          </table:table-cell>
          <table:covered-table-cell/>
        </table:table-row>
        <table:table-row table:style-name="Tabela30.1">
          <table:table-cell table:style-name="Tabela30.A1" table:number-rows-spanned="5" office:value-type="string">
            <text:p text:style-name="P113">Fluxo Principal</text:p>
          </table:table-cell>
          <table:table-cell table:style-name="Tabela30.B5" office:value-type="string">
            <text:p text:style-name="P97">FP1</text:p>
          </table:table-cell>
          <table:table-cell table:style-name="Tabela30.C5" office:value-type="string">
            <text:p text:style-name="P128">O <text:span text:style-name="T7">Administrador</text:span> <text:span text:style-name="T11">ou Usuário preenchera a descrição da Transação Financeira em um formulário *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97">FP2</text:p>
          </table:table-cell>
          <table:table-cell table:style-name="Tabela30.C6" office:value-type="string">
            <text:p text:style-name="P174">Para buscar, o Usuário/<text:span text:style-name="T31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97">FP3</text:p>
          </table:table-cell>
          <table:table-cell table:style-name="Tabela30.C7" office:value-type="string">
            <text:p text:style-name="P166">O sistema retornara <text:span text:style-name="T31">as informações</text:span> <text:span text:style-name="T34">da Transação Financeira de acordo </text:span>com <text:span text:style-name="T31">a descrição </text:span>inserid<text:span text:style-name="T31">a</text:span> pelo Administrador ou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97">FP4</text:p>
          </table:table-cell>
          <table:table-cell table:style-name="Tabela30.C8" office:value-type="string">
            <text:p text:style-name="P188">Se o Usuário desejar alterar <text:span text:style-name="T37">a Transação Financeira </text:span>deverá 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97">FP5</text:p>
          </table:table-cell>
          <table:table-cell table:style-name="Tabela30.C9" office:value-type="string">
            <text:p text:style-name="P98"><text:s/><text:span text:style-name="T32">Se o Usuário desejar excluir a Transação Financeira deverá clicar no botão “Excluir”</text:span></text:p>
          </table:table-cell>
        </table:table-row>
        <table:table-row table:style-name="Tabela30.1">
          <table:table-cell table:style-name="Tabela30.A1" table:number-rows-spanned="2" office:value-type="string">
            <text:p text:style-name="P113">Fluxos Alternativos</text:p>
          </table:table-cell>
          <table:table-cell table:style-name="Tabela30.B10" office:value-type="string">
            <text:p text:style-name="P97">FA<text:span text:style-name="T13">1</text:span></text:p>
          </table:table-cell>
          <table:table-cell table:style-name="Tabela30.C10" office:value-type="string">
            <text:p text:style-name="P128">Se o <text:span text:style-name="T6">Administrador ou Usuário</text:span> <text:span text:style-name="T19">não preencher o formulário e clicar no botão “Buscar” o sistema emitirá a seguinte mensagem “”*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128">FA<text:span text:style-name="T14">2</text:span></text:p>
          </table:table-cell>
          <table:table-cell table:style-name="Tabela30.C11" office:value-type="string">
            <text:p text:style-name="P174"/>
          </table:table-cell>
        </table:table-row>
        <table:table-row table:style-name="Tabela30.1">
          <table:table-cell table:style-name="Tabela30.A1" table:number-rows-spanned="2" office:value-type="string">
            <text:p text:style-name="P113">Regras de Negócio</text:p>
          </table:table-cell>
          <table:table-cell table:style-name="Tabela30.B12" office:value-type="string">
            <text:p text:style-name="P97">RN1</text:p>
          </table:table-cell>
          <table:table-cell table:style-name="Tabela30.C12" office:value-type="string">
            <text:p text:style-name="P174">O formulário não pode ficar vazio*</text:p>
          </table:table-cell>
        </table:table-row>
        <table:table-row table:style-name="Tabela30.1">
          <table:covered-table-cell/>
          <table:table-cell table:style-name="Tabela30.B13" office:value-type="string">
            <text:p text:style-name="P97">*</text:p>
          </table:table-cell>
          <table:table-cell table:style-name="Tabela30.C13" office:value-type="string">
            <text:p text:style-name="P146">*</text:p>
          </table:table-cell>
        </table:table-row>
        <table:table-row table:style-name="Tabela30.14">
          <table:table-cell table:style-name="Tabela30.A1" office:value-type="string">
            <text:p text:style-name="P234">Pós Condições</text:p>
          </table:table-cell>
          <table:table-cell table:style-name="Tabela30.B14" office:value-type="string">
            <text:p text:style-name="P97">PC1</text:p>
          </table:table-cell>
          <table:table-cell table:style-name="Tabela30.C14" office:value-type="string">
            <text:p text:style-name="P183">O sistema deverá emitir <text:span text:style-name="T33">os dados</text:span> <text:span text:style-name="T37">da Transação Financeira </text:span>correspondente a <text:span text:style-name="T34">descrição</text:span> inserid<text:span text:style-name="T33">a</text:span> pelo Usuário*</text:p>
          </table:table-cell>
        </table:table-row>
        <table:table-row table:style-name="Tabela30.1">
          <table:table-cell table:style-name="Tabela30.A1" office:value-type="string">
            <text:p text:style-name="P234">Casos de Uso Afetados</text:p>
          </table:table-cell>
          <table:table-cell table:style-name="Tabela30.B15" table:number-columns-spanned="2" office:value-type="string">
            <text:p text:style-name="P239">*</text:p>
          </table:table-cell>
          <table:covered-table-cell/>
        </table:table-row>
      </table:table>
      <text:p text:style-name="P42"/>
      <text:p text:style-name="P58">4.5 UC<text:span text:style-name="T38">6</text:span>.0 Gerenciar <text:span text:style-name="T38">Relatórios</text:span></text:p>
      <text:p text:style-name="P58">4.<text:span text:style-name="T38">6</text:span>.1 UC<text:span text:style-name="T38">6</text:span>.1 <text:span text:style-name="T39">Gerar Relatório</text:span></text:p>
      <text:p text:style-name="P24"/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99">UC<text:span text:style-name="T39">6</text:span>.<text:span text:style-name="T9">1</text:span> – <text:span text:style-name="T38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114">Pré - Condições</text:p>
          </table:table-cell>
          <table:table-cell table:style-name="Tabela31.B2" office:value-type="string">
            <text:p text:style-name="P99">PC1</text:p>
          </table:table-cell>
          <table:table-cell table:style-name="Tabela31.C2" office:value-type="string">
            <text:p text:style-name="P189">Sempre que uma Transação Financeira for realizada deve-se gerar um relatório com as informações da mesma</text:p>
          </table:table-cell>
        </table:table-row>
        <text:soft-page-break/>
        <table:table-row table:style-name="Tabela31.3">
          <table:table-cell table:style-name="Tabela31.A1" office:value-type="string">
            <text:p text:style-name="P114">Atores Envolvidos</text:p>
          </table:table-cell>
          <table:table-cell table:style-name="Tabela31.B3" table:number-columns-spanned="2" office:value-type="string">
            <text:p text:style-name="P221">Administrador /<text:span text:style-name="T9">Usuário</text:span></text:p>
          </table:table-cell>
          <table:covered-table-cell/>
        </table:table-row>
        <table:table-row table:style-name="Tabela31.1">
          <table:table-cell table:style-name="Tabela31.A1" table:number-rows-spanned="5" office:value-type="string">
            <text:p text:style-name="P114">Fluxo Principal</text:p>
          </table:table-cell>
          <table:table-cell table:style-name="Tabela31.B4" office:value-type="string">
            <text:p text:style-name="P99">FP1</text:p>
          </table:table-cell>
          <table:table-cell table:style-name="Tabela31.C4" office:value-type="string">
            <text:p text:style-name="P189">O Usuário/Administrador finaliza uma Transação Financeira o sistemara irá gerar um relatório com todas as informações referentes a mesma </text:p>
          </table:table-cell>
        </table:table-row>
        <table:table-row table:style-name="Tabela31.1">
          <table:covered-table-cell/>
          <table:table-cell table:style-name="Tabela31.B5" office:value-type="string">
            <text:p text:style-name="P99">FP2</text:p>
          </table:table-cell>
          <table:table-cell table:style-name="Tabela31.C5" office:value-type="string">
            <text:p text:style-name="P189">Caso julgue necessário o Usuário/Administrador pode imprimir esse relatório clicando no botão “Imprimir” </text:p>
          </table:table-cell>
        </table:table-row>
        <table:table-row table:style-name="Tabela31.1">
          <table:covered-table-cell/>
          <table:table-cell table:style-name="Tabela31.B6" office:value-type="string">
            <text:p text:style-name="P99"/>
          </table:table-cell>
          <table:table-cell table:style-name="Tabela31.C6" office:value-type="string">
            <text:p text:style-name="P130"/>
          </table:table-cell>
        </table:table-row>
        <table:table-row table:style-name="Tabela31.1">
          <table:covered-table-cell/>
          <table:table-cell table:style-name="Tabela31.B7" office:value-type="string">
            <text:p text:style-name="P99">FP4</text:p>
          </table:table-cell>
          <table:table-cell table:style-name="Tabela31.C7" office:value-type="string">
            <text:p text:style-name="P130"/>
          </table:table-cell>
        </table:table-row>
        <table:table-row table:style-name="Tabela31.1">
          <table:covered-table-cell/>
          <table:table-cell table:style-name="Tabela31.B8" office:value-type="string">
            <text:p text:style-name="P99">FP5</text:p>
          </table:table-cell>
          <table:table-cell table:style-name="Tabela31.C8" office:value-type="string">
            <text:p text:style-name="P99"/>
          </table:table-cell>
        </table:table-row>
        <table:table-row table:style-name="Tabela31.1">
          <table:table-cell table:style-name="Tabela31.A1" table:number-rows-spanned="4" office:value-type="string">
            <text:p text:style-name="P114">Fluxos Alternativos</text:p>
          </table:table-cell>
          <table:table-cell table:style-name="Tabela31.B9" office:value-type="string">
            <text:p text:style-name="P99">FA1</text:p>
          </table:table-cell>
          <table:table-cell table:style-name="Tabela31.C9" office:value-type="string">
            <text:p text:style-name="P189">Se a transação financeira for uma compra <text:span text:style-name="T39">no relatório deve constar o Fornecedor</text:span></text:p>
          </table:table-cell>
        </table:table-row>
        <table:table-row table:style-name="Tabela31.1">
          <table:covered-table-cell/>
          <table:table-cell table:style-name="Tabela31.B10" office:value-type="string">
            <text:p text:style-name="P99">FA2</text:p>
          </table:table-cell>
          <table:table-cell table:style-name="Tabela31.C10" office:value-type="string">
            <text:p text:style-name="P189">Se a transação financeira for uma <text:span text:style-name="T39">venda</text:span> <text:span text:style-name="T39">no relatório deve constar o Cliente</text:span></text:p>
          </table:table-cell>
        </table:table-row>
        <table:table-row table:style-name="Tabela31.1">
          <table:covered-table-cell/>
          <table:table-cell table:style-name="Tabela31.B11" office:value-type="string">
            <text:p text:style-name="P99">FA3</text:p>
          </table:table-cell>
          <table:table-cell table:style-name="Tabela31.C11" office:value-type="string">
            <text:p text:style-name="P130"/>
          </table:table-cell>
        </table:table-row>
        <table:table-row table:style-name="Tabela31.1">
          <table:covered-table-cell/>
          <table:table-cell table:style-name="Tabela31.B12" office:value-type="string">
            <text:p text:style-name="P130">FA4</text:p>
          </table:table-cell>
          <table:table-cell table:style-name="Tabela31.C12" office:value-type="string">
            <text:p text:style-name="P130"/>
          </table:table-cell>
        </table:table-row>
        <table:table-row table:style-name="Tabela31.1">
          <table:table-cell table:style-name="Tabela31.A1" table:number-rows-spanned="2" office:value-type="string">
            <text:p text:style-name="P114">Regras de Negócio</text:p>
          </table:table-cell>
          <table:table-cell table:style-name="Tabela31.B13" office:value-type="string">
            <text:p text:style-name="P99">RN1</text:p>
          </table:table-cell>
          <table:table-cell table:style-name="Tabela31.C13" office:value-type="string">
            <text:p text:style-name="P147">*</text:p>
          </table:table-cell>
        </table:table-row>
        <table:table-row table:style-name="Tabela31.1">
          <table:covered-table-cell/>
          <table:table-cell table:style-name="Tabela31.B14" office:value-type="string">
            <text:p text:style-name="P99">*</text:p>
          </table:table-cell>
          <table:table-cell table:style-name="Tabela31.C14" office:value-type="string">
            <text:p text:style-name="P147">*</text:p>
          </table:table-cell>
        </table:table-row>
        <table:table-row table:style-name="Tabela31.15">
          <table:table-cell table:style-name="Tabela31.A1" office:value-type="string">
            <text:p text:style-name="P235">Pós Condições</text:p>
          </table:table-cell>
          <table:table-cell table:style-name="Tabela31.B15" office:value-type="string">
            <text:p text:style-name="P99">PC1</text:p>
          </table:table-cell>
          <table:table-cell table:style-name="Tabela31.C15" office:value-type="string">
            <text:p text:style-name="P190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235">Casos de Uso Afetados</text:p>
          </table:table-cell>
          <table:table-cell table:style-name="Tabela31.B16" table:number-columns-spanned="2" office:value-type="string">
            <text:p text:style-name="P240">*</text:p>
          </table:table-cell>
          <table:covered-table-cell/>
        </table:table-row>
      </table:table>
      <text:p text:style-name="P24"/>
      <text:p text:style-name="P50">4.<text:span text:style-name="T39">6</text:span>.<text:span text:style-name="T35">2</text:span> UC<text:span text:style-name="T39">6</text:span>.<text:span text:style-name="T30">2</text:span> <text:span text:style-name="T39">Buscar Relatórios*</text:span></text:p>
      <text:p text:style-name="P24"/>
      <table:table table:name="Tabela32" table:style-name="Tabela32">
        <table:table-column table:style-name="Tabela32.A"/>
        <table:table-column table:style-name="Tabela32.B"/>
        <table:table-column table:style-name="Tabela32.C"/>
        <table:table-row table:style-name="Tabela32.1">
          <table:table-cell table:style-name="Tabela32.A1" table:number-columns-spanned="3" office:value-type="string">
            <text:p text:style-name="P99">UC<text:span text:style-name="T39">6.2</text:span> – <text:span text:style-name="T39">Buscar Relatório</text:span></text:p>
          </table:table-cell>
          <table:covered-table-cell/>
          <table:covered-table-cell/>
        </table:table-row>
        <table:table-row table:style-name="Tabela32.1">
          <table:table-cell table:style-name="Tabela32.A1" table:number-rows-spanned="2" office:value-type="string">
            <text:p text:style-name="P114">Pré - Condições</text:p>
          </table:table-cell>
          <table:table-cell table:style-name="Tabela32.B2" office:value-type="string">
            <text:p text:style-name="P99">PC1</text:p>
          </table:table-cell>
          <table:table-cell table:style-name="Tabela32.C2" office:value-type="string">
            <text:p text:style-name="P99">O <text:span text:style-name="T5">Administrador ou Usuário</text:span> deve estar logado no sistema *</text:p>
          </table:table-cell>
        </table:table-row>
        <table:table-row table:style-name="Tabela32.3">
          <table:covered-table-cell/>
          <table:table-cell table:style-name="Tabela32.B3" office:value-type="string">
            <text:p text:style-name="P67">PC2</text:p>
          </table:table-cell>
          <table:table-cell table:style-name="Tabela32.C3" office:value-type="string">
            <text:p text:style-name="P159"><text:span text:style-name="T39">A transação financeira correspondente ao relatório </text:span>deve estar cadastrad<text:span text:style-name="T35">a</text:span> no sistema</text:p>
          </table:table-cell>
        </table:table-row>
        <table:table-row table:style-name="Tabela32.4">
          <table:table-cell table:style-name="Tabela32.A1" office:value-type="string">
            <text:p text:style-name="P114">Atores Envolvidos</text:p>
          </table:table-cell>
          <table:table-cell table:style-name="Tabela32.B4" table:number-columns-spanned="2" office:value-type="string">
            <text:p text:style-name="P221">Administrador <text:span text:style-name="T9">e Usuário</text:span></text:p>
          </table:table-cell>
          <table:covered-table-cell/>
        </table:table-row>
        <table:table-row table:style-name="Tabela32.1">
          <table:table-cell table:style-name="Tabela32.A1" table:number-rows-spanned="5" office:value-type="string">
            <text:p text:style-name="P114">Fluxo Principal</text:p>
          </table:table-cell>
          <table:table-cell table:style-name="Tabela32.B5" office:value-type="string">
            <text:p text:style-name="P99">FP1</text:p>
          </table:table-cell>
          <table:table-cell table:style-name="Tabela32.C5" office:value-type="string">
            <text:p text:style-name="P130">O <text:span text:style-name="T7">Administrador</text:span> <text:span text:style-name="T11">ou Usuário deverá buscar a transação financeira através de uma lista</text:span></text:p>
          </table:table-cell>
        </table:table-row>
        <table:table-row table:style-name="Tabela32.1">
          <table:covered-table-cell/>
          <table:table-cell table:style-name="Tabela32.B6" office:value-type="string">
            <text:p text:style-name="P99">FP2</text:p>
          </table:table-cell>
          <table:table-cell table:style-name="Tabela32.C6" office:value-type="string">
            <text:p text:style-name="P130">Para salvar <text:span text:style-name="T12">as alterações da Transação Financeira </text:span>o <text:span text:style-name="T6">Administrador ou Usuário </text:span>deverá clicar no botão Salvar;</text:p>
          </table:table-cell>
        </table:table-row>
        <table:table-row table:style-name="Tabela32.1">
          <table:covered-table-cell/>
          <table:table-cell table:style-name="Tabela32.B7" office:value-type="string">
            <text:p text:style-name="P99">FP3</text:p>
          </table:table-cell>
          <table:table-cell table:style-name="Tabela32.C7" office:value-type="string">
            <text:p text:style-name="P130">O sistema emitirá uma mensagem de confirmação;</text:p>
          </table:table-cell>
        </table:table-row>
        <table:table-row table:style-name="Tabela32.1">
          <table:covered-table-cell/>
          <table:table-cell table:style-name="Tabela32.B8" office:value-type="string">
            <text:p text:style-name="P99">FP4</text:p>
          </table:table-cell>
          <table:table-cell table:style-name="Tabela32.C8" office:value-type="string">
            <text:p text:style-name="P130">Caso o <text:span text:style-name="T10">U</text:span>suário/<text:span text:style-name="T30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2.1">
          <table:covered-table-cell/>
          <table:table-cell table:style-name="Tabela32.B9" office:value-type="string">
            <text:p text:style-name="P99">FP5</text:p>
          </table:table-cell>
          <table:table-cell table:style-name="Tabela32.C9" office:value-type="string">
            <text:p text:style-name="P99">O sistema <text:span text:style-name="T3">emitirá</text:span> a mensagem “<text:span text:style-name="T14">Alterações Salvas</text:span>” </text:p>
          </table:table-cell>
        </table:table-row>
        <table:table-row table:style-name="Tabela32.1">
          <table:table-cell table:style-name="Tabela32.A1" table:number-rows-spanned="2" office:value-type="string">
            <text:p text:style-name="P114">Fluxos Alternativos</text:p>
          </table:table-cell>
          <table:table-cell table:style-name="Tabela32.B10" office:value-type="string">
            <text:p text:style-name="P99">FA<text:span text:style-name="T13">1</text:span></text:p>
          </table:table-cell>
          <table:table-cell table:style-name="Tabela32.C10" office:value-type="string">
            <text:p text:style-name="P130">Se o <text:span text:style-name="T6">Administrador ou Usuário</text:span> clicar no botão Cancelar todas as alterações não salvas serão descartadas.</text:p>
          </table:table-cell>
        </table:table-row>
        <table:table-row table:style-name="Tabela32.1">
          <table:covered-table-cell/>
          <table:table-cell table:style-name="Tabela32.B11" office:value-type="string">
            <text:p text:style-name="P130">FA<text:span text:style-name="T14">2</text:span></text:p>
          </table:table-cell>
          <table:table-cell table:style-name="Tabela32.C11" office:value-type="string">
            <text:p text:style-name="P130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,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32.1">
          <table:table-cell table:style-name="Tabela32.A1" table:number-rows-spanned="2" office:value-type="string">
            <text:p text:style-name="P114">Regras de Negócio</text:p>
          </table:table-cell>
          <table:table-cell table:style-name="Tabela32.B12" office:value-type="string">
            <text:p text:style-name="P99">RN1</text:p>
          </table:table-cell>
          <table:table-cell table:style-name="Tabela32.C12" office:value-type="string">
            <text:p text:style-name="P147"/>
          </table:table-cell>
        </table:table-row>
        <table:table-row table:style-name="Tabela32.1">
          <table:covered-table-cell/>
          <table:table-cell table:style-name="Tabela32.B13" office:value-type="string">
            <text:p text:style-name="P99">*</text:p>
          </table:table-cell>
          <table:table-cell table:style-name="Tabela32.C13" office:value-type="string">
            <text:p text:style-name="P147">*</text:p>
          </table:table-cell>
        </table:table-row>
        <table:table-row table:style-name="Tabela32.14">
          <table:table-cell table:style-name="Tabela32.A1" office:value-type="string">
            <text:p text:style-name="P235">Pós Condições</text:p>
          </table:table-cell>
          <table:table-cell table:style-name="Tabela32.B14" office:value-type="string">
            <text:p text:style-name="P99">PC1</text:p>
          </table:table-cell>
          <table:table-cell table:style-name="Tabela32.C14" office:value-type="string">
            <text:p text:style-name="P99"><text:span text:style-name="T36">A Transação Financeira</text:span> deverá <text:span text:style-name="T4">estar</text:span> <text:span text:style-name="T14">alterada</text:span> no banco de dados</text:p>
          </table:table-cell>
        </table:table-row>
        <table:table-row table:style-name="Tabela32.1">
          <table:table-cell table:style-name="Tabela32.A1" office:value-type="string">
            <text:p text:style-name="P235">Casos de Uso Afetados</text:p>
          </table:table-cell>
          <table:table-cell table:style-name="Tabela32.B15" table:number-columns-spanned="2" office:value-type="string">
            <text:p text:style-name="P240">*</text:p>
          </table:table-cell>
          <table:covered-table-cell/>
        </table:table-row>
      </table:table>
      <text:p text:style-name="P24"/>
      <text:p text:style-name="P32">4.<text:span text:style-name="T36">5</text:span>.<text:span text:style-name="T36">3</text:span> UC<text:span text:style-name="T36">5</text:span>.3 Excluir <text:span text:style-name="T36">Transação Financeira</text:span></text:p>
      <text:p text:style-name="P32"/>
      <table:table table:name="Tabela33" table:style-name="Tabela33">
        <table:table-column table:style-name="Tabela33.A"/>
        <table:table-column table:style-name="Tabela33.B"/>
        <table:table-column table:style-name="Tabela33.C"/>
        <table:table-row table:style-name="Tabela33.1">
          <table:table-cell table:style-name="Tabela33.A1" table:number-columns-spanned="3" office:value-type="string">
            <text:p text:style-name="P99">UC<text:span text:style-name="T30">3</text:span>.<text:span text:style-name="T15">3</text:span> – <text:span text:style-name="T15">Excluir Transação Financeira</text:span></text:p>
          </table:table-cell>
          <table:covered-table-cell/>
          <table:covered-table-cell/>
        </table:table-row>
        <table:table-row table:style-name="Tabela33.1">
          <table:table-cell table:style-name="Tabela33.A1" table:number-rows-spanned="2" office:value-type="string">
            <text:p text:style-name="P114">Pré - Condições</text:p>
          </table:table-cell>
          <table:table-cell table:style-name="Tabela33.B2" office:value-type="string">
            <text:p text:style-name="P99">PC1</text:p>
          </table:table-cell>
          <table:table-cell table:style-name="Tabela33.C2" office:value-type="string">
            <text:p text:style-name="P99">O <text:span text:style-name="T5">Administrador ou Usuário</text:span> deve estar logado no sistema *</text:p>
          </table:table-cell>
        </table:table-row>
        <table:table-row table:style-name="Tabela33.3">
          <table:covered-table-cell/>
          <table:table-cell table:style-name="Tabela33.B3" office:value-type="string">
            <text:p text:style-name="P67">PC2</text:p>
          </table:table-cell>
          <table:table-cell table:style-name="Tabela33.C3" office:value-type="string">
            <text:p text:style-name="P159"><text:span text:style-name="T36">A Transação Financeira </text:span>deve estar cadastrado no sistema</text:p>
          </table:table-cell>
        </table:table-row>
        <table:table-row table:style-name="Tabela33.4">
          <table:table-cell table:style-name="Tabela33.A1" office:value-type="string">
            <text:p text:style-name="P114">Atores Envolvidos</text:p>
          </table:table-cell>
          <table:table-cell table:style-name="Tabela33.B4" table:number-columns-spanned="2" office:value-type="string">
            <text:p text:style-name="P221">Administrador <text:span text:style-name="T9">e Usuário</text:span></text:p>
          </table:table-cell>
          <table:covered-table-cell/>
        </table:table-row>
        <table:table-row table:style-name="Tabela33.1">
          <table:table-cell table:style-name="Tabela33.A1" table:number-rows-spanned="5" office:value-type="string">
            <text:p text:style-name="P114">Fluxo Principal</text:p>
          </table:table-cell>
          <table:table-cell table:style-name="Tabela33.B5" office:value-type="string">
            <text:p text:style-name="P99">FP1</text:p>
          </table:table-cell>
          <table:table-cell table:style-name="Tabela33.C5" office:value-type="string">
            <text:p text:style-name="P130">O <text:span text:style-name="T7">Administrador</text:span> <text:span text:style-name="T11">ou Usuário selecionará a Transação Financeira a ser excluída.</text:span></text:p>
          </table:table-cell>
        </table:table-row>
        <table:table-row table:style-name="Tabela33.1">
          <table:covered-table-cell/>
          <table:table-cell table:style-name="Tabela33.B6" office:value-type="string">
            <text:p text:style-name="P99">FP2</text:p>
          </table:table-cell>
          <table:table-cell table:style-name="Tabela33.C6" office:value-type="string">
            <text:p text:style-name="P130">Para <text:span text:style-name="T15">excluir a Transação Financeira ,</text:span> o <text:span text:style-name="T6">Administrador ou Usuário </text:span>deverá clicar no botão <text:span text:style-name="T15">Excluir</text:span>;</text:p>
          </table:table-cell>
        </table:table-row>
        <table:table-row table:style-name="Tabela33.1">
          <table:covered-table-cell/>
          <table:table-cell table:style-name="Tabela33.B7" office:value-type="string">
            <text:p text:style-name="P99">FP3</text:p>
          </table:table-cell>
          <table:table-cell table:style-name="Tabela33.C7" office:value-type="string">
            <text:p text:style-name="P130">O sistema emitirá uma mensagem de confirmação;</text:p>
          </table:table-cell>
        </table:table-row>
        <table:table-row table:style-name="Tabela33.1">
          <table:covered-table-cell/>
          <table:table-cell table:style-name="Tabela33.B8" office:value-type="string">
            <text:p text:style-name="P99">FP4</text:p>
          </table:table-cell>
          <table:table-cell table:style-name="Tabela33.C8" office:value-type="string">
            <text:p text:style-name="P130">Caso o <text:span text:style-name="T10">U</text:span>suário confirme a mensagem, clicando no botão <text:span text:style-name="T15">OK</text:span>, o sistema <text:span text:style-name="T15">excluirá a Transação Financeira do</text:span> banco de dados; *</text:p>
          </table:table-cell>
        </table:table-row>
        <table:table-row table:style-name="Tabela33.1">
          <table:covered-table-cell/>
          <table:table-cell table:style-name="Tabela33.B9" office:value-type="string">
            <text:p text:style-name="P99">FP5</text:p>
          </table:table-cell>
          <table:table-cell table:style-name="Tabela33.C9" office:value-type="string">
            <text:p text:style-name="P99">O sistema <text:span text:style-name="T3">emitirá</text:span> a mensagem “<text:span text:style-name="T36">Transação Financeira excluída</text:span>” </text:p>
          </table:table-cell>
        </table:table-row>
        <table:table-row table:style-name="Tabela33.1">
          <table:table-cell table:style-name="Tabela33.A1" table:number-rows-spanned="2" office:value-type="string">
            <text:p text:style-name="P114">Fluxos Alternativos</text:p>
          </table:table-cell>
          <table:table-cell table:style-name="Tabela33.B10" office:value-type="string">
            <text:p text:style-name="P99">FA<text:span text:style-name="T13">1</text:span></text:p>
          </table:table-cell>
          <table:table-cell table:style-name="Tabela33.C10" office:value-type="string">
            <text:p text:style-name="P130">Se o <text:span text:style-name="T6">Administrador ou Usuário</text:span> clicar no botão Cancelar <text:span text:style-name="T36">a Transação Financeira não será excluída.</text:span></text:p>
          </table:table-cell>
        </table:table-row>
        <table:table-row table:style-name="Tabela33.1">
          <table:covered-table-cell/>
          <table:table-cell table:style-name="Tabela33.B11" office:value-type="string">
            <text:p text:style-name="P130">FA<text:span text:style-name="T14">2</text:span></text:p>
          </table:table-cell>
          <table:table-cell table:style-name="Tabela33.C11" office:value-type="string">
            <text:p text:style-name="P130"/>
          </table:table-cell>
        </table:table-row>
        <table:table-row table:style-name="Tabela33.1">
          <table:table-cell table:style-name="Tabela33.A1" table:number-rows-spanned="2" office:value-type="string">
            <text:p text:style-name="P114">Regras de Negócio</text:p>
          </table:table-cell>
          <table:table-cell table:style-name="Tabela33.B12" office:value-type="string">
            <text:p text:style-name="P99">RN1</text:p>
          </table:table-cell>
          <table:table-cell table:style-name="Tabela33.C12" office:value-type="string">
            <text:p text:style-name="P147">*</text:p>
          </table:table-cell>
        </table:table-row>
        <table:table-row table:style-name="Tabela33.1">
          <table:covered-table-cell/>
          <table:table-cell table:style-name="Tabela33.B13" office:value-type="string">
            <text:p text:style-name="P99">*</text:p>
          </table:table-cell>
          <table:table-cell table:style-name="Tabela33.C13" office:value-type="string">
            <text:p text:style-name="P147">*</text:p>
          </table:table-cell>
        </table:table-row>
        <table:table-row table:style-name="Tabela33.14">
          <table:table-cell table:style-name="Tabela33.A1" office:value-type="string">
            <text:p text:style-name="P235">Pós Condições</text:p>
          </table:table-cell>
          <table:table-cell table:style-name="Tabela33.B14" office:value-type="string">
            <text:p text:style-name="P99">PC1</text:p>
          </table:table-cell>
          <table:table-cell table:style-name="Tabela33.C14" office:value-type="string">
            <text:p text:style-name="P99"><text:span text:style-name="T36">A Transação Financeira </text:span>deverá <text:span text:style-name="T4">estar</text:span> <text:span text:style-name="T17">excluída</text:span> <text:span text:style-name="T17">d</text:span>o banco de dados</text:p>
          </table:table-cell>
        </table:table-row>
        <table:table-row table:style-name="Tabela33.1">
          <table:table-cell table:style-name="Tabela33.A1" office:value-type="string">
            <text:p text:style-name="P235">Casos de Uso Afetados</text:p>
          </table:table-cell>
          <table:table-cell table:style-name="Tabela33.B15" table:number-columns-spanned="2" office:value-type="string">
            <text:p text:style-name="P240">*</text:p>
          </table:table-cell>
          <table:covered-table-cell/>
        </table:table-row>
      </table:table>
      <text:p text:style-name="P24"/>
      <text:p text:style-name="P24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6-09T23:00:58.814000000</dc:date>
    <meta:editing-cycles>20</meta:editing-cycles>
    <meta:editing-duration>PT13H40M3S</meta:editing-duration>
    <meta:document-statistic meta:table-count="34" meta:image-count="0" meta:object-count="0" meta:page-count="30" meta:paragraph-count="1091" meta:word-count="6146" meta:character-count="37791" meta:non-whitespace-character-count="32637"/>
    <meta:template xlink:type="simple" xlink:actuate="onRequest" xlink:title="" xlink:href="Normal"/>
  </office:meta>
</office:document-meta>
</file>